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" manifest:media-type="application/vnd.sun.star.oleobject"/>
  <manifest:file-entry manifest:full-path="Object 18" manifest:media-type="application/vnd.sun.star.oleobject"/>
  <manifest:file-entry manifest:full-path="Object 13" manifest:media-type="application/vnd.sun.star.oleobject"/>
  <manifest:file-entry manifest:full-path="meta.xml" manifest:media-type="text/xml"/>
  <manifest:file-entry manifest:full-path="Object 12" manifest:media-type="application/vnd.sun.star.oleobject"/>
  <manifest:file-entry manifest:full-path="ObjectReplacements/Object 2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14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12" manifest:media-type=""/>
  <manifest:file-entry manifest:full-path="Object 14" manifest:media-type="application/vnd.sun.star.oleobject"/>
  <manifest:file-entry manifest:full-path="Object 29" manifest:media-type="application/vnd.sun.star.oleobject"/>
  <manifest:file-entry manifest:full-path="Object 9" manifest:media-type="application/vnd.sun.star.oleobject"/>
  <manifest:file-entry manifest:full-path="Object 21" manifest:media-type="application/vnd.sun.star.oleobject"/>
  <manifest:file-entry manifest:full-path="Object 1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16" manifest:media-type="application/vnd.sun.star.oleobject"/>
  <manifest:file-entry manifest:full-path="Object 30" manifest:media-type="application/vnd.sun.star.oleobject"/>
  <manifest:file-entry manifest:full-path="Object 8" manifest:media-type="application/vnd.sun.star.oleobject"/>
  <manifest:file-entry manifest:full-path="Object 10" manifest:media-type="application/vnd.sun.star.oleobject"/>
  <manifest:file-entry manifest:full-path="Object 19" manifest:media-type="application/vnd.sun.star.oleobject"/>
  <manifest:file-entry manifest:full-path="Object 5" manifest:media-type="application/vnd.sun.star.oleobject"/>
  <manifest:file-entry manifest:full-path="Object 1" manifest:media-type="application/vnd.sun.star.oleobject"/>
  <manifest:file-entry manifest:full-path="Object 15" manifest:media-type="application/vnd.sun.star.oleobject"/>
  <manifest:file-entry manifest:full-path="Object 6" manifest:media-type="application/vnd.sun.star.oleobject"/>
  <manifest:file-entry manifest:full-path="style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080000000888D2AA3BCBD4945F.png" manifest:media-type="image/png"/>
  <manifest:file-entry manifest:full-path="content.xml" manifest:media-type="text/xml"/>
  <manifest:file-entry manifest:full-path="Object 17" manifest:media-type="application/vnd.sun.star.oleobject"/>
  <manifest:file-entry manifest:full-path="Object 3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 style:font-charset="x-symbol"/>
    <style:font-face style:name="Andale Sans UI1" svg:font-family="'Andale Sans UI'" style:font-pitch="variable"/>
    <style:font-face style:name="Andale Sans UI2" svg:font-family="'Andale Sans UI'" style:font-pitch="variable" style:font-charset="x-symbol"/>
    <style:font-face style:name="Andale Sans UI3" svg:font-family="'Andale Sans UI'" style:font-family-generic="roman" style:font-pitch="variable"/>
    <style:font-face style:name="Andale Sans UI4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pitch="variable" style:font-charset="x-symbol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78cm"/>
      <style:paragraph-properties style:writing-mode="lr-tb"/>
    </style:style>
    <style:style style:name="gr3" style:family="graphic" style:parent-style-name="standard" style:list-style-name="L3">
      <style:graphic-properties draw:stroke="none" draw:fill="solid" draw:fill-color="#ccccff" draw:textarea-horizontal-align="justify" draw:textarea-vertical-align="middle" draw:auto-grow-height="false" fo:min-height="1.222cm" fo:min-width="7.967cm" fo:padding-top="0.13cm" fo:padding-bottom="0.13cm" fo:padding-left="0.25cm" fo:padding-right="0.25cm" fo:wrap-option="no-wrap" draw:shadow="visible" draw:shadow-offset-x="0.302cm" draw:shadow-offset-y="0.302cm" draw:shadow-color="#797998"/>
      <style:paragraph-properties style:writing-mode="lr-tb"/>
    </style:style>
    <style:style style:name="gr4" style:family="graphic" style:parent-style-name="standard" style:list-style-name="L3">
      <style:graphic-properties draw:stroke="none" draw:fill="solid" draw:fill-color="#ffcc66" draw:textarea-horizontal-align="justify" draw:textarea-vertical-align="middle" draw:auto-grow-height="false" fo:min-height="1.222cm" fo:min-width="7.967cm" fo:padding-top="0.13cm" fo:padding-bottom="0.13cm" fo:padding-left="0.25cm" fo:padding-right="0.25cm" fo:wrap-option="no-wrap" draw:shadow="visible" draw:shadow-offset-x="0.302cm" draw:shadow-offset-y="0.302cm" draw:shadow-color="#98793c"/>
      <style:paragraph-properties style:writing-mode="lr-tb"/>
    </style:style>
    <style:style style:name="gr5" style:family="graphic" style:parent-style-name="standard">
      <style:graphic-properties draw:stroke="none" draw:fill="none" fo:min-height="5.55cm"/>
      <style:paragraph-properties style:writing-mode="lr-tb"/>
    </style:style>
    <style:style style:name="gr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798cm" fo:min-width="4.58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798cm" fo:min-width="4.58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798cm" fo:min-width="4.58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798cm" fo:min-width="4.58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solid" draw:fill-color="#ccccff" draw:textarea-horizontal-align="justify" draw:textarea-vertical-align="middle" draw:auto-grow-height="false" fo:min-height="1.222cm" fo:min-width="7.967cm" fo:padding-top="0.13cm" fo:padding-bottom="0.13cm" fo:padding-left="0.25cm" fo:padding-right="0.25cm" fo:wrap-option="no-wrap" draw:shadow="visible" draw:shadow-offset-x="0.302cm" draw:shadow-offset-y="0.302cm" draw:shadow-color="#797998"/>
      <style:paragraph-properties style:writing-mode="lr-tb"/>
    </style:style>
    <style:style style:name="gr17" style:family="graphic" style:parent-style-name="standard" style:list-style-name="L3">
      <style:graphic-properties draw:stroke="none" draw:fill="solid" draw:fill-color="#ffcc66" draw:textarea-horizontal-align="justify" draw:textarea-vertical-align="middle" draw:auto-grow-height="false" fo:min-height="1.222cm" fo:min-width="7.967cm" fo:padding-top="0.13cm" fo:padding-bottom="0.13cm" fo:padding-left="0.25cm" fo:padding-right="0.25cm" fo:wrap-option="no-wrap" draw:shadow="visible" draw:shadow-offset-x="0.302cm" draw:shadow-offset-y="0.302cm" draw:shadow-color="#98793c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4.33cm" draw:visible-area-height="11.902cm" draw:ole-draw-aspect="1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4.33cm" draw:visible-area-height="6.473cm" draw:ole-draw-aspect="1"/>
    </style:style>
    <style:style style:name="gr20" style:family="graphic" style:parent-style-name="standard">
      <style:graphic-properties draw:stroke="none" draw:fill="none" fo:min-height="13.152cm"/>
      <style:paragraph-properties style:writing-mode="lr-tb"/>
    </style:style>
    <style:style style:name="gr21" style:family="graphic" style:parent-style-name="standard">
      <style:graphic-properties draw:stroke="none" draw:fill="none" fo:min-height="15.68cm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center" draw:textarea-vertical-align="top" draw:auto-grow-height="false" fo:min-height="5.877cm" fo:min-width="8.732cm" fo:padding-top="0.13cm" fo:padding-bottom="0.13cm" fo:padding-left="0.25cm" fo:padding-right="0cm" fo:wrap-option="no-wrap" draw:shadow="visible" draw:shadow-offset-x="0.212cm" draw:shadow-offset-y="0.212cm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gradient" draw:fill-color="#ccccff" draw:fill-gradient-name="Gradient_20_8" draw:textarea-horizontal-align="justify" draw:textarea-vertical-align="middle" draw:auto-grow-height="false" fo:min-height="1.686cm" fo:min-width="3.24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gradient" draw:fill-color="#ccccff" draw:fill-gradient-name="Gradient_20_8" draw:textarea-horizontal-align="justify" draw:textarea-vertical-align="middle" draw:auto-grow-height="false" fo:min-height="1.686cm" fo:min-width="3.243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3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6cm" fo:min-width="0cm"/>
      <style:paragraph-properties style:writing-mode="lr-tb"/>
    </style:style>
    <style:style style:name="gr29" style:family="graphic" style:parent-style-name="standard">
      <style:graphic-properties draw:stroke="none" draw:fill="solid" draw:fill-color="#ccccff" draw:textarea-horizontal-align="justify" draw:textarea-vertical-align="middle" draw:auto-grow-height="false" fo:min-height="1.222cm" fo:min-width="7.967cm" fo:padding-top="0.13cm" fo:padding-bottom="0.13cm" fo:padding-left="0.25cm" fo:padding-right="0.25cm" fo:wrap-option="no-wrap" draw:shadow="visible" draw:shadow-offset-x="0.302cm" draw:shadow-offset-y="0.302cm" draw:shadow-color="#797998"/>
      <style:paragraph-properties style:writing-mode="lr-tb"/>
    </style:style>
    <style:style style:name="gr30" style:family="graphic" style:parent-style-name="standard">
      <style:graphic-properties draw:stroke="none" draw:fill="solid" draw:fill-color="#ffcc66" draw:textarea-horizontal-align="justify" draw:textarea-vertical-align="middle" draw:auto-grow-height="false" fo:min-height="1.222cm" fo:min-width="11.141cm" fo:padding-top="0.13cm" fo:padding-bottom="0.13cm" fo:padding-left="0.25cm" fo:padding-right="0.25cm" fo:wrap-option="no-wrap" draw:shadow="visible" draw:shadow-offset-x="0.302cm" draw:shadow-offset-y="0.302cm" draw:shadow-color="#98793c"/>
      <style:paragraph-properties style:writing-mode="lr-tb"/>
    </style:style>
    <style:style style:name="gr31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1.222cm" fo:min-width="5.215cm" fo:padding-top="0.13cm" fo:padding-bottom="0.13cm" fo:padding-left="0.25cm" fo:padding-right="0.25cm" fo:wrap-option="no-wrap" draw:shadow="visible" draw:shadow-offset-x="0.302cm" draw:shadow-offset-y="0.302cm" draw:shadow-color="#985b00"/>
      <style:paragraph-properties style:writing-mode="lr-tb"/>
    </style:style>
    <style:style style:name="gr32" style:family="graphic" style:parent-style-name="standard">
      <style:graphic-properties draw:stroke="none" draw:fill="solid" draw:fill-color="#ffcc66" draw:textarea-horizontal-align="justify" draw:textarea-vertical-align="middle" draw:auto-grow-height="false" fo:min-height="1.222cm" fo:min-width="5.215cm" fo:padding-top="0.13cm" fo:padding-bottom="0.13cm" fo:padding-left="0.25cm" fo:padding-right="0.25cm" fo:wrap-option="no-wrap" draw:shadow="visible" draw:shadow-offset-x="0.302cm" draw:shadow-offset-y="0.302cm" draw:shadow-color="#98793c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2.42cm" draw:visible-area-height="13.003cm" draw:ole-draw-aspect="1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2.57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6.37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41" style:family="graphic" style:parent-style-name="standard">
      <style:graphic-properties draw:stroke="solid" svg:stroke-width="0.15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solid" draw:fill-color="#ffcc66" draw:textarea-horizontal-align="left" draw:textarea-vertical-align="middle" draw:auto-grow-height="false" fo:min-height="6.085cm" fo:min-width="9.158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6.612cm" fo:min-width="6.984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6.514cm" fo:min-width="6.957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2.779cm" fo:min-width="6.827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6.566cm" fo:min-width="4.163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6.564cm" fo:min-width="5.864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cc66" draw:textarea-horizontal-align="left" draw:textarea-vertical-align="middle" draw:auto-grow-height="false" fo:min-height="6.525cm" fo:min-width="3.42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ffcc66" draw:textarea-horizontal-align="left" draw:textarea-vertical-align="middle" draw:auto-grow-height="false" fo:min-height="6.085cm" fo:min-width="7.396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99ffcc" draw:textarea-horizontal-align="left" draw:textarea-vertical-align="middle" draw:auto-grow-height="false" fo:min-height="3.061cm" fo:min-width="7.434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3.338cm" fo:min-width="5.652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3.286cm" fo:min-width="5.632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2.238cm" fo:min-width="3.33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3.308cm" fo:min-width="3.335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3.312cm" fo:min-width="4.729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99ffcc" draw:textarea-horizontal-align="left" draw:textarea-vertical-align="middle" draw:auto-grow-height="false" fo:min-height="3.291cm" fo:min-width="2.721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none" draw:fill="solid" draw:fill-color="#99ffcc" draw:textarea-horizontal-align="left" draw:textarea-vertical-align="middle" draw:auto-grow-height="false" fo:min-height="3.06cm" fo:min-width="5.993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solid" draw:fill-color="#ccccff" draw:textarea-horizontal-align="left" draw:textarea-vertical-align="middle" draw:auto-grow-height="false" fo:min-height="2.948cm" fo:min-width="3.104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213cm" fo:min-width="2.292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65cm" fo:min-width="2.286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0.871cm" fo:min-width="3.2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78cm" fo:min-width="1.237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93cm" fo:min-width="1.873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7cm" fo:min-width="0.963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solid" draw:fill-color="#ccccff" draw:textarea-horizontal-align="left" draw:textarea-vertical-align="middle" draw:auto-grow-height="false" fo:min-height="2.949cm" fo:min-width="2.449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>
      <style:graphic-properties draw:stroke="none" draw:fill="solid" draw:fill-color="#ccccff" draw:textarea-horizontal-align="left" draw:textarea-vertical-align="middle" draw:auto-grow-height="false" fo:min-height="2.948cm" fo:min-width="3.108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212cm" fo:min-width="2.295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64cm" fo:min-width="2.287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0.872cm" fo:min-width="3.204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88cm" fo:min-width="1.238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201cm" fo:min-width="1.876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ccccff" draw:textarea-horizontal-align="left" draw:textarea-vertical-align="middle" draw:auto-grow-height="false" fo:min-height="3.165cm" fo:min-width="0.966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none" draw:fill="solid" draw:fill-color="#ccccff" draw:textarea-horizontal-align="left" draw:textarea-vertical-align="middle" draw:auto-grow-height="false" fo:min-height="2.948cm" fo:min-width="2.453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>
      <style:graphic-properties draw:stroke="none" draw:fill="solid" draw:fill-color="#ffffcc" draw:textarea-horizontal-align="left" draw:textarea-vertical-align="middle" draw:auto-grow-height="false" fo:min-height="1.72cm" fo:min-width="5.138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84cm" fo:min-width="3.869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53cm" fo:min-width="3.853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512cm" fo:min-width="1.781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64cm" fo:min-width="2.22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61cm" fo:min-width="3.215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53cm" fo:min-width="1.787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none" draw:fill="solid" draw:fill-color="#ffffcc" draw:textarea-horizontal-align="left" draw:textarea-vertical-align="middle" draw:auto-grow-height="false" fo:min-height="1.719cm" fo:min-width="4.113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>
      <style:graphic-properties draw:stroke="none" draw:fill="solid" draw:fill-color="#ffffcc" draw:textarea-horizontal-align="left" draw:textarea-vertical-align="middle" draw:auto-grow-height="false" fo:min-height="1.719cm" fo:min-width="5.137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81cm" fo:min-width="3.868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5cm" fo:min-width="3.854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513cm" fo:min-width="1.78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6cm" fo:min-width="2.219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59cm" fo:min-width="3.213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cc" draw:textarea-horizontal-align="left" draw:textarea-vertical-align="middle" draw:auto-grow-height="false" fo:min-height="1.85cm" fo:min-width="1.786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none" draw:fill="solid" draw:fill-color="#ffffcc" draw:textarea-horizontal-align="left" draw:textarea-vertical-align="middle" draw:auto-grow-height="false" fo:min-height="1.717cm" fo:min-width="4.113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6">
      <style:graphic-properties draw:stroke="solid" svg:stroke-width="0.106cm" svg:stroke-color="#000000" draw:marker-start="Arrowheads_20_3" draw:marker-start-width="0.318cm" draw:marker-start-center="false" svg:stroke-opacity="100%" draw:stroke-linejoin="miter" svg:stroke-linecap="square" draw:fill="solid" draw:fill-color="#ffff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6">
      <style:graphic-properties draw:stroke="solid" svg:stroke-width="0.106cm" svg:stroke-color="#000000" draw:marker-start="Arrowheads_20_4" draw:marker-start-width="0.318cm" draw:marker-start-center="false" svg:stroke-opacity="100%" draw:stroke-linejoin="miter" svg:stroke-linecap="square" draw:fill="solid" draw:fill-color="#ffff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6">
      <style:graphic-properties draw:stroke="solid" svg:stroke-width="0.106cm" svg:stroke-color="#000000" draw:marker-start="Arrowheads_20_5" draw:marker-start-width="0.318cm" draw:marker-start-center="false" svg:stroke-opacity="100%" draw:stroke-linejoin="miter" svg:stroke-linecap="square" draw:fill="solid" draw:fill-color="#ffff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106cm" svg:stroke-color="#000000" draw:marker-start="Arrowheads_20_6" draw:marker-start-width="0.318cm" draw:marker-start-center="false" svg:stroke-opacity="100%" draw:stroke-linejoin="miter" svg:stroke-linecap="square" draw:fill="solid" draw:fill-color="#ffff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6">
      <style:graphic-properties draw:stroke="solid" svg:stroke-width="0.106cm" svg:stroke-color="#000000" draw:marker-start="Arrowheads_20_7" draw:marker-start-width="0.318cm" draw:marker-start-center="false" svg:stroke-opacity="100%" draw:stroke-linejoin="miter" svg:stroke-linecap="square" draw:fill="solid" draw:fill-color="#ffff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0.045cm" draw:visible-area-height="11.208cm" draw:ole-draw-aspect="1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0.851cm" draw:visible-area-height="7.779cm" draw:ole-draw-aspect="1"/>
    </style:style>
    <style:style style:name="gr104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solid" svg:stroke-width="0.079cm" svg:stroke-color="#000000" draw:marker-end="Arrowheads_20_8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solid" svg:stroke-width="0.079cm" svg:stroke-color="#000000" draw:marker-end="Arrowheads_20_9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79cm" svg:stroke-color="#000000" draw:marker-end="Arrowheads_20_10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>
      <style:graphic-properties draw:stroke="solid" svg:stroke-width="0.079cm" svg:stroke-color="#000000" draw:marker-end="Arrowheads_20_11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079cm" svg:stroke-color="#000000" draw:marker-end="Arrowheads_20_12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79cm" svg:stroke-color="#000000" draw:marker-end="Arrowheads_20_13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solid" svg:stroke-width="0.079cm" svg:stroke-color="#000000" draw:marker-end="Arrowheads_20_14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solid" svg:stroke-width="0.079cm" svg:stroke-color="#000000" draw:marker-end="Arrowheads_20_1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79cm" svg:stroke-color="#000000" draw:marker-end="Arrowheads_20_16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1.425cm" draw:visible-area-height="10.868cm" draw:ole-draw-aspect="1"/>
    </style:style>
    <style:style style:name="gr12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4.628cm" draw:visible-area-height="2.84cm" draw:ole-draw-aspect="1"/>
    </style:style>
    <style:style style:name="gr12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4.628cm" draw:visible-area-height="7.682cm" draw:ole-draw-aspect="1"/>
    </style:style>
    <style:style style:name="gr123" style:family="graphic" style:parent-style-name="objectwithoutfill">
      <style:graphic-properties draw:fill="none" draw:textarea-horizontal-align="center" draw:textarea-vertical-align="middle"/>
    </style:style>
    <style:style style:name="gr124" style:family="graphic" style:parent-style-name="standard">
      <style:graphic-properties draw:stroke="none" draw:fill="none" fo:min-height="0.713cm"/>
      <style:paragraph-properties style:writing-mode="lr-tb"/>
    </style:style>
    <style:style style:name="gr1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0.045cm" draw:visible-area-height="9.696cm" draw:ole-draw-aspect="1"/>
    </style:style>
    <style:style style:name="gr126" style:family="graphic" style:parent-style-name="standard">
      <style:graphic-properties draw:stroke="none" draw:fill="none" fo:min-height="3.51cm"/>
      <style:paragraph-properties style:writing-mode="lr-tb"/>
    </style:style>
    <style:style style:name="gr127" style:family="graphic" style:parent-style-name="standard">
      <style:graphic-properties draw:stroke="none" draw:fill="none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0.896cm" draw:visible-area-height="7.357cm" draw:ole-draw-aspect="1"/>
    </style:style>
    <style:style style:name="gr128" style:family="graphic" style:parent-style-name="standard" style:list-style-name="L11">
      <style:graphic-properties draw:stroke="none" draw:fill="none" fo:min-height="8.812cm"/>
      <style:paragraph-properties style:writing-mode="lr-tb"/>
    </style:style>
    <style:style style:name="gr129" style:family="graphic" style:parent-style-name="standard">
      <style:graphic-properties draw:stroke="solid" svg:stroke-width="0.106cm" svg:stroke-color="#ff0000" draw:marker-end="Arrowheads_20_1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solid" svg:stroke-width="0.026cm" svg:stroke-color="#ff0000" draw:stroke-linejoin="miter" svg:stroke-linecap="squar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1.275cm" draw:visible-area-height="18.732cm" draw:ole-draw-aspect="1"/>
    </style:style>
    <style:style style:name="gr13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>
      <style:graphic-properties draw:stroke="solid" svg:stroke-width="0.106cm" svg:stroke-color="#ff0000" draw:marker-end="Arrowheads_20_1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solid" svg:stroke-width="0.106cm" svg:stroke-color="#ff0000" draw:marker-end="Arrowheads_20_1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solid" svg:stroke-width="0.106cm" svg:stroke-color="#ff0000" draw:marker-end="Arrowheads_20_2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solid" svg:stroke-width="0.106cm" svg:stroke-color="#ff0000" draw:marker-end="Arrowheads_20_2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stroke="none" draw:fill="none" fo:min-height="13.75cm"/>
      <style:paragraph-properties style:writing-mode="lr-tb"/>
    </style:style>
    <style:style style:name="gr139" style:family="graphic" style:parent-style-name="standard" style:list-style-name="L10">
      <style:graphic-properties draw:stroke="none" draw:fill="none" fo:min-height="13.75cm"/>
      <style:paragraph-properties style:writing-mode="lr-tb"/>
    </style:style>
    <style:style style:name="gr140" style:family="graphic" style:parent-style-name="standard" style:list-style-name="L10">
      <style:graphic-properties draw:stroke="none" draw:fill="none" fo:min-height="16.202cm"/>
      <style:paragraph-properties style:writing-mode="lr-tb"/>
    </style:style>
    <style:style style:name="gr141" style:family="graphic" style:parent-style-name="standard">
      <style:graphic-properties draw:stroke="solid" svg:stroke-width="0.159cm" svg:stroke-color="#000000" draw:marker-end="Arrowheads_20_22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stroke="none" draw:fill="solid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>
      <style:graphic-properties draw:stroke="solid" svg:stroke-width="0.159cm" svg:stroke-color="#000000" draw:marker-end="Arrowheads_20_23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1.853cm" draw:visible-area-height="4.128cm" draw:ole-draw-aspect="1"/>
    </style:style>
    <style:style style:name="gr146" style:family="graphic" style:parent-style-name="standard">
      <style:graphic-properties draw:stroke="none" draw:fill="solid" draw:fill-color="#ffff00" draw:opacity="54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7cm" fo:min-width="14.205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7cm" fo:min-width="16.66cm"/>
      <style:paragraph-properties style:writing-mode="lr-tb"/>
    </style:style>
    <style:style style:name="gr1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61cm" fo:min-width="0cm"/>
      <style:paragraph-properties style:writing-mode="lr-tb"/>
    </style:style>
    <style:style style:name="gr1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9.912cm" draw:visible-area-height="14.586cm" draw:ole-draw-aspect="1"/>
    </style:style>
    <style:style style:name="gr153" style:family="graphic" style:parent-style-name="standard">
      <style:graphic-properties draw:stroke="none" draw:fill="none" fo:min-height="5.7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84cm" fo:min-width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15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8.086cm" draw:visible-area-height="15.484cm" draw:ole-draw-aspect="1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04cm" fo:min-width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7cm" fo:min-width="0cm"/>
      <style:paragraph-properties style:writing-mode="lr-tb"/>
    </style:style>
    <style:style style:name="gr15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0.417cm" draw:visible-area-height="16.766cm" draw:ole-draw-aspect="1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96cm" fo:min-width="0cm"/>
      <style:paragraph-properties style:writing-mode="lr-tb"/>
    </style:style>
    <style:style style:name="gr1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8.086cm" draw:visible-area-height="13.457cm" draw:ole-draw-aspect="1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6cm" fo:min-width="0cm"/>
      <style:paragraph-properties style:writing-mode="lr-tb"/>
    </style:style>
    <style:style style:name="gr1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8.736cm" draw:visible-area-height="14.852cm" draw:ole-draw-aspect="1"/>
    </style:style>
    <style:style style:name="gr1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2.745cm" draw:visible-area-height="16.767cm" draw:ole-draw-aspect="1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94cm" fo:min-width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3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6.25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5.1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9.917cm"/>
      <style:paragraph-properties style:writing-mode="lr-tb"/>
    </style:style>
    <style:style style:name="pr7" style:family="presentation" style:parent-style-name="Default-outline1">
      <style:graphic-properties fo:min-height="15.397cm"/>
      <style:paragraph-properties style:writing-mode="lr-tb"/>
    </style:style>
    <style:style style:name="pr8" style:family="presentation" style:parent-style-name="Default-outline2" style:list-style-name="L12">
      <style:graphic-properties draw:stroke="none" draw:fill="none" fo:min-height="10.867cm"/>
      <style:paragraph-properties style:writing-mode="lr-tb"/>
    </style:style>
    <style:style style:name="pr9" style:family="presentation" style:parent-style-name="Default-outline2" style:list-style-name="L12">
      <style:graphic-properties draw:stroke="none" draw:fill="none" fo:min-height="13.454cm"/>
      <style:paragraph-properties style:writing-mode="lr-tb"/>
    </style:style>
    <style:style style:name="pr10" style:family="presentation" style:parent-style-name="Default-outline2" style:list-style-name="L12">
      <style:graphic-properties draw:stroke="none" draw:fill="none" fo:min-height="16.178cm"/>
      <style:paragraph-properties style:writing-mode="lr-tb"/>
    </style:style>
    <style:style style:name="pr11" style:family="presentation" style:parent-style-name="Default-outline2" style:list-style-name="L12">
      <style:graphic-properties draw:stroke="none" draw:fill="none" fo:min-height="14.61cm"/>
      <style:paragraph-properties style:writing-mode="lr-tb"/>
    </style:style>
    <style:style style:name="pr12" style:family="presentation" style:parent-style-name="Default-outline2" style:list-style-name="L12">
      <style:graphic-properties draw:stroke="none" draw:fill="none" fo:min-height="16.931cm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06cm" fo:min-width="0cm" fo:padding-top="0.13cm" fo:padding-bottom="0.13cm" fo:padding-left="0.25cm" fo:padding-right="0.25cm" fo:wrap-option="no-wrap" draw:shadow-color="#808080"/>
    </style:style>
    <style:style style:name="pr15" style:family="presentation" style:parent-style-name="Default-outline1" style:list-style-name="L13">
      <style:graphic-properties draw:stroke="none" draw:fill="none" fo:min-height="1.268cm"/>
      <style:paragraph-properties style:writing-mode="lr-tb"/>
    </style:style>
    <style:style style:name="pr16" style:family="presentation" style:parent-style-name="Default-outline1" style:list-style-name="L13">
      <style:graphic-properties draw:stroke="none" draw:fill="none" fo:min-height="2.059cm"/>
      <style:paragraph-properties style:writing-mode="lr-tb"/>
    </style:style>
    <style:style style:name="pr17" style:family="presentation" style:parent-style-name="Default-outline1" style:list-style-name="L13">
      <style:graphic-properties draw:stroke="none" draw:fill="none" fo:min-height="3.264cm"/>
      <style:paragraph-properties style:writing-mode="lr-tb"/>
    </style:style>
    <style:style style:name="pr18" style:family="presentation" style:parent-style-name="Default-outline1" style:list-style-name="L13">
      <style:graphic-properties draw:stroke="none" draw:fill="none" fo:min-height="2.235cm"/>
      <style:paragraph-properties style:writing-mode="lr-tb"/>
    </style:style>
    <style:style style:name="pr19" style:family="presentation" style:parent-style-name="Default-outline1" style:list-style-name="L13">
      <style:graphic-properties draw:stroke="none" draw:fill="none" fo:min-height="14.771cm"/>
      <style:paragraph-properties style:writing-mode="lr-tb"/>
    </style:style>
    <style:style style:name="pr20" style:family="presentation" style:parent-style-name="Default-outline1" style:list-style-name="L13">
      <style:graphic-properties draw:stroke="none" draw:fill="none" fo:min-height="9.655cm"/>
      <style:paragraph-properties style:writing-mode="lr-tb"/>
    </style:style>
    <style:style style:name="pr21" style:family="presentation" style:parent-style-name="Default-outline1" style:list-style-name="L13">
      <style:graphic-properties draw:stroke="none" draw:fill="none" fo:min-height="11.937cm"/>
      <style:paragraph-properties style:writing-mode="lr-tb"/>
    </style:style>
    <style:style style:name="pr22" style:family="presentation" style:parent-style-name="Default-outline1" style:list-style-name="L13">
      <style:graphic-properties draw:stroke="none" draw:fill="none" fo:min-height="3.588cm"/>
      <style:paragraph-properties style:writing-mode="lr-tb"/>
    </style:style>
    <style:style style:name="pr23" style:family="presentation" style:parent-style-name="Default-outline1" style:list-style-name="L13">
      <style:graphic-properties draw:stroke="none" draw:fill="none" fo:min-height="14.849cm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3.29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6.059cm" style:use-optimal-column-width="false"/>
    </style:style>
    <style:style style:name="co2" style:family="table-column">
      <style:table-column-properties style:column-width="4.947cm" style:use-optimal-column-width="false"/>
    </style:style>
    <style:style style:name="co3" style:family="table-column">
      <style:table-column-properties style:column-width="4.763cm" style:use-optimal-column-width="false"/>
    </style:style>
    <style:style style:name="co4" style:family="table-column">
      <style:table-column-properties style:column-width="2.646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co6" style:family="table-column">
      <style:table-column-properties style:column-width="5.504cm" style:use-optimal-column-width="false"/>
    </style:style>
    <style:style style:name="co7" style:family="table-column">
      <style:table-column-properties style:column-width="3.598cm" style:use-optimal-column-width="false"/>
    </style:style>
    <style:style style:name="co8" style:family="table-column">
      <style:table-column-properties style:column-width="5.23cm" style:use-optimal-column-width="false"/>
    </style:style>
    <style:style style:name="co9" style:family="table-column">
      <style:table-column-properties style:column-width="4.718cm" style:use-optimal-column-width="false"/>
    </style:style>
    <style:style style:name="co10" style:family="table-column">
      <style:table-column-properties style:column-width="4.63cm" style:use-optimal-column-width="false"/>
    </style:style>
    <style:style style:name="co11" style:family="table-column">
      <style:table-column-properties style:column-width="4.683cm" style:use-optimal-column-width="false"/>
    </style:style>
    <style:style style:name="ro1" style:family="table-row">
      <style:table-row-properties style:row-height="1.296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301cm" style:use-optimal-row-height="false"/>
    </style:style>
    <style:style style:name="ro4" style:family="table-row">
      <style:table-row-properties style:row-height="1.768cm" style:use-optimal-row-height="false"/>
    </style:style>
    <style:style style:name="ro5" style:family="table-row">
      <style:table-row-properties style:row-height="1.785cm" style:use-optimal-row-height="false"/>
    </style:style>
    <style:style style:name="ro6" style:family="table-row">
      <style:table-row-properties style:row-height="4.833cm" style:use-optimal-row-height="false"/>
    </style:style>
    <style:style style:name="ro7" style:family="table-row">
      <style:table-row-properties style:row-height="1.349cm" style:use-optimal-row-height="false"/>
    </style:style>
    <style:style style:name="ro8" style:family="table-row">
      <style:table-row-properties style:row-height="4.498cm" style:use-optimal-row-height="false"/>
    </style:style>
    <style:style style:name="ro9" style:family="table-row">
      <style:table-row-properties style:row-height="5.345cm" style:use-optimal-row-height="false"/>
    </style:style>
    <style:style style:name="ro10" style:family="table-row">
      <style:table-row-properties style:row-height="1.87cm" style:use-optimal-row-height="false"/>
    </style:style>
    <style:style style:name="ro11" style:family="table-row">
      <style:table-row-properties style:row-height="1.331cm" style:use-optimal-row-height="false"/>
    </style:style>
    <style:style style:name="ro12" style:family="table-row">
      <style:table-row-properties style:row-height="1.774cm" style:use-optimal-row-height="false"/>
    </style:style>
    <style:style style:name="ce1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11pt solid #000000" fo:border-right="0.06pt solid #000000" fo:border-top="0.11pt solid #000000" fo:border-bottom="0.06pt solid #000000"/>
    </style:style>
    <style:style style:name="ce2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06pt solid #000000" fo:border-right="0.11pt solid #000000" fo:border-top="0.11pt solid #000000" fo:border-bottom="0.06pt solid #000000"/>
    </style:style>
    <style:style style:name="ce3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11pt solid #000000" fo:border-right="0.06pt solid #000000" fo:border-top="0.06pt solid #000000" fo:border-bottom="0.06pt solid #000000"/>
    </style:style>
    <style:style style:name="ce4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06pt solid #000000" fo:border-right="0.11pt solid #000000" fo:border-top="0.06pt solid #000000" fo:border-bottom="0.06pt solid #000000"/>
    </style:style>
    <style:style style:name="ce5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11pt solid #000000" fo:border-right="0.06pt solid #000000" fo:border-top="0.06pt solid #000000" fo:border-bottom="0.11pt solid #000000"/>
    </style:style>
    <style:style style:name="ce6" style:family="table-cell">
      <loext:graphic-properties draw:fill="none" style:repeat="repeat" draw:textarea-horizontal-align="left" draw:textarea-vertical-align="top" fo:padding-top="0.179cm" fo:padding-bottom="0.13cm" fo:padding-left="0.25cm" fo:padding-right="0.25cm"/>
      <style:paragraph-properties fo:margin-left="0cm" fo:margin-right="0cm" fo:margin-top="0.176cm" fo:margin-bottom="0cm" fo:line-height="93%" fo:text-indent="0cm" fo:border-left="0.06pt solid #000000" fo:border-right="0.11pt solid #000000" fo:border-top="0.06pt solid #000000" fo:border-bottom="0.11pt solid #000000"/>
    </style:style>
    <style:style style:name="ce7" style:family="table-cell">
      <loext:graphic-properties draw:fill="solid" draw:fill-color="#ccffcc" draw:opacity="100%" style:repeat="repeat" draw:textarea-horizontal-align="lef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0cm" fo:border="0.23pt solid #000000"/>
    </style:style>
    <style:style style:name="ce8" style:family="table-cell">
      <loext:graphic-properties draw:fill="solid" draw:fill-color="#ccffcc" draw:opacity="100%" style:repeat="repeat" draw:textarea-horizontal-align="justify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0cm" fo:border="0.23pt solid #000000"/>
    </style:style>
    <style:style style:name="ce9" style:family="table-cell">
      <loext:graphic-properties draw:fill="solid" draw:fill-color="#ccffcc" draw:opacity="100%" style:repeat="repeat" draw:textarea-horizontal-align="left" draw:textarea-vertical-align="top" fo:padding-top="0.13cm" fo:padding-bottom="0.13cm" fo:padding-left="0.25cm" fo:padding-right="0.25cm"/>
      <style:paragraph-properties fo:margin-left="0.493cm" fo:margin-right="0cm" fo:margin-top="0cm" fo:margin-bottom="0cm" fo:line-height="100%" fo:text-indent="0cm" fo:border="0.23pt solid #000000"/>
    </style:style>
    <style:style style:name="ce10" style:family="table-cell">
      <loext:graphic-properties draw:fill="solid" draw:fill-color="#ffffff" draw:opacity="100%" style:repeat="repeat" draw:textarea-horizontal-align="justify" draw:textarea-vertical-align="top" fo:padding-top="0.167cm" fo:padding-bottom="0.13cm" fo:padding-left="0.25cm" fo:padding-right="0.25cm"/>
      <style:paragraph-properties fo:margin-left="0.952cm" fo:margin-right="0cm" fo:margin-top="0cm" fo:margin-bottom="0cm" fo:line-height="95%" fo:text-align="center" fo:text-indent="0cm" fo:border="0.06pt solid #000000"/>
    </style:style>
    <style:style style:name="ce11" style:family="table-cell">
      <loext:graphic-properties draw:fill="solid" draw:fill-color="#ffffff" draw:opacity="100%" style:repeat="repeat" draw:textarea-horizontal-align="justify" draw:textarea-vertical-align="top" fo:padding-top="0.179cm" fo:padding-bottom="0.13cm" fo:padding-left="0.25cm" fo:padding-right="0.25cm"/>
      <style:paragraph-properties fo:margin-left="0cm" fo:margin-right="0cm" fo:margin-top="0cm" fo:margin-bottom="0cm" fo:line-height="93%" fo:text-align="center" fo:text-indent="0cm" fo:border="0.06pt solid #000000"/>
    </style:style>
    <style:style style:name="ce12" style:family="table-cell">
      <loext:graphic-properties draw:fill="solid" draw:fill-color="#ffffff" draw:opacity="100%" style:repeat="repeat" draw:textarea-horizontal-align="justify" draw:textarea-vertical-align="top" fo:padding-top="0.167cm" fo:padding-bottom="0.13cm" fo:padding-left="0.25cm" fo:padding-right="0.25cm"/>
      <style:paragraph-properties fo:margin-left="0cm" fo:margin-right="0cm" fo:margin-top="0cm" fo:margin-bottom="0cm" fo:line-height="95%" fo:text-align="center" fo:text-indent="0cm" fo:border="0.06pt solid #000000"/>
      <style:text-properties style:use-window-font-color="true" loext:opacity="0%"/>
    </style:style>
    <style:style style:name="ce13" style:family="table-cell">
      <loext:graphic-properties draw:fill="solid" draw:fill-color="#ffffff" draw:opacity="100%" style:repeat="repeat" draw:textarea-horizontal-align="justify" draw:textarea-vertical-align="top" fo:padding-top="0.179cm" fo:padding-bottom="0.13cm" fo:padding-left="0.25cm" fo:padding-right="0.25cm"/>
      <style:paragraph-properties fo:margin-left="0cm" fo:margin-right="0cm" fo:margin-top="0cm" fo:margin-bottom="0cm" fo:line-height="93%" fo:text-align="center" fo:text-indent="0cm" fo:border="0.06pt solid #000000"/>
      <style:text-properties style:use-window-font-color="true" loext:opacity="0%"/>
    </style:style>
    <style:style style:name="ce14" style:family="table-cell">
      <loext:graphic-properties draw:fill="solid" draw:fill-color="#ffffff" draw:opacity="100%" style:repeat="repeat" draw:textarea-horizontal-align="justify" draw:textarea-vertical-align="top" fo:padding-top="0.163cm" fo:padding-bottom="0.13cm" fo:padding-left="0.25cm" fo:padding-right="0.25cm"/>
      <style:paragraph-properties fo:margin-left="0.952cm" fo:margin-right="0cm" fo:margin-top="0cm" fo:margin-bottom="0cm" fo:line-height="95%" fo:text-align="center" fo:text-indent="0cm" fo:border="0.06pt solid #000000"/>
    </style:style>
    <style:style style:name="ce15" style:family="table-cell">
      <loext:graphic-properties draw:fill="solid" draw:fill-color="#ffffff" draw:opacity="100%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cm" fo:margin-bottom="0cm" fo:line-height="93%" fo:text-align="center" fo:text-indent="0cm" fo:border="0.06pt solid #000000"/>
    </style:style>
    <style:style style:name="P1" style:family="paragraph">
      <loext:graphic-properties draw:fill-color="#ffffff"/>
      <style:paragraph-properties style:writing-mode="lr-tb"/>
      <style:text-properties fo:color="#ff0000" loext:opacity="100%" fo:font-style="normal" style:font-style-asian="normal" style:font-style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0000" loext:opacity="100%" fo:language="en" fo:country="US"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ff0000" loext:opacity="100%"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/>
      <style:text-properties fo:color="#ff0000" loext:opacity="100%" fo:font-size="40pt" style:font-size-asian="40pt" style:font-size-complex="40pt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4.127cm"/>
          <style:tab-stop style:position="8.89cm"/>
          <style:tab-stop style:position="14.772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211cm" fo:margin-bottom="0cm" fo:text-indent="0cm" style:writing-mode="lr-tb"/>
    </style:style>
    <style:style style:name="P12" style:family="paragraph">
      <style:paragraph-properties fo:margin-left="0cm" fo:margin-right="0cm" fo:line-height="100%" fo:text-align="center" fo:text-indent="0cm" style:writing-mode="lr-tb"/>
    </style:style>
    <style:style style:name="P13" style:family="paragraph">
      <loext:graphic-properties draw:fill="solid" draw:fill-color="#ccccff"/>
      <style:paragraph-properties fo:margin-left="0cm" fo:margin-right="0cm" fo:line-height="100%" fo:text-align="center" fo:text-indent="0cm" style:writing-mode="lr-tb" style:font-independent-line-spacing="true"/>
    </style:style>
    <style:style style:name="P14" style:family="paragraph">
      <loext:graphic-properties draw:fill="solid" draw:fill-color="#ffcc66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29cm" fo:margin-bottom="0cm" fo:line-height="100%" fo:text-indent="0cm" style:writing-mode="lr-tb"/>
    </style:style>
    <style:style style:name="P17" style:family="paragraph">
      <style:paragraph-properties fo:margin-left="0cm" fo:margin-right="0cm" fo:margin-top="0.529cm" fo:margin-bottom="0cm" fo:line-height="100%" fo:text-align="center" fo:text-indent="0cm" style:writing-mode="lr-tb"/>
    </style:style>
    <style:style style:name="P18" style:family="paragraph">
      <loext:graphic-properties draw:fill="none" draw:fill-color="#00cc99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19" style:family="paragraph">
      <loext:graphic-properties draw:fill="none" draw:fill-color="#00cc99"/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/>
      <style:paragraph-properties fo:margin-left="0cm" fo:margin-right="0cm" fo:margin-top="0.176cm" fo:margin-bottom="0cm" fo:text-indent="0cm" style:punctuation-wrap="simple" style:line-break="normal" style:writing-mode="lr-tb"/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P25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26" style:family="paragraph">
      <style:paragraph-properties fo:margin-left="0cm" fo:margin-right="0cm" fo:line-height="90%" fo:text-indent="0cm" style:punctuation-wrap="simple" style:line-break="normal"/>
    </style:style>
    <style:style style:name="P27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28" style:family="paragraph">
      <loext:graphic-properties draw:fill="none"/>
      <style:paragraph-properties fo:margin-left="0cm" fo:margin-right="0cm" fo:margin-top="0.176cm" fo:margin-bottom="0cm" fo:line-height="90%" fo:text-indent="0cm" style:punctuation-wrap="simple" style:line-break="normal" style:writing-mode="lr-tb"/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P29" style:family="paragraph">
      <style:paragraph-properties fo:margin-left="0.952cm" fo:margin-right="0cm" fo:text-align="start" fo:text-indent="-0.948cm" style:punctuation-wrap="simple" style:line-break="normal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7.75cm"/>
          <style:tab-stop style:position="28.998cm"/>
        </style:tab-stops>
      </style:paragraph-properties>
    </style:style>
    <style:style style:name="P30" style:family="paragraph">
      <style:paragraph-properties fo:margin-left="0cm" fo:margin-right="0cm" fo:text-align="start" fo:text-indent="0cm" style:punctuation-wrap="simple" style:line-break="normal"/>
    </style:style>
    <style:style style:name="P31" style:family="paragraph">
      <style:paragraph-properties fo:margin-left="3.011cm" fo:margin-right="0cm" fo:text-align="start" fo:text-indent="-0.635cm" style:punctuation-wrap="simple" style:line-break="normal"/>
    </style:style>
    <style:style style:name="P32" style:family="paragraph">
      <style:paragraph-properties fo:margin-left="0cm" fo:margin-right="0cm" fo:margin-top="0.176cm" fo:margin-bottom="0cm" fo:text-align="start" fo:text-indent="0cm" style:punctuation-wrap="simple" style:line-break="normal"/>
    </style:style>
    <style:style style:name="P33" style:family="paragraph">
      <style:paragraph-properties fo:margin-left="0.952cm" fo:margin-right="0cm" fo:text-align="start" fo:text-indent="-0.948cm" style:punctuation-wrap="simple" style:line-break="normal"/>
    </style:style>
    <style:style style:name="P34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P35" style:family="paragraph">
      <style:paragraph-properties fo:margin-top="0.42cm" fo:margin-bottom="0.35cm" fo:text-align="start"/>
    </style:style>
    <style:style style:name="P3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7" style:family="paragraph">
      <style:paragraph-properties fo:margin-left="0cm" fo:margin-right="0cm" fo:line-height="100%" fo:text-align="end" fo:text-indent="0cm" style:writing-mode="lr-tb"/>
    </style:style>
    <style:style style:name="P38" style:family="paragraph">
      <loext:graphic-properties draw:fill="solid" draw:fill-color="#ccccff"/>
      <style:paragraph-properties fo:margin-left="0cm" fo:margin-right="0cm" fo:line-height="100%" fo:text-align="end" fo:text-indent="0cm" style:writing-mode="lr-tb" style:font-independent-line-spacing="true"/>
    </style:style>
    <style:style style:name="P39" style:family="paragraph">
      <loext:graphic-properties draw:fill="gradient" draw:fill-color="#ccccff" draw:fill-gradient-name="Gradient_20_8"/>
      <style:paragraph-properties fo:margin-left="0cm" fo:margin-right="0cm" fo:line-height="100%" fo:text-align="center" fo:text-indent="0cm" style:writing-mode="lr-tb" style:font-independent-line-spacing="true"/>
    </style:style>
    <style:style style:name="P40" style:family="paragraph">
      <style:paragraph-properties fo:margin-left="0cm" fo:margin-right="0cm" fo:margin-top="0.396cm" fo:margin-bottom="0cm" fo:text-indent="0cm" style:writing-mode="lr-tb"/>
    </style:style>
    <style:style style:name="P41" style:family="paragraph">
      <loext:graphic-properties draw:fill="solid" draw:fill-color="#ffffff"/>
      <style:paragraph-properties fo:margin-left="0cm" fo:margin-right="0cm" fo:margin-top="0.396cm" fo:margin-bottom="0cm" fo:text-indent="0cm" style:writing-mode="lr-tb" style:font-independent-line-spacing="true"/>
    </style:style>
    <style:style style:name="P42" style:family="paragraph">
      <style:paragraph-properties fo:margin-left="0cm" fo:margin-right="0cm" fo:margin-top="0.396cm" fo:margin-bottom="0cm" fo:text-align="end" fo:text-indent="0cm" style:writing-mode="lr-tb"/>
    </style:style>
    <style:style style:name="P43" style:family="paragraph">
      <loext:graphic-properties draw:fill="solid" draw:fill-color="#ffffff"/>
      <style:paragraph-properties fo:margin-left="0cm" fo:margin-right="0cm" fo:margin-top="0.396cm" fo:margin-bottom="0cm" fo:text-align="end" fo:text-indent="0cm" style:writing-mode="lr-tb" style:font-independent-line-spacing="true"/>
    </style:style>
    <style:style style:name="P4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6" style:family="paragraph">
      <loext:graphic-properties draw:fill="solid" draw:fill-color="#ff9900"/>
      <style:paragraph-properties fo:margin-left="0cm" fo:margin-right="0cm" fo:line-height="100%" fo:text-align="center" fo:text-indent="0cm" style:writing-mode="lr-tb" style:font-independent-line-spacing="true"/>
    </style:style>
    <style:style style:name="P47" style:family="paragraph">
      <style:paragraph-properties fo:margin-left="0cm" fo:margin-right="0cm" fo:margin-top="0.44cm" fo:margin-bottom="0cm" fo:line-height="100%" fo:text-indent="0cm" style:writing-mode="lr-tb"/>
    </style:style>
    <style:style style:name="P48" style:family="paragraph">
      <loext:graphic-properties draw:fill="none" draw:fill-color="#00cc99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49" style:family="paragraph">
      <style:paragraph-properties fo:margin-left="0.948cm" fo:margin-right="0cm" fo:line-height="90%" fo:text-indent="-0.948cm" style:punctuation-wrap="simple" style:line-break="normal"/>
    </style:style>
    <style:style style:name="P50" style:family="paragraph">
      <style:paragraph-properties fo:margin-left="0.952cm" fo:margin-right="0cm" fo:line-height="90%" fo:text-indent="-0.948cm" style:punctuation-wrap="simple" style:line-break="normal"/>
    </style:style>
    <style:style style:name="P51" style:family="paragraph">
      <style:paragraph-properties fo:margin-left="0.948cm" fo:margin-right="0cm" fo:text-indent="-0.948cm" style:punctuation-wrap="simple" style:line-break="normal"/>
    </style:style>
    <style:style style:name="P52" style:family="paragraph">
      <style:paragraph-properties fo:margin-left="0.952cm" fo:margin-right="0cm" fo:text-indent="-0.948cm" style:punctuation-wrap="simple" style:line-break="normal"/>
    </style:style>
    <style:style style:name="P53" style:family="paragraph">
      <style:paragraph-properties fo:margin-left="0cm" fo:margin-right="0cm" fo:margin-top="0.176cm" fo:margin-bottom="0cm" fo:line-height="93%" fo:text-indent="0cm"/>
    </style:style>
    <style:style style:name="P54" style:family="paragraph">
      <loext:graphic-properties draw:fill="none" draw:fill-color="#ffffff"/>
      <style:paragraph-properties style:writing-mode="lr-tb" style:font-independent-line-spacing="true"/>
      <style:text-properties fo:color="#ff420e" loext:opacity="100%"/>
    </style:style>
    <style:style style:name="P55" style:family="paragraph">
      <loext:graphic-properties draw:fill="solid" draw:fill-color="#ffcc66"/>
      <style:paragraph-properties style:writing-mode="lr-tb" style:font-independent-line-spacing="true"/>
    </style:style>
    <style:style style:name="P56" style:family="paragraph">
      <loext:graphic-properties draw:fill="solid" draw:fill-color="#99ffcc"/>
      <style:paragraph-properties style:writing-mode="lr-tb" style:font-independent-line-spacing="true"/>
    </style:style>
    <style:style style:name="P57" style:family="paragraph">
      <style:paragraph-properties fo:margin-left="0cm" fo:margin-right="0cm" fo:line-height="100%" fo:text-indent="0cm" style:writing-mode="lr-tb"/>
      <style:text-properties fo:font-size="26.5pt"/>
    </style:style>
    <style:style style:name="P5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59" style:family="paragraph">
      <style:paragraph-properties fo:margin-left="0cm" fo:margin-right="0cm" fo:margin-top="0.529cm" fo:margin-bottom="0cm" fo:line-height="100%" fo:text-indent="0cm" style:writing-mode="lr-tb"/>
      <style:text-properties fo:font-size="26.5pt"/>
    </style:style>
    <style:style style:name="P60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6.5pt"/>
    </style:style>
    <style:style style:name="P61" style:family="paragraph">
      <style:paragraph-properties fo:margin-left="0cm" fo:margin-right="0cm" fo:margin-top="0.44cm" fo:margin-bottom="0cm" fo:line-height="100%" fo:text-indent="0cm" style:writing-mode="lr-tb"/>
      <style:text-properties fo:font-size="26.5pt"/>
    </style:style>
    <style:style style:name="P62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 style:font-independent-line-spacing="true"/>
      <style:text-properties fo:font-size="26.5pt"/>
    </style:style>
    <style:style style:name="P63" style:family="paragraph">
      <loext:graphic-properties draw:fill="solid" draw:fill-color="#ccccff"/>
      <style:paragraph-properties style:writing-mode="lr-tb" style:font-independent-line-spacing="true"/>
    </style:style>
    <style:style style:name="P64" style:family="paragraph">
      <style:paragraph-properties fo:margin-left="0cm" fo:margin-right="0cm" fo:margin-top="0.352cm" fo:margin-bottom="0cm" fo:line-height="100%" fo:text-indent="0cm" style:writing-mode="lr-tb"/>
      <style:text-properties fo:font-size="26.5pt"/>
    </style:style>
    <style:style style:name="P65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26.5pt"/>
    </style:style>
    <style:style style:name="P66" style:family="paragraph">
      <loext:graphic-properties draw:fill="solid" draw:fill-color="#ffffcc"/>
      <style:paragraph-properties style:writing-mode="lr-tb" style:font-independent-line-spacing="true"/>
    </style:style>
    <style:style style:name="P67" style:family="paragraph">
      <loext:graphic-properties draw:fill="solid" draw:fill-color="#ffff00"/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68" style:family="paragraph">
      <loext:graphic-properties draw:fill="none" draw:fill-color="#ffffff"/>
      <style:paragraph-properties style:writing-mode="lr-tb" style:font-independent-line-spacing="true"/>
    </style:style>
    <style:style style:name="P69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70" style:family="paragraph">
      <loext:graphic-properties draw:fill="none"/>
      <style:paragraph-properties fo:margin-left="0cm" fo:margin-right="0cm" fo:margin-top="0.211cm" fo:margin-bottom="0cm" fo:text-indent="0cm" style:punctuation-wrap="simple" style:line-break="normal" style:writing-mode="lr-tb"/>
      <style:text-properties fo:font-size="26pt" style:font-size-asian="26pt" style:font-size-complex="26pt"/>
    </style:style>
    <style:style style:name="P71" style:family="paragraph">
      <loext:graphic-properties draw:fill="none"/>
      <style:paragraph-properties fo:margin-left="0cm" fo:margin-right="0cm" fo:margin-top="0.211cm" fo:margin-bottom="0cm" fo:text-indent="0cm" style:punctuation-wrap="simple" style:line-break="normal" style:writing-mode="lr-tb"/>
      <style:text-properties fo:color="#000000" loext:opacity="100%" fo:font-size="26pt" style:font-size-asian="26pt" style:font-size-complex="26pt"/>
    </style:style>
    <style:style style:name="P72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73" style:family="paragraph">
      <loext:graphic-properties draw:fill="solid" draw:fill-color="#00cc99"/>
      <style:paragraph-properties style:writing-mode="lr-tb" style:font-independent-line-spacing="true"/>
    </style:style>
    <style:style style:name="P74" style:family="paragraph">
      <style:paragraph-properties fo:margin-left="0cm" fo:margin-right="0cm" fo:margin-top="0.44cm" fo:margin-bottom="0cm" fo:line-height="100%" fo:text-indent="0cm" style:writing-mode="lr-tb"/>
      <style:text-properties fo:color="#000000" loext:opacity="100%"/>
    </style:style>
    <style:style style:name="P75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 style:font-independent-line-spacing="true"/>
      <style:text-properties fo:color="#000000" loext:opacity="100%"/>
    </style:style>
    <style:style style:name="P76" style:family="paragraph">
      <loext:graphic-properties draw:fill="none" draw:fill-color="#00cc99"/>
      <style:paragraph-properties fo:text-align="center" style:writing-mode="lr-tb"/>
    </style:style>
    <style:style style:name="P77" style:family="paragraph">
      <loext:graphic-properties draw:fill="none"/>
      <style:paragraph-properties fo:text-align="center" style:writing-mode="lr-tb"/>
    </style:style>
    <style:style style:name="P78" style:family="paragraph">
      <loext:graphic-properties draw:fill="none"/>
      <style:paragraph-properties style:writing-mode="lr-tb"/>
    </style:style>
    <style:style style:name="P79" style:family="paragraph">
      <style:paragraph-properties fo:margin-left="0cm" fo:margin-right="0cm" fo:text-align="center" fo:text-indent="0cm"/>
    </style:style>
    <style:style style:name="P80" style:family="paragraph">
      <style:paragraph-properties fo:margin-left="0.948cm" fo:margin-right="0cm" fo:margin-top="0.211cm" fo:margin-bottom="0cm" fo:text-indent="-0.948cm" style:punctuation-wrap="simple" style:line-break="normal"/>
    </style:style>
    <style:style style:name="P81" style:family="paragraph">
      <style:paragraph-properties fo:margin-left="2.063cm" fo:margin-right="0cm" fo:text-indent="-0.789cm" style:punctuation-wrap="simple" style:line-break="normal"/>
    </style:style>
    <style:style style:name="P82" style:family="paragraph">
      <loext:graphic-properties draw:fill="none"/>
      <style:paragraph-properties fo:margin-left="0cm" fo:margin-right="0cm" fo:margin-top="0.211cm" fo:margin-bottom="0cm" fo:text-indent="0cm" style:punctuation-wrap="simple" style:line-break="normal" style:writing-mode="lr-tb"/>
      <style:text-properties fo:color="#000000" loext:opacity="100%" style:font-name="Arial" fo:font-size="26pt" style:font-size-asian="26pt" style:font-size-complex="26pt"/>
    </style:style>
    <style:style style:name="P83" style:family="paragraph">
      <style:paragraph-properties fo:margin-left="0cm" fo:margin-right="0cm" fo:text-align="start" fo:text-indent="0cm" style:punctuation-wrap="simple" style:line-break="normal">
        <style:tab-stops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84" style:family="paragraph">
      <style:paragraph-properties fo:margin-left="2.063cm" fo:margin-right="0cm" fo:text-align="start" fo:text-indent="-0.789cm" style:punctuation-wrap="simple" style:line-break="normal"/>
    </style:style>
    <style:style style:name="P85" style:family="paragraph">
      <style:paragraph-properties fo:margin-left="0.952cm" fo:margin-right="0cm" fo:margin-top="0.211cm" fo:margin-bottom="0cm" fo:text-align="start" fo:text-indent="-0.948cm" style:punctuation-wrap="simple" style:line-break="normal"/>
    </style:style>
    <style:style style:name="P86" style:family="paragraph">
      <loext:graphic-properties draw:fill-color="#ffffff"/>
      <style:paragraph-properties style:writing-mode="lr-tb"/>
      <style:text-properties fo:color="#ff0000" loext:opacity="100%" fo:font-size="32pt" fo:font-style="normal" style:font-style-asian="normal" style:font-style-complex="normal"/>
    </style:style>
    <style:style style:name="P87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88" style:family="paragraph">
      <loext:graphic-properties draw:fill="none" draw:fill-color="#000000"/>
      <style:paragraph-properties fo:text-align="center" style:writing-mode="lr-tb"/>
    </style:style>
    <style:style style:name="P89" style:family="paragraph">
      <style:paragraph-properties fo:margin-left="0cm" fo:margin-right="0cm" fo:margin-top="0.176cm" fo:margin-bottom="0cm" fo:line-height="90%" fo:text-indent="0cm"/>
    </style:style>
    <style:style style:name="P90" style:family="paragraph">
      <style:paragraph-properties fo:margin-left="0cm" fo:margin-right="0cm" fo:margin-top="0.158cm" fo:margin-bottom="0cm" fo:line-height="90%" fo:text-indent="0cm"/>
    </style:style>
    <style:style style:name="P91" style:family="paragraph">
      <loext:graphic-properties draw:fill="none"/>
      <style:paragraph-properties fo:margin-left="0cm" fo:margin-right="0cm" fo:margin-top="0.176cm" fo:margin-bottom="0cm" fo:line-height="90%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92" style:family="paragraph">
      <style:paragraph-properties fo:margin-left="0.952cm" fo:margin-right="0cm" fo:margin-top="0cm" fo:margin-bottom="0cm" fo:line-height="100%" fo:text-indent="-0.952cm"/>
    </style:style>
    <style:style style:name="P93" style:family="paragraph">
      <style:paragraph-properties fo:margin-left="0.952cm" fo:margin-right="0cm" fo:margin-top="0cm" fo:margin-bottom="0cm" fo:line-height="100%" fo:text-align="center" fo:text-indent="-0.952cm"/>
    </style:style>
    <style:style style:name="P94" style:family="paragraph">
      <style:paragraph-properties fo:margin-left="0.493cm" fo:margin-right="0cm" fo:margin-top="0cm" fo:margin-bottom="0cm" fo:line-height="100%" fo:text-indent="0cm"/>
    </style:style>
    <style:style style:name="P95" style:family="paragraph">
      <style:paragraph-properties fo:margin-left="0cm" fo:margin-right="0cm" fo:margin-top="0.44cm" fo:margin-bottom="0cm" fo:text-indent="0cm" style:writing-mode="lr-tb"/>
    </style:style>
    <style:style style:name="P96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/>
    </style:style>
    <style:style style:name="P97" style:family="paragraph">
      <loext:graphic-properties draw:fill="none" draw:fill-color="#00cc99"/>
      <style:paragraph-properties style:writing-mode="lr-tb" style:font-independent-line-spacing="true"/>
    </style:style>
    <style:style style:name="P98" style:family="paragraph">
      <style:paragraph-properties fo:margin-left="0cm" fo:margin-right="0cm" fo:line-height="100%" fo:text-indent="0cm" style:writing-mode="lr-tb"/>
    </style:style>
    <style:style style:name="P99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65cm"/>
          <style:tab-stop style:position="14.772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0" style:family="paragraph">
      <style:paragraph-properties fo:margin-left="0.952cm" fo:margin-right="0cm" fo:margin-top="0.211cm" fo:margin-bottom="0cm" fo:text-indent="-0.952cm"/>
    </style:style>
    <style:style style:name="P101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02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103" style:family="paragraph">
      <style:paragraph-properties fo:margin-top="0.4cm" fo:margin-bottom="0.4cm"/>
    </style:style>
    <style:style style:name="P104" style:family="paragraph">
      <loext:graphic-properties draw:fill="none"/>
      <style:paragraph-properties fo:margin-left="0cm" fo:margin-right="0cm" fo:margin-top="0.4cm" fo:margin-bottom="0.4cm" fo:text-indent="0cm" style:writing-mode="lr-tb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105" style:family="paragraph">
      <loext:graphic-properties draw:fill="none"/>
      <style:paragraph-properties fo:margin-left="0cm" fo:margin-right="0cm" fo:margin-top="0.4cm" fo:margin-bottom="0.4cm" fo:text-indent="0cm"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10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107" style:family="paragraph">
      <style:paragraph-properties fo:margin-left="0cm" fo:margin-right="0cm" fo:text-align="end" fo:text-indent="0cm" style:writing-mode="lr-tb"/>
      <style:text-properties fo:color="#000000" loext:opacity="100%" fo:font-weight="normal" style:font-weight-asian="normal" style:font-weight-complex="normal"/>
    </style:style>
    <style:style style:name="P108" style:family="paragraph">
      <loext:graphic-properties draw:fill="solid" draw:fill-color="#ffffff"/>
      <style:paragraph-properties style:writing-mode="lr-tb" style:font-independent-line-spacing="true"/>
      <style:text-properties fo:color="#000000" loext:opacity="100%" fo:font-weight="normal" style:font-weight-asian="normal" style:font-weight-complex="normal"/>
    </style:style>
    <style:style style:name="P109" style:family="paragraph">
      <style:paragraph-properties fo:margin-left="0cm" fo:margin-right="0cm" fo:text-indent="0cm" style:writing-mode="lr-tb"/>
    </style:style>
    <style:style style:name="P110" style:family="paragraph">
      <loext:graphic-properties draw:fill="solid" draw:fill-color="#ffffff"/>
      <style:paragraph-properties style:writing-mode="lr-tb" style:font-independent-line-spacing="true"/>
    </style:style>
    <style:style style:name="P111" style:family="paragraph">
      <loext:graphic-properties draw:fill="solid" draw:fill-color="#ffff00" draw:opacity="54%"/>
      <style:paragraph-properties style:writing-mode="lr-tb" style:font-independent-line-spacing="true"/>
    </style:style>
    <style:style style:name="P112" style:family="paragraph">
      <loext:graphic-properties draw:fill="none" draw:fill-color="#ffffff"/>
      <style:paragraph-properties style:writing-mode="lr-tb" style:font-independent-line-spacing="true"/>
      <style:text-properties style:font-name="Arial" fo:font-size="24pt" style:font-size-asian="24pt" style:font-size-complex="24pt"/>
    </style:style>
    <style:style style:name="P113" style:family="paragraph">
      <style:paragraph-properties style:punctuation-wrap="simple" style:line-break="normal">
        <style:tab-stops/>
      </style:paragraph-properties>
    </style:style>
    <style:style style:name="P114" style:family="paragraph">
      <loext:graphic-properties draw:fill="none" draw:fill-color="#ffffff"/>
      <style:paragraph-properties style:punctuation-wrap="simple" style:line-break="normal" style:writing-mode="lr-tb">
        <style:tab-stops/>
      </style:paragraph-properties>
      <style:text-properties fo:font-size="26pt" style:font-size-asian="26pt" style:font-size-complex="26pt"/>
    </style:style>
    <style:style style:name="P115" style:family="paragraph">
      <style:paragraph-properties style:punctuation-wrap="simple" style:line-break="normal"/>
    </style:style>
    <style:style style:name="P116" style:family="paragraph">
      <style:paragraph-properties fo:text-align="start" style:punctuation-wrap="simple" style:line-break="normal"/>
    </style:style>
    <style:style style:name="P117" style:family="paragraph">
      <style:paragraph-properties fo:margin-left="0.952cm" fo:margin-right="0cm" fo:margin-top="0cm" fo:margin-bottom="0cm" fo:line-height="95%" fo:text-align="center" fo:text-indent="-0.948cm"/>
    </style:style>
    <style:style style:name="P118" style:family="paragraph">
      <style:paragraph-properties fo:margin-left="0cm" fo:margin-right="0cm" fo:margin-top="0cm" fo:margin-bottom="0cm" fo:line-height="93%" fo:text-align="center" fo:text-indent="0cm"/>
    </style:style>
    <style:style style:name="P119" style:family="paragraph">
      <style:paragraph-properties fo:margin-left="0cm" fo:margin-right="0cm" fo:margin-top="0cm" fo:margin-bottom="0cm" fo:line-height="95%" fo:text-align="center" fo:text-indent="0cm"/>
      <style:text-properties style:use-window-font-color="true" loext:opacity="0%"/>
    </style:style>
    <style:style style:name="P120" style:family="paragraph">
      <style:paragraph-properties fo:margin-left="0cm" fo:margin-right="0cm" fo:margin-top="0cm" fo:margin-bottom="0cm" fo:line-height="93%" fo:text-align="center" fo:text-indent="0cm"/>
      <style:text-properties style:use-window-font-color="true" loext:opacity="0%"/>
    </style:style>
    <style:style style:name="P121" style:family="paragraph">
      <loext:graphic-properties draw:fill="none"/>
      <style:paragraph-properties fo:text-align="center"/>
    </style:style>
    <style:style style:name="P122" style:family="paragraph">
      <loext:graphic-properties draw:fill="none" draw:fill-color="#ffffff"/>
      <style:paragraph-properties style:punctuation-wrap="simple" style:line-break="normal" style:writing-mode="lr-tb"/>
      <style:text-properties fo:font-size="26pt" style:font-size-asian="26pt" style:font-size-complex="26pt"/>
    </style:style>
    <style:style style:name="P123" style:family="paragraph">
      <loext:graphic-properties draw:fill="none" draw:fill-color="#ffffff"/>
      <style:paragraph-properties style:punctuation-wrap="simple" style:line-break="normal" style:writing-mode="lr-tb"/>
    </style:style>
    <style:style style:name="P124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24pt" style:font-size-asian="24pt" style:font-size-complex="24pt"/>
    </style:style>
    <style:style style:name="P125" style:family="paragraph">
      <loext:graphic-properties draw:fill="none" draw:fill-color="#ffffff"/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26" style:family="paragraph">
      <loext:graphic-properties draw:fill="none" draw:fill-color="#ffffff"/>
      <style:paragraph-properties style:punctuation-wrap="simple" style:line-break="normal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27" style:family="paragraph">
      <style:paragraph-properties fo:text-align="justify" style:punctuation-wrap="simple" style:line-break="normal"/>
    </style:style>
    <style:style style:name="T1" style:family="text">
      <style:text-properties fo:color="#ff0000" loext:opacity="100%" fo:font-size="60pt" fo:font-style="normal" style:font-size-asian="60pt" style:font-style-asian="normal" style:font-size-complex="60pt" style:font-style-complex="normal"/>
    </style:style>
    <style:style style:name="T2" style:family="text">
      <style:text-properties fo:color="#000000" loext:opacity="100%" fo:font-size="32pt" fo:font-style="normal" style:font-size-asian="32pt" style:font-style-asian="normal" style:font-size-complex="32pt" style:font-style-complex="normal"/>
    </style:style>
    <style:style style:name="T3" style:family="text">
      <style:text-properties fo:color="#ff0000" loext:opacity="100%" fo:language="en" fo:country="US" fo:font-style="normal" style:font-style-asian="normal" style:font-style-complex="normal"/>
    </style:style>
    <style:style style:name="T4" style:family="text">
      <style:text-properties fo:color="#ff0000" loext:opacity="100%"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8" style:family="text">
      <style:text-properties style:text-position="-33% 58%" fo:font-size="22pt" fo:language="en" fo:country="US" fo:font-style="italic" style:font-size-asian="22pt" style:font-style-asian="italic" style:font-size-complex="22pt" style:font-style-complex="italic"/>
    </style:style>
    <style:style style:name="T9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12" style:family="text">
      <style:text-properties fo:color="#ff0000" loext:opacity="100%" fo:font-size="40pt" style:font-size-asian="40pt" style:font-size-complex="4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Courier New1" fo:font-weight="bold" style:font-weight-asian="bold" style:font-weight-complex="bold"/>
    </style:style>
    <style:style style:name="T17" style:family="text">
      <style:text-properties fo:color="#0000ff" loext:opacity="100%" style:font-name="Courier New1" fo:font-weight="bold" style:font-weight-asian="bold" style:font-weight-complex="bold"/>
    </style:style>
    <style:style style:name="T18" style:family="text">
      <style:text-properties style:font-name="Arial2"/>
    </style:style>
    <style:style style:name="T19" style:family="text">
      <style:text-properties style:text-position="30% 58%" style:font-name="Arial2"/>
    </style:style>
    <style:style style:name="T20" style:family="text">
      <style:text-properties fo:color="#ff0000" loext:opacity="100%" style:font-name="Arial2" fo:font-weight="bold" style:font-weight-asian="bold" style:font-weight-complex="bold"/>
    </style:style>
    <style:style style:name="T21" style:family="text">
      <style:text-properties style:font-name="Arial2" fo:font-weight="bold" style:font-weight-asian="bold" style:font-weight-complex="bold"/>
    </style:style>
    <style:style style:name="T22" style:family="text">
      <style:text-properties fo:color="#000000" loext:opacity="100%" fo:font-size="26pt" fo:language="en" fo:country="US" fo:font-weight="normal" style:font-size-asian="26pt" style:font-weight-asian="normal" style:font-size-complex="26pt" style:font-weight-complex="normal"/>
    </style:style>
    <style:style style:name="T23" style:family="text">
      <style:text-properties fo:color="#000000" loext:opacity="100%" fo:font-size="26pt" fo:language="en" fo:country="US" style:font-size-asian="26pt" style:font-size-complex="26pt"/>
    </style:style>
    <style:style style:name="T24" style:family="text">
      <style:text-properties fo:color="#000000" loext:opacity="100%" fo:font-size="22pt" fo:language="en" fo:country="US" style:font-size-asian="22pt" style:font-size-complex="22pt"/>
    </style:style>
    <style:style style:name="T25" style:family="text">
      <style:text-properties fo:color="#000000" loext:opacity="100%" style:text-position="30% 58%" fo:font-size="22pt" fo:language="en" fo:country="US" style:font-size-asian="22pt" style:font-size-complex="22pt"/>
    </style:style>
    <style:style style:name="T26" style:family="text">
      <style:text-properties fo:font-size="26pt" fo:language="en" fo:country="US"/>
    </style:style>
    <style:style style:name="T27" style:family="text">
      <style:text-properties fo:font-size="26pt" fo:language="en" fo:country="US" style:font-size-asian="26pt" style:font-size-complex="26pt"/>
    </style:style>
    <style:style style:name="T28" style:family="text">
      <style:text-properties fo:color="#000000" loext:opacity="100%" fo:font-size="24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color="#000000" loext:opacity="100%" fo:font-size="24pt" fo:language="en" fo:country="US" fo:font-weight="normal" style:font-size-asian="24pt" style:font-weight-asian="normal" style:font-size-complex="24pt" style:font-weight-complex="normal"/>
    </style:style>
    <style:style style:name="T30" style:family="text">
      <style:text-properties fo:color="#000000" loext:opacity="100%" fo:font-size="20pt" fo:language="en" fo:country="US" fo:font-weight="normal" style:font-size-asian="20pt" style:font-weight-asian="normal" style:font-size-complex="20pt" style:font-weight-complex="normal"/>
    </style:style>
    <style:style style:name="T31" style:family="text">
      <style:text-properties fo:color="#000000" loext:opacity="100%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style:font-name="Arial2" fo:font-size="20pt" style:font-size-asian="20pt" style:font-size-complex="20pt"/>
    </style:style>
    <style:style style:name="T36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language="en" fo:country="US"/>
    </style:style>
    <style:style style:name="T39" style:family="text">
      <style:text-properties fo:color="#000000" loext:opacity="100%" style:text-position="30% 58%" fo:font-size="26pt" fo:language="en" fo:country="US" style:font-size-asian="26pt" style:font-size-complex="26pt"/>
    </style:style>
    <style:style style:name="T40" style:family="text">
      <style:text-properties fo:color="#000000" loext:opacity="100%" fo:font-size="24pt" fo:language="en" fo:country="US" style:font-size-asian="24pt" style:font-size-complex="24pt"/>
    </style:style>
    <style:style style:name="T41" style:family="text">
      <style:text-properties fo:color="#000000" loext:opacity="100%" fo:font-size="18pt" fo:language="en" fo:country="US" style:font-size-asian="18pt" style:font-size-complex="18pt"/>
    </style:style>
    <style:style style:name="T42" style:family="text">
      <style:text-properties fo:color="#000000" loext:opacity="100%" style:font-name="Arial2" fo:font-size="20pt" fo:language="en" fo:country="GB" style:font-size-asian="20pt" style:font-size-complex="20pt"/>
    </style:style>
    <style:style style:name="T43" style:family="text">
      <style:text-properties fo:color="#000000" loext:opacity="100%" style:font-name="Arial2" fo:font-size="20pt" fo:language="en" fo:country="GB" style:font-name-asian="Times New Roman" style:font-size-asian="20pt" style:font-name-complex="Times New Roman" style:font-size-complex="20pt"/>
    </style:style>
    <style:style style:name="T44" style:family="text">
      <style:text-properties fo:color="#ff420e" loext:opacity="100%" fo:language="en" fo:country="GB"/>
    </style:style>
    <style:style style:name="T45" style:family="text">
      <style:text-properties fo:color="#3333cc" loext:opacity="100%" style:font-name="Arial2" fo:font-size="16pt" fo:language="en" fo:country="GB" style:font-size-asian="16pt" style:font-size-complex="16pt"/>
    </style:style>
    <style:style style:name="T46" style:family="text">
      <style:text-properties style:font-name="Arial2" fo:font-size="26.5pt" fo:language="en" fo:country="GB"/>
    </style:style>
    <style:style style:name="T47" style:family="text">
      <style:text-properties style:font-name="Arial2" fo:font-size="20pt" fo:language="en" fo:country="GB" style:font-size-asian="20pt" style:font-size-complex="20pt"/>
    </style:style>
    <style:style style:name="T48" style:family="text">
      <style:text-properties style:font-name="Arial2" fo:font-size="16pt" fo:language="en" fo:country="GB" fo:font-weight="bold" style:font-size-asian="16pt" style:font-weight-asian="bold" style:font-size-complex="16pt" style:font-weight-complex="bold"/>
    </style:style>
    <style:style style:name="T49" style:family="text">
      <style:text-properties style:font-name="Arial2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000000" loext:opacity="100%" style:font-name="Arial2" fo:font-size="16pt" fo:language="en" fo:country="GB" style:font-size-asian="16pt" style:font-size-complex="16pt"/>
    </style:style>
    <style:style style:name="T51" style:family="text">
      <style:text-properties fo:color="#000000" loext:opacity="100%" style:font-name="Arial2" fo:font-size="20pt" fo:language="en" fo:country="GB" fo:font-weight="bold" style:font-size-asian="20pt" style:font-weight-asian="bold" style:font-size-complex="20pt" style:font-weight-complex="bold"/>
    </style:style>
    <style:style style:name="T52" style:family="text">
      <style:text-properties fo:color="#000000" loext:opacity="100%" fo:font-size="26pt" fo:language="en" fo:country="US" style:font-name-asian="Arial2" style:font-size-asian="26pt" style:font-name-complex="Arial2" style:font-size-complex="26pt"/>
    </style:style>
    <style:style style:name="T53" style:family="text">
      <style:text-properties fo:color="#ff0000" loext:opacity="100%" fo:font-size="26pt" fo:language="en" fo:country="US" style:font-size-asian="26pt" style:font-size-complex="26pt"/>
    </style:style>
    <style:style style:name="T54" style:family="text">
      <style:text-properties fo:color="#ff0000" loext:opacity="100%" fo:font-size="26pt" fo:language="en" fo:country="US" fo:font-weight="bold" style:font-size-asian="26pt" style:font-weight-asian="bold" style:font-size-complex="26pt" style:font-weight-complex="bold"/>
    </style:style>
    <style:style style:name="T55" style:family="text">
      <style:text-properties fo:color="#ff0000" loext:opacity="100%" style:font-name="Arial" fo:font-size="26pt" fo:language="en" fo:country="US" style:font-size-asian="26pt" style:font-size-complex="26pt"/>
    </style:style>
    <style:style style:name="T56" style:family="text">
      <style:text-properties style:font-name="Arial" fo:font-size="26pt" fo:language="en" fo:country="US" style:font-size-asian="26pt" style:font-size-complex="26pt"/>
    </style:style>
    <style:style style:name="T57" style:family="text">
      <style:text-properties fo:font-size="26pt" fo:font-style="normal" style:font-size-asian="26pt" style:font-style-asian="normal" style:font-size-complex="26pt" style:font-style-complex="normal"/>
    </style:style>
    <style:style style:name="T58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color="#ff420e" loext:opacity="100%" fo:font-size="24pt" fo:font-weight="normal" style:font-size-asian="24pt" style:font-weight-asian="normal" style:font-size-complex="24pt" style:font-weight-complex="normal"/>
    </style:style>
    <style:style style:name="T60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1" style:family="text">
      <style:text-properties fo:color="#000000" loext:opacity="100%" style:font-name="Times New Roman" fo:font-size="18pt" style:font-name-asian="Times New Roman" style:font-size-asian="18pt" style:font-name-complex="Times New Roman" style:font-size-complex="18pt"/>
    </style:style>
    <style:style style:name="T62" style:family="text">
      <style:text-properties fo:color="#000000" loext:opacity="100%" style:font-name="Times New Roman" fo:font-size="18pt" fo:language="en" fo:country="US" style:font-name-asian="Times New Roman" style:font-size-asian="18pt" style:font-name-complex="Times New Roman" style:font-size-complex="18pt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style:font-name="Arial2"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color="#ff0000" loext:opacity="100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0000ff" loext:opacity="100%" fo:font-size="24pt" fo:font-weight="normal" style:font-size-asian="24pt" style:font-weight-asian="normal" style:font-size-complex="24pt" style:font-weight-complex="normal"/>
    </style:style>
    <style:style style:name="T68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3333" loext:opacity="100%" style:font-name="Arial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ff" loext:opacity="100%" style:font-name="Arial" fo:font-size="24pt" fo:font-weight="normal" style:font-size-asian="24pt" style:font-weight-asian="normal" style:font-size-complex="24pt" style:font-weight-complex="normal"/>
    </style:style>
    <style:style style:name="T71" style:family="text">
      <style:text-properties style:font-name="Arial" fo:font-size="24pt" fo:font-weight="normal" style:font-name-asian="Wingdings" style:font-size-asian="24pt" style:font-weight-asian="normal" style:font-name-complex="Wingdings" style:font-size-complex="24pt" style:font-weight-complex="normal"/>
    </style:style>
    <style:style style:name="T72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73" style:family="text">
      <style:text-properties fo:color="#ff3333" loext:opacity="100%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7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75" style:family="text">
      <style:text-properties fo:color="#ff3333" loext:opacity="100%" fo:font-size="24pt" fo:language="en" fo:country="US" fo:font-weight="normal" style:font-size-asian="24pt" style:font-weight-asian="normal" style:font-size-complex="24pt" style:font-weight-complex="normal"/>
    </style:style>
    <style:style style:name="T76" style:family="text">
      <style:text-properties fo:color="#000000" loext:opacity="100%" fo:font-size="19pt" fo:language="en" fo:country="GB" fo:font-weight="normal" style:font-size-asian="19pt" style:font-weight-asian="normal" style:font-size-complex="19pt" style:font-weight-complex="normal"/>
    </style:style>
    <style:style style:name="T77" style:family="text">
      <style:text-properties fo:color="#0000ff" loext:opacity="100%" fo:font-size="19pt" fo:language="en" fo:country="GB" fo:font-weight="bold" style:font-size-asian="19pt" style:font-weight-asian="bold" style:font-size-complex="19pt" style:font-weight-complex="bold"/>
    </style:style>
    <style:style style:name="T78" style:family="text">
      <style:text-properties fo:color="#000000" loext:opacity="100%" style:font-name="Arial" fo:font-size="26pt" fo:language="en" fo:country="US" style:font-size-asian="26pt" style:font-size-complex="26pt"/>
    </style:style>
    <style:style style:name="T79" style:family="text">
      <style:text-properties style:font-name="Arial" fo:font-size="26pt" fo:language="en" fo:country="US" style:font-name-asian="Wingdings" style:font-size-asian="26pt" style:font-name-complex="Wingdings" style:font-size-complex="26pt"/>
    </style:style>
    <style:style style:name="T80" style:family="text">
      <style:text-properties fo:color="#000000" loext:opacity="100%" style:font-name="Times New Roman" fo:font-size="21pt" fo:language="en" fo:country="GB" fo:font-weight="bold" style:font-name-asian="Times New Roman" style:font-size-asian="21pt" style:font-weight-asian="bold" style:font-name-complex="Times New Roman" style:font-size-complex="21pt" style:font-weight-complex="bold"/>
    </style:style>
    <style:style style:name="T81" style:family="text">
      <style:text-properties fo:color="#000000" loext:opacity="100%" style:font-name="Arial2" fo:font-size="20pt" fo:language="en" fo:country="US" style:font-name-asian="Times New Roman" style:font-size-asian="20pt" style:font-name-complex="Times New Roman" style:font-size-complex="20pt"/>
    </style:style>
    <style:style style:name="T82" style:family="text">
      <style:text-properties fo:color="#000000" loext:opacity="100%" style:font-name="Arial2" fo:font-size="20pt" fo:language="en" fo:country="US" style:font-size-asian="20pt" style:font-size-complex="20pt"/>
    </style:style>
    <style:style style:name="T83" style:family="text">
      <style:text-properties fo:color="#000000" loext:opacity="100%" style:font-name="Times New Roman" fo:font-size="19pt" fo:language="en" fo:country="GB" fo:font-weight="bold" style:font-name-asian="Times New Roman" style:font-size-asian="19pt" style:font-weight-asian="bold" style:font-name-complex="Times New Roman" style:font-size-complex="19pt" style:font-weight-complex="bold"/>
    </style:style>
    <style:style style:name="T84" style:family="text">
      <style:text-properties fo:color="#000000" loext:opacity="100%" style:font-name="Arial2" fo:font-size="18pt" fo:language="en" fo:country="GB" style:font-name-asian="Times New Roman" style:font-size-asian="18pt" style:font-name-complex="Times New Roman" style:font-size-complex="18pt"/>
    </style:style>
    <style:style style:name="T85" style:family="text">
      <style:text-properties fo:color="#000000" loext:opacity="100%" style:font-name="Courier New1" fo:font-size="26pt" fo:language="en" fo:country="US" style:font-size-asian="26pt" style:font-size-complex="26pt"/>
    </style:style>
    <style:style style:name="T86" style:family="text">
      <style:text-properties fo:font-size="24pt" fo:font-style="italic" style:font-size-asian="24pt" style:font-style-asian="italic" style:font-size-complex="24pt" style:font-style-complex="italic"/>
    </style:style>
    <style:style style:name="T87" style:family="text">
      <style:text-properties fo:font-size="24pt" fo:language="en" fo:country="GB" style:font-size-asian="24pt" style:font-size-complex="24pt"/>
    </style:style>
    <style:style style:name="T88" style:family="text">
      <style:text-properties fo:font-size="26pt" fo:language="en" fo:country="GB" style:font-size-asian="26pt" style:font-size-complex="26pt"/>
    </style:style>
    <style:style style:name="T89" style:family="text">
      <style:text-properties fo:color="#ff0000" loext:opacity="100%" fo:font-size="28pt" fo:language="en" fo:country="GB" style:font-size-asian="28pt" style:font-size-complex="28pt"/>
    </style:style>
    <style:style style:name="T90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91" style:family="text">
      <style:text-properties fo:color="#ff0000" loext:opacity="100%" fo:font-size="40pt" fo:language="en" fo:country="GB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333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286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286cm" text:min-label-width="0.635cm"/>
        <style:text-properties style:font-name="Arial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IP (Internet Protocol)</text:span></text:p>
            <text:p><text:span text:style-name="T2"/></text:p>
            <text:p><text:span text:style-name="T2">Lots of slides taken from</text:span></text:p>
            <text:p><text:span text:style-name="T2">From Liebeherr / El-Zarki Lecture No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3">Addre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st Addressing</text:span></text:p>
          </draw:text-box>
        </draw:frame>
        <draw:frame presentation:style-name="pr4" draw:text-style-name="P6" draw:layer="layout" svg:width="25.199cm" svg:height="15.18cm" svg:x="1.801cm" svg:y="4.5cm" presentation:class="outline" presentation:user-transformed="true">
          <draw:text-box>
            <text:list text:style-name="L2">
              <text:list-item>
                <text:p><text:span text:style-name="T5">Why do we need host addressing?</text:span></text:p>
                <text:list>
                  <text:list-item>
                    <text:p><text:span text:style-name="T6">If we had no network (no communication) addressing is not </text:span><text:span text:style-name="T6">needed</text:span></text:p>
                  </text:list-item>
                  <text:list-item>
                    <text:p><text:span text:style-name="T6">If we had two machines, the number of addresses needed is 2. </text:span><text:span text:style-name="T6">The minimum number of bits per address is 1.</text:span></text:p>
                  </text:list-item>
                  <text:list-item>
                    <text:p><text:span text:style-name="T6">If we had n machines, we need n addresses and the minimum </text:span><text:span text:style-name="T6">number of bits required for addressing </text:span><text:span text:style-name="T7">log</text:span><text:span text:style-name="T8">2</text:span><text:span text:style-name="T7">(n)</text:span></text:p>
                    <text:p><text:span text:style-name="T9"/></text:p>
                  </text:list-item>
                </text:list>
              </text:list-item>
              <text:list-item>
                <text:p><text:span text:style-name="T10">There are two types of addresses:</text:span></text:p>
                <text:list>
                  <text:list-item>
                    <text:p><text:span text:style-name="T11">Logical addresses: e.g. IP addresses, MSISDN (phone n), etc.</text:span></text:p>
                  </text:list-item>
                  <text:list-item>
                    <text:p><text:span text:style-name="T11">Physical addresses: e.g. MAC addresses, IMSI, etc.</text:span></text:p>
                  </text:list-item>
                  <text:list-item>
                    <text:p><text:span text:style-name="T11">Why are there two types of addresses? Would not only build </text:span><text:span text:style-name="T11">networks on top of physical address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pplication Identification</text:span></text:p>
          </draw:text-box>
        </draw:frame>
        <draw:frame presentation:style-name="pr6" draw:text-style-name="P6" draw:layer="layout" svg:width="24.199cm" svg:height="9.917cm" svg:x="2cm" svg:y="6.2cm" presentation:class="outline" presentation:user-transformed="true">
          <draw:text-box>
            <text:list text:style-name="L2">
              <text:list-item>
                <text:p><text:span text:style-name="T5">Why do we need application identification </text:span></text:p>
                <text:list>
                  <text:list-item>
                    <text:p><text:span text:style-name="T6">Addressing a host is not sufficient. We need to know which </text:span><text:span text:style-name="T6">application we are addressing: is it Skype, Messenger, a web </text:span><text:span text:style-name="T6">browser, etc.</text:span></text:p>
                  </text:list-item>
                  <text:list-item>
                    <text:p><text:span text:style-name="T6">If we had one application, we would not need application </text:span><text:span text:style-name="T6">identification</text:span></text:p>
                  </text:list-item>
                </text:list>
                <text:p><text:span text:style-name="T5"/></text:p>
              </text:list-item>
              <text:list-item>
                <text:p><text:span text:style-name="T5">Network applications are conventionally identified by their </text:span><text:span text:style-name="T5">port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Addresses</text:span></text:p>
          </draw:text-box>
        </draw:frame>
        <draw:frame draw:style-name="gr2" draw:text-style-name="P11" draw:layer="layout" svg:width="27.824cm" svg:height="15.528cm" svg:x="0.241cm" svg:y="4.377cm">
          <draw:text-box>
            <text:p text:style-name="P9"><text:span text:style-name="T13">An IP address is a unique global address (at a given time) for a network interface</text:span></text:p>
            <text:p text:style-name="P9"><text:span text:style-name="T13">Exceptions:</text:span></text:p>
            <text:p text:style-name="P9"><text:span text:style-name="T13">IP addresses in private networks (See NAT)</text:span></text:p>
            <text:p text:style-name="P9"/>
            <text:p text:style-name="P9"><text:span text:style-name="T14">An IP address:</text:span></text:p>
            <text:p text:style-name="P10"><text:span text:style-name="T14">- is a </text:span><text:span text:style-name="T15">32 bit long identifier</text:span></text:p>
            <text:p text:style-name="P10"><text:span text:style-name="T15">- encodes a network number and a host number</text:span><text:span text:style-name="T14"> 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- How long is the network number (prefix) --&gt; Nework Mask </text:span><text:s text:c="4"/></text:p>
          </draw:text-box>
        </draw:frame>
        <draw:custom-shape draw:style-name="gr3" draw:text-style-name="P13" draw:layer="layout" svg:width="8.467cm" svg:height="1.482cm" svg:x="4.566cm" svg:y="14.5cm">
          <text:list text:style-name="L3">
            <text:list-header>
              <text:p text:style-name="P12"><text:span text:style-name="T16">network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8.467cm" svg:height="1.482cm" svg:x="13.033cm" svg:y="14.5cm">
          <text:list text:style-name="L3">
            <text:list-header>
              <text:p text:style-name="P12"><text:span text:style-name="T16">host numb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Addresses (example)</text:span></text:p>
          </draw:text-box>
        </draw:frame>
        <draw:frame draw:style-name="gr5" draw:text-style-name="P11" draw:layer="layout" svg:width="27.824cm" svg:height="5.8cm" svg:x="0.041cm" svg:y="14.1cm">
          <draw:text-box>
            <text:p text:style-name="P9">Network address is 128.143.0.0 (or 128.143)</text:p>
            <text:p text:style-name="P9">Host address is 137.144</text:p>
            <text:p text:style-name="P9">Network Mask is 255.255.0.0</text:p>
            <text:p text:style-name="P9"/>
            <text:p text:style-name="P9">CIDR notation 128.143.137.144/16</text:p>
          </draw:text-box>
        </draw:frame>
        <draw:custom-shape draw:style-name="gr6" draw:text-style-name="P14" draw:layer="layout" svg:width="5.08cm" svg:height="1.058cm" svg:x="8.467cm" svg:y="4.607cm">
          <text:list text:style-name="L4">
            <text:list-header>
              <text:p text:style-name="P12"><text:span text:style-name="T17">100011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5.08cm" svg:height="1.058cm" svg:x="3.387cm" svg:y="4.607cm">
          <text:list text:style-name="L3">
            <text:list-header>
              <text:p text:style-name="P12"><text:span text:style-name="T16">10000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08cm" svg:height="1.058cm" svg:x="13.547cm" svg:y="4.607cm">
          <text:list text:style-name="L3">
            <text:list-header>
              <text:p text:style-name="P12"><text:span text:style-name="T16">100010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.08cm" svg:height="1.058cm" svg:x="18.627cm" svg:y="4.607cm">
          <text:list text:style-name="L4">
            <text:list-header>
              <text:p text:style-name="P12"><text:span text:style-name="T17">10010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598cm" svg:height="2.314cm" svg:x="4.022cm" svg:y="5.665cm">
          <text:list text:style-name="L3">
            <text:list-header>
              <text:p text:style-name="P16"><text:span text:style-name="T18">1</text:span><text:span text:style-name="T19">st</text:span><text:span text:style-name="T18"> Byte</text:span></text:p>
            </text:list-header>
          </text:list>
          <text:list text:style-name="L5">
            <text:list-header>
              <text:p text:style-name="P17"><text:span text:style-name="T20"><text:s/></text:span><text:span text:style-name="T20">= 1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3.598cm" svg:height="2.314cm" svg:x="9.102cm" svg:y="5.665cm">
          <text:list text:style-name="L3">
            <text:list-header>
              <text:p text:style-name="P16"><text:span text:style-name="T18">2</text:span><text:span text:style-name="T19">nd</text:span><text:span text:style-name="T18"> Byte</text:span></text:p>
            </text:list-header>
          </text:list>
          <text:list text:style-name="L5">
            <text:list-header>
              <text:p text:style-name="P16"><text:span text:style-name="T20"><text:s/></text:span><text:span text:style-name="T20">= 14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8" draw:layer="layout" svg:width="3.598cm" svg:height="2.314cm" svg:x="14.182cm" svg:y="5.665cm">
          <text:list text:style-name="L3">
            <text:list-header>
              <text:p text:style-name="P16"><text:span text:style-name="T18">3</text:span><text:span text:style-name="T19">rd</text:span><text:span text:style-name="T18"> Byte</text:span></text:p>
            </text:list-header>
          </text:list>
          <text:list text:style-name="L5">
            <text:list-header>
              <text:p text:style-name="P16"><text:span text:style-name="T20"><text:s/></text:span><text:span text:style-name="T20">= 13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3.599cm" svg:height="2.314cm" svg:x="19.473cm" svg:y="5.665cm">
          <text:list text:style-name="L3">
            <text:list-header>
              <text:p text:style-name="P16"><text:span text:style-name="T18">4</text:span><text:span text:style-name="T19">th</text:span><text:span text:style-name="T18"> Byte</text:span></text:p>
            </text:list-header>
          </text:list>
          <text:list text:style-name="L5">
            <text:list-header>
              <text:p text:style-name="P16"><text:span text:style-name="T20"><text:s/></text:span><text:span text:style-name="T20">= 1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9.101cm" svg:height="1.023cm" svg:x="8.467cm" svg:y="10.322cm">
          <text:list text:style-name="L3">
            <text:list-header>
              <text:p text:style-name="P17"><text:span text:style-name="T21">128.143.137.1</text:span><text:span text:style-name="T21">4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20" draw:layer="layout" svg:x1="6.562cm" svg:y1="8.417cm" svg:x2="10.16cm" svg:y2="10.322cm">
          <text:p/>
        </draw:line>
        <draw:line draw:style-name="gr15" draw:text-style-name="P20" draw:layer="layout" svg:x1="11.218cm" svg:y1="8.417cm" svg:x2="12.277cm" svg:y2="10.322cm">
          <text:p/>
        </draw:line>
        <draw:line draw:style-name="gr15" draw:text-style-name="P20" draw:layer="layout" svg:x1="15.874cm" svg:y1="8.417cm" svg:x2="13.969cm" svg:y2="10.322cm">
          <text:p/>
        </draw:line>
        <draw:line draw:style-name="gr15" draw:text-style-name="P20" draw:layer="layout" svg:x1="20.743cm" svg:y1="8.417cm" svg:x2="15.875cm" svg:y2="10.322cm">
          <text:p/>
        </draw:line>
        <draw:custom-shape draw:style-name="gr16" draw:text-style-name="P13" draw:layer="layout" svg:width="8.467cm" svg:height="1.482cm" svg:x="4.633cm" svg:y="11.838cm">
          <text:list text:style-name="L3">
            <text:list-header>
              <text:p text:style-name="P12"><text:span text:style-name="T16">128.14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467cm" svg:height="1.482cm" svg:x="13.1cm" svg:y="11.838cm">
          <text:list text:style-name="L3">
            <text:list-header>
              <text:p text:style-name="P12"><text:span text:style-name="T16">137.14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IPv4 addressing revisited</text:span></text:p>
          </draw:text-box>
        </draw:frame>
        <draw:frame presentation:style-name="pr7" draw:text-style-name="P6" draw:layer="layout" svg:width="24.199cm" svg:height="15.397cm" svg:x="2cm" svg:y="4.374cm" presentation:class="outline" presentation:user-transformed="true">
          <draw:text-box>
            <text:list text:style-name="L2">
              <text:list-item>
                <text:p><text:span text:style-name="T5">CIDR (Classless Inter Domain Routing)</text:span></text:p>
                <text:list>
                  <text:list-item>
                    <text:p><text:span text:style-name="T6">Replaces class-based addressing</text:span></text:p>
                  </text:list-item>
                  <text:list-item>
                    <text:p><text:span text:style-name="T6">No need for mask </text:span></text:p>
                  </text:list-item>
                  <text:list-item>
                    <text:p><text:span text:style-name="T6">e.g. 192.168.0.1/24 = (192.168.0.1, 255.255.255.0)</text:span></text:p>
                  </text:list-item>
                </text:list>
                <text:p><text:span text:style-name="T5"/></text:p>
              </text:list-item>
              <text:list-item>
                <text:p><text:span text:style-name="T5">Subnetting</text:span></text:p>
                <text:p><text:span text:style-name="T5"/></text:p>
              </text:list-item>
              <text:list-item>
                <text:p><text:span text:style-name="T5">Reachability at the IP layer</text:span></text:p>
                <text:list>
                  <text:list-item>
                    <text:p><text:span text:style-name="T6">e.g. 192.168.0.1/24 and 192.168.1.1/24 are not reachable at the </text:span><text:span text:style-name="T6">IP layer even if they are physically connected</text:span></text:p>
                  </text:list-item>
                </text:list>
                <text:p><text:span text:style-name="T6"/></text:p>
              </text:list-item>
              <text:list-item>
                <text:p><text:span text:style-name="T6">Quiz: pinging the link lay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nternet Address Classes (Deprecated)</text:span></text:p>
          </draw:text-box>
        </draw:frame>
        <draw:frame draw:style-name="gr18" draw:text-style-name="P20" draw:layer="layout" svg:width="24.501cm" svg:height="12.515cm" svg:x="0.424cm" svg:y="4.869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nternet Address Classes (Deprecated)</text:span></text:p>
          </draw:text-box>
        </draw:frame>
        <draw:frame draw:style-name="gr19" draw:text-style-name="P20" draw:layer="layout" svg:width="24.509cm" svg:height="7.334cm" svg:x="1.001cm" svg:y="6.633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Problems with Classful Addressing</text:span></text:p>
          </draw:text-box>
        </draw:frame>
        <draw:frame presentation:style-name="pr8" draw:text-style-name="P24" draw:layer="layout" svg:width="26.5cm" svg:height="10.867cm" svg:x="1cm" svg:y="5.679cm">
          <draw:text-box>
            <text:p text:style-name="P22"><text:span text:style-name="T22">- Routing tables on the backbone Internet need to have an entry for each network address. When Class C networks were widely used, this created a problem. By the 1993, the size of the routing tables started to outgrow the capacity of routers.</text:span></text:p>
            <text:p text:style-name="P22"><text:span text:style-name="T22"/></text:p>
            <text:p text:style-name="P23"><text:span text:style-name="T22">- Too few network addresses for large networks. </text:span><text:span text:style-name="T23">Class A and Class B addresses were gone.</text:span></text:p>
            <text:p text:style-name="P22"><text:span text:style-name="T23">- Limited flexibility for network addresses: </text:span></text:p>
            <text:p text:style-name="P23"><text:span text:style-name="T23"><text:tab/></text:span><text:span text:style-name="T23">- Class A and B addresses are overkill (&gt;64,000 addresses)</text:span><text:span text:style-name="T23"><text:tab/></text:span><text:span text:style-name="T23"> <text:s text:c="2"/></text:span><text:span text:style-name="T23"><text:tab/></text:span><text:span text:style-name="T23">- Class C address is insuffic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CIDR Classless Inter Domain Routing </text:span></text:p>
          </draw:text-box>
        </draw:frame>
        <draw:frame presentation:style-name="pr9" draw:text-style-name="P28" draw:layer="layout" svg:width="26.5cm" svg:height="13.454cm" svg:x="1cm" svg:y="4.779cm">
          <draw:text-box>
            <text:p text:style-name="P25"><text:span text:style-name="T22">- IP backbone routers have one routing table entry for each network address</text:span></text:p>
            <text:p text:style-name="P25"><text:span text:style-name="T24"><text:tab/></text:span><text:span text:style-name="T24">This is acceptable for Class A and Class B networks</text:span></text:p>
            <text:p text:style-name="P26"><text:span text:style-name="T24"><text:tab/></text:span><text:span text:style-name="T24">2</text:span><text:span text:style-name="T25">7</text:span><text:span text:style-name="T24"> = 128 Class A networks</text:span></text:p>
            <text:p text:style-name="P26"><text:span text:style-name="T24"><text:tab/></text:span><text:span text:style-name="T24">2</text:span><text:span text:style-name="T25">14</text:span><text:span text:style-name="T24"> = 16,384 Class B networks</text:span></text:p>
            <text:p text:style-name="P27"><text:span text:style-name="T24"><text:tab/></text:span><text:span text:style-name="T24">But this is not acceptable for Class C networks (routing table too large)</text:span></text:p>
            <text:p text:style-name="P26"><text:span text:style-name="T24"><text:tab/></text:span><text:span text:style-name="T24">2</text:span><text:span text:style-name="T25">21</text:span><text:span text:style-name="T24"> = <text:s/>2,097,152 Class C networks</text:span></text:p>
            <text:p text:style-name="P26"><text:span text:style-name="T26">- In 1993, the size of the routing tables started to outgrow the capacity of routers</text:span></text:p>
            <text:p text:style-name="P26"><text:span text:style-name="T26">→ </text:span><text:span text:style-name="T26">The Class-based assignment of IP addresses had to be abandone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CIDR Classless Inter Domain Routing </text:span></text:p>
          </draw:text-box>
        </draw:frame>
        <draw:frame presentation:style-name="pr10" draw:text-style-name="P24" draw:layer="layout" svg:width="26.5cm" svg:height="16.178cm" svg:x="1cm" svg:y="3.879cm">
          <draw:text-box>
            <text:p text:style-name="P23"><text:span text:style-name="T22">CIDR notation of an IP address: </text:span></text:p>
            <text:p text:style-name="P29"><text:span text:style-name="T23"><text:tab/></text:span><text:span text:style-name="T23"><text:tab/></text:span><text:span text:style-name="T23">192.0.2.0/18</text:span></text:p>
            <text:p text:style-name="P30"><text:span text:style-name="T27">"18" is the prefix length. It states that the first 18 bits are the network prefix of the address (and 14 bits are available for specific host addresses) </text:span></text:p>
            <text:p text:style-name="P31"><text:span text:style-name="T27"/></text:p>
            <text:p text:style-name="P30"><text:span text:style-name="T27">CIDR notation can replace the use of subnetmasks</text:span></text:p>
            <text:p text:style-name="P32"><text:span text:style-name="T27">IP address 128.143.137.144 and subnetmask 255.255.255.0 becomes 128.143.137.144/24</text:span></text:p>
            <text:p text:style-name="P33"><text:span text:style-name="T27"/></text:p>
            <text:p text:style-name="P30"><text:span text:style-name="T23">CIDR notation allows to drop trailing zeros of network addresses:</text:span></text:p>
            <text:p text:style-name="P29"><text:span text:style-name="T23"><text:tab/></text:span><text:span text:style-name="T23">192.0.2.0/18 can be written as 192.0.2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Special IP Addresses</text:span></text:p>
          </draw:text-box>
        </draw:frame>
        <draw:frame draw:style-name="gr20" draw:text-style-name="P34" draw:layer="layout" svg:width="27.824cm" svg:height="13.402cm" svg:x="0.176cm" svg:y="4cm">
          <draw:text-box>
            <text:p><text:span text:style-name="T28">Reserved or (by convention) special addresses: </text:span></text:p>
            <text:p><text:span text:style-name="T29"/></text:p>
            <text:p><text:span text:style-name="T29">Loopback interfaces </text:span></text:p>
            <text:p><text:span text:style-name="T30">- From127.0.0.1 to 127.255.255.255 are reserved for loopback interfaces</text:span></text:p>
            <text:p><text:span text:style-name="T30">- Most systems use 127.0.0.1 as loopback address</text:span></text:p>
            <text:p><text:span text:style-name="T30">- loopback interface is associated with name “localhost”</text:span></text:p>
            <text:p><text:span text:style-name="T29"/></text:p>
            <text:p><text:span text:style-name="T29">Network address</text:span></text:p>
            <text:p><text:span text:style-name="T30">- Host number is set to all zeros, e.g., 128.143.</text:span><text:span text:style-name="T31">0.0/16</text:span><text:span text:style-name="T30"> </text:span></text:p>
            <text:p><text:span text:style-name="T29"/></text:p>
            <text:p><text:span text:style-name="T29">Broadcast address</text:span></text:p>
            <text:p><text:span text:style-name="T30">- Host number is all ones, e.g., 128.143.</text:span><text:span text:style-name="T31">255.255</text:span><text:span text:style-name="T30"> </text:span></text:p>
            <text:p><text:span text:style-name="T30">- Broadcast goes to all hosts on the network </text:span></text:p>
            <text:p><text:span text:style-name="T30">- Often ignored due to security concerns</text:span></text:p>
            <text:p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Special IP Addresses</text:span></text:p>
          </draw:text-box>
        </draw:frame>
        <draw:frame draw:style-name="gr21" draw:text-style-name="P36" draw:layer="layout" svg:width="23.023cm" svg:height="15.93cm" svg:x="1.977cm" svg:y="3.57cm">
          <draw:text-box>
            <text:p text:style-name="P35"><text:span text:style-name="T32">Test / Experimental addresses: </text:span></text:p>
            <text:p text:style-name="P35"><text:span text:style-name="T33">Certain address ranges are reserved for “experimental use”. Packets should get dropped if they contain this destination address.</text:span></text:p>
            <text:p text:style-name="P35"><text:span text:style-name="T33">- From 10.0.0.0 to 10.255.255.255 (24 bits for hosts) </text:span></text:p>
            <text:p text:style-name="P35"><text:span text:style-name="T33">- From 172.16.0.0 to 172.31.255.255 (20 bits for hosts) </text:span></text:p>
            <text:p text:style-name="P35"><text:span text:style-name="T33">- From 192.168.0.0 to 192.168.255.255 (16 bits for hosts)</text:span></text:p>
            <text:p text:style-name="P35"><text:span text:style-name="T32">Convention (but not a reserved address): </text:span></text:p>
            <text:p text:style-name="P35"><text:span text:style-name="T33">- Default gateway has host number set to ‘1’, e.g., 192.0.1.1</text:span></text:p>
            <text:p text:style-name="P35"><text:span text:style-name="T32">Link local addresses</text:span></text:p>
            <text:p text:style-name="P35"><text:span text:style-name="T33">169.254.0.0/16: These addresses are only valid on the link that a host is connected to (e.g. a local network segment or point-to-point connection).</text:span></text:p>
            <text:p text:style-name="P35"><text:span text:style-name="T33">These addresses are not routable and like private addresses cannot be the source or destination of packets traversing the Internet.</text:span></text:p>
            <text:p text:style-name="P35"><text:span text:style-name="T33">Dynamic Configuration of IPv4 Link-Local Addresses allows the assignment of these addresses on the local link.</text:span></text:p>
            <text:p text:style-name="P35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Address Assignement with subnetting</text:span></text:p>
          </draw:text-box>
        </draw:frame>
        <draw:custom-shape draw:style-name="gr22" draw:text-style-name="P38" draw:layer="layout" svg:width="12.7cm" svg:height="8.679cm" svg:x="7.408cm" svg:y="5.109cm">
          <text:list text:style-name="L1">
            <text:list-header>
              <text:p text:style-name="P37"><text:span text:style-name="T18">University Networ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9" draw:layer="layout" svg:width="5.292cm" svg:height="2.752cm" svg:x="13.97cm" svg:y="7.861cm">
          <text:list text:style-name="L1">
            <text:list-header>
              <text:p text:style-name="P12"><text:span text:style-name="T35">Medical </text:span></text:p>
              <text:p text:style-name="P12"><text:span text:style-name="T35">Scho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9" draw:layer="layout" svg:width="5.292cm" svg:height="2.752cm" svg:x="11.43cm" svg:y="10.401cm">
          <text:list text:style-name="L1">
            <text:list-header>
              <text:p text:style-name="P12"><text:span text:style-name="T35">Librar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9" draw:layer="layout" svg:width="5.291cm" svg:height="2.752cm" svg:x="7.832cm" svg:y="7.649cm">
          <text:list text:style-name="L1">
            <text:list-header>
              <text:p text:style-name="P12"><text:span text:style-name="T35">Engineering</text:span></text:p>
              <text:p text:style-name="P12"><text:span text:style-name="T35">Scho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1" draw:layer="layout" svg:width="5.375cm" svg:height="1.023cm" svg:x="10.5cm" svg:y="5.533cm">
          <text:list text:style-name="L1">
            <text:list-header>
              <text:p text:style-name="P40"><text:span text:style-name="T32">128.143.0.0/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3" draw:layer="layout" svg:width="5.715cm" svg:height="1.785cm" svg:x="1.905cm" svg:y="8.073cm">
          <text:list text:style-name="L1">
            <text:list-header>
              <text:p text:style-name="P42"><text:span text:style-name="T32">128.143.71.0/24</text:span><text:span text:style-name="T32"><text:line-break/></text:span><text:span text:style-name="T32">128.143.136.0/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1" draw:layer="layout" svg:width="5.715cm" svg:height="1.023cm" svg:x="19.262cm" svg:y="8.073cm">
          <text:list text:style-name="L1">
            <text:list-header>
              <text:p text:style-name="P40"><text:span text:style-name="T32">128.143.56.0/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1" draw:layer="layout" svg:width="5.715cm" svg:height="1.023cm" svg:x="15.663cm" svg:y="12.941cm">
          <text:list text:style-name="L1">
            <text:list-header>
              <text:p text:style-name="P40"><text:span text:style-name="T32">128.143.121.0/2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44" draw:layer="layout" svg:width="24.098cm" svg:height="2.157cm" svg:x="1.4cm" svg:y="17cm">
          <draw:text-box>
            <text:list text:style-name="L1">
              <text:list-header>
                <text:p><text:span text:style-name="T5">Addresses in each subnet can be administered locally</text:span></text:p>
                <text:p><text:span text:style-name="T5">Facilitates management 128.143.0.0/16 is the entire universit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Basic Idea of Subnetting</text:span></text:p>
          </draw:text-box>
        </draw:frame>
        <draw:frame draw:style-name="gr28" draw:text-style-name="P45" draw:layer="layout" svg:width="25.5cm" svg:height="5.396cm" svg:x="0.5cm" svg:y="13.674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27">- Subnets can be freely assigned within the organization</text:span></text:p>
                        <text:p><text:span text:style-name="T13">- Internally, subnets are treated as separate networks</text:span></text:p>
                        <text:p><text:span text:style-name="T13">- Subnet structure is not visible outside the organization</text:span></text:p>
                        <text:p><text:span text:style-name="T13">- Length of the subnet needs to identical at all subnets</text:span></text:p>
                        <text:p><text:span text:style-name="T13">- Subnets reduce complexity at external routers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9" draw:text-style-name="P13" draw:layer="layout" svg:width="8.467cm" svg:height="1.482cm" svg:x="3.398cm" svg:y="5.008cm">
          <text:list text:style-name="L1">
            <text:list-header>
              <text:p text:style-name="P12"><text:span text:style-name="T16">network prefi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1.641cm" svg:height="1.482cm" svg:x="12.077cm" svg:y="5.008cm">
          <text:list text:style-name="L1">
            <text:list-header>
              <text:p text:style-name="P12"><text:span text:style-name="T16">host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46" draw:layer="layout" svg:width="5.715cm" svg:height="1.482cm" svg:x="12.077cm" svg:y="8.183cm">
          <text:list text:style-name="L1">
            <text:list-header>
              <text:p text:style-name="P12"><text:span text:style-name="T36">subnet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8.467cm" svg:height="1.482cm" svg:x="3.398cm" svg:y="8.183cm">
          <text:list text:style-name="L1">
            <text:list-header>
              <text:p text:style-name="P12"><text:span text:style-name="T16">network prefi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715cm" svg:height="1.482cm" svg:x="18.003cm" svg:y="8.183cm">
          <text:list text:style-name="L1">
            <text:list-header>
              <text:p text:style-name="P12"><text:span text:style-name="T36">host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3" draw:text-style-name="P20" draw:layer="layout" svg:x1="18.002cm" svg:y1="6.702cm" svg:x2="16.097cm" svg:y2="7.972cm">
          <text:p/>
        </draw:line>
        <draw:line draw:style-name="gr34" draw:text-style-name="P20" draw:layer="layout" svg:x1="18.003cm" svg:y1="6.702cm" svg:x2="19.908cm" svg:y2="7.972cm">
          <text:p/>
        </draw:line>
        <draw:line draw:style-name="gr35" draw:text-style-name="P20" draw:layer="layout" svg:x1="3.498cm" svg:y1="10.388cm" svg:x2="17.892cm" svg:y2="10.388cm">
          <text:p/>
        </draw:line>
        <draw:custom-shape draw:style-name="gr36" draw:text-style-name="P48" draw:layer="layout" svg:width="12.297cm" svg:height="1.108cm" svg:x="5.403cm" svg:y="10.388cm">
          <text:list text:style-name="L1">
            <text:list-header>
              <text:p text:style-name="P47"><text:span text:style-name="T36">extended network prefi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Without Subnetting</text:span></text:p>
          </draw:text-box>
        </draw:frame>
        <draw:frame draw:style-name="gr37" draw:text-style-name="P20" draw:layer="layout" svg:width="24.495cm" svg:height="9.042cm" svg:x="1.6cm" svg:y="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38" draw:text-style-name="P44" draw:layer="layout" svg:width="23.078cm" svg:height="1.204cm" svg:x="2.5cm" svg:y="17.805cm">
          <draw:text-box>
            <text:list text:style-name="L1">
              <text:list-header>
                <text:p><text:span text:style-name="T37">All hosts think that the other hosts are on the same networ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With Subnetting</text:span></text:p>
          </draw:text-box>
        </draw:frame>
        <draw:frame draw:style-name="gr39" draw:text-style-name="P44" draw:layer="layout" svg:width="26.879cm" svg:height="1.204cm" svg:x="0.7cm" svg:y="17.805cm">
          <draw:text-box>
            <text:list text:style-name="L1">
              <text:list-header>
                <text:p><text:span text:style-name="T37">Hosts with same extended network prefix belong to the same network</text:span></text:p>
              </text:list-header>
            </text:list>
          </draw:text-box>
        </draw:frame>
        <draw:frame draw:style-name="gr37" draw:text-style-name="P20" draw:layer="layout" svg:width="25.806cm" svg:height="9.14cm" svg:x="0.994cm" svg:y="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With Subnetting</text:span></text:p>
          </draw:text-box>
        </draw:frame>
        <draw:frame draw:style-name="gr40" draw:text-style-name="P44" draw:layer="layout" svg:width="24.8cm" svg:height="2.157cm" svg:x="0.9cm" svg:y="17.405cm">
          <draw:text-box>
            <text:list text:style-name="L1">
              <text:list-header>
                <text:p><text:span text:style-name="T5">Different subnet-masks lead to different views of the size of the scope of the network</text:span></text:p>
              </text:list-header>
            </text:list>
          </draw:text-box>
        </draw:frame>
        <draw:frame draw:style-name="gr37" draw:text-style-name="P20" draw:layer="layout" svg:width="27.306cm" svg:height="10.678cm" svg:x="0.494cm" svg:y="5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CIDR Address Assignment </text:span></text:p>
          </draw:text-box>
        </draw:frame>
        <draw:frame presentation:style-name="pr11" draw:text-style-name="P24" draw:layer="layout" svg:width="26.5cm" svg:height="14.61cm" svg:x="1cm" svg:y="3.879cm">
          <draw:text-box>
            <text:p text:style-name="P26"><text:span text:style-name="T22">Backbone ISPs obtain large block of IP addresses space and then reallocate portions of their address blocks to their customers. </text:span></text:p>
            <text:p text:style-name="P49"><text:span text:style-name="T38"/></text:p>
            <text:p text:style-name="P50"><text:span text:style-name="T23">Example: <text:s/></text:span></text:p>
            <text:p text:style-name="P26"><text:span text:style-name="T23">- Assume that an ISP owns the address block 206.0.64.0/18, which represents 16,384 (2</text:span><text:span text:style-name="T39">14</text:span><text:span text:style-name="T23">) IP addresses </text:span></text:p>
            <text:p text:style-name="P26"><text:span text:style-name="T23">- Suppose a client requires 800 host addresses</text:span></text:p>
            <text:p text:style-name="P26"><text:span text:style-name="T23">- With classful addresses: need to assign a class B address (and waste ~64,700 addresses) or four individual Class Cs (and introducing 4 new routes into the global Internet routing tables)</text:span></text:p>
            <text:p text:style-name="P26"><text:span text:style-name="T23">- With CIDR: Assign a /22 block, e.g., 206.0.68.0/22, and allocate a block of 1,024 (2</text:span><text:span text:style-name="T39">10</text:span><text:span text:style-name="T23">) IP addr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CIDR Address Assignment </text:span></text:p>
          </draw:text-box>
        </draw:frame>
        <draw:frame presentation:style-name="pr12" draw:text-style-name="P24" draw:layer="layout" svg:width="26.5cm" svg:height="16.931cm" svg:x="1cm" svg:y="3.879cm">
          <draw:text-box>
            <text:p text:style-name="P23"><text:span text:style-name="T22">Aggregation of routing table entries:</text:span></text:p>
            <text:p text:style-name="P22"><text:span text:style-name="T40">128.142.0.0/16 and 128.143.0.0/16 are represented as 128.142.0.0/15</text:span></text:p>
            <text:p text:style-name="P23"><text:span text:style-name="T23"/></text:p>
            <text:p text:style-name="P23"><text:span text:style-name="T23">Longest prefix match: Routing table lookup finds the routing entry that matches the longest prefix</text:span></text:p>
            <text:p text:style-name="P51"><text:span text:style-name="T23"/></text:p>
            <text:p text:style-name="P51"><text:span text:style-name="T23">What is the outgoing interface for </text:span></text:p>
            <text:p text:style-name="P52"><text:span text:style-name="T23">128.143.137.0/24 ?</text:span></text:p>
            <text:p text:style-name="P52"><text:span text:style-name="T23"/></text:p>
            <text:p text:style-name="P52"><text:span text:style-name="T23">Route aggregation can be exploited </text:span></text:p>
            <text:p text:style-name="P52"><text:span text:style-name="T23">when IP address blocks are assigned </text:span></text:p>
            <text:p text:style-name="P52"><text:span text:style-name="T23">in an hierarchical fashion</text:span></text:p>
            <text:p text:style-name="P51"><text:span text:style-name="T41"/></text:p>
          </draw:text-box>
        </draw:frame>
        <draw:frame draw:style-name="standard" draw:layer="layout" svg:width="11.005cm" svg:height="5.502cm" svg:x="16.683cm" svg:y="10.4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53"><text:span text:style-name="T42">Prefix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53"><text:span text:style-name="T42">Interface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6">
                  <text:list-header>
                    <text:p text:style-name="P53"><text:span text:style-name="T42">128.0.0.0/4 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53"><text:span text:style-name="T42">interface #5 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6">
                  <text:list-header>
                    <text:p text:style-name="P53"><text:span text:style-name="T43">128.128.0.0/9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53"><text:span text:style-name="T43">interface #2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6">
                  <text:list-header>
                    <text:p text:style-name="P53"><text:span text:style-name="T43">128.143.128.0/17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53"><text:span text:style-name="T43">interface #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line draw:style-name="gr41" draw:text-style-name="P20" draw:layer="layout" svg:x1="6.066cm" svg:y1="10.504cm" svg:x2="11.433cm" svg:y2="9.095cm">
          <text:p/>
        </draw:line>
        <draw:line draw:style-name="gr41" draw:text-style-name="P20" draw:layer="layout" svg:x1="17.033cm" svg:y1="7.704cm" svg:x2="22.399cm" svg:y2="6.295cm">
          <text:p/>
        </draw:line>
        <draw:line draw:style-name="gr41" draw:text-style-name="P20" draw:layer="layout" svg:x1="17.5cm" svg:y1="10.733cm" svg:x2="22.166cm" svg:y2="13.066cm">
          <text:p/>
        </draw:line>
        <draw:line draw:style-name="gr41" draw:text-style-name="P20" draw:layer="layout" svg:x1="21.699cm" svg:y1="13.299cm" svg:x2="22.865cm" svg:y2="17.265cm">
          <text:p/>
        </draw:line>
        <draw:line draw:style-name="gr41" draw:text-style-name="P20" draw:layer="layout" svg:x1="21.47cm" svg:y1="13.299cm" svg:x2="15.86cm" svg:y2="17.499cm">
          <text:p/>
        </draw:line>
        <draw:frame presentation:style-name="pr13" draw:text-style-name="P54" draw:layer="layout" svg:width="27.533cm" svg:height="2.8cm" svg:x="0.233cm" svg:y="0.466cm" presentation:class="title" presentation:user-transformed="true">
          <draw:text-box>
            <text:list text:style-name="L6">
              <text:list-header>
                <text:p text:style-name="P7"><text:span text:style-name="T44">CIDR and Routing Information</text:span></text:p>
              </text:list-header>
            </text:list>
          </draw:text-box>
        </draw:frame>
        <draw:g>
          <draw:custom-shape draw:style-name="gr42" draw:text-style-name="P55" draw:layer="layout" svg:width="9.658cm" svg:height="6.345cm" svg:x="-2.189cm" svg:y="10.75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3" draw:text-style-name="P55" draw:layer="layout" svg:width="7.484cm" svg:height="6.872cm" svg:x="1.037cm" svg:y="11.757cm">
            <text:p/>
            <draw:enhanced-geometry svg:viewBox="0 0 21600 21600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4" draw:text-style-name="P55" draw:layer="layout" svg:width="7.457cm" svg:height="6.774cm" svg:x="-3.321cm" svg:y="12.819cm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5" draw:text-style-name="P55" draw:layer="layout" svg:width="7.327cm" svg:height="3.039cm" draw:transform="rotate (1.5707963267949) translate (-3.728cm 16.123cm)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6" draw:text-style-name="P55" draw:layer="layout" svg:width="4.663cm" svg:height="6.826cm" draw:transform="rotate (2.61799387799149) translate (-0.04cm 12.994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7" draw:text-style-name="P55" draw:layer="layout" svg:width="6.364cm" svg:height="6.824cm" draw:transform="rotate (3.07177948351002) translate (6.357cm 11.93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8" draw:text-style-name="P55" draw:layer="layout" svg:width="3.92cm" svg:height="6.785cm" draw:transform="rotate (-2.87979326579064) translate (9.165cm 15.16cm)">
            <text:p/>
            <draw:enhanced-geometry svg:viewBox="0 0 21600 21600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55" draw:layer="layout" svg:width="7.896cm" svg:height="6.345cm" svg:x="-1.751cm" svg:y="7.822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50" draw:text-style-name="P56" draw:layer="layout" svg:width="7.934cm" svg:height="3.321cm" svg:x="11.525cm" svg:y="7.46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1" draw:text-style-name="P56" draw:layer="layout" svg:width="6.152cm" svg:height="3.598cm" svg:x="14.185cm" svg:y="8.023cm">
            <text:p/>
            <draw:enhanced-geometry svg:viewBox="0 0 21600 21600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2" draw:text-style-name="P56" draw:layer="layout" svg:width="6.132cm" svg:height="3.546cm" svg:x="10.597cm" svg:y="8.579cm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3" draw:text-style-name="P56" draw:layer="layout" svg:width="3.83cm" svg:height="2.498cm" draw:transform="rotate (1.5707963267949) translate (10.266cm 10.337cm)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4" draw:text-style-name="P56" draw:layer="layout" svg:width="3.835cm" svg:height="3.567cm" draw:transform="rotate (2.61799387799149) translate (13.75cm 8.979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5" draw:text-style-name="P56" draw:layer="layout" svg:width="5.229cm" svg:height="3.587cm" draw:transform="rotate (3.07177948351002) translate (18.619cm 8.182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6" draw:text-style-name="P56" draw:layer="layout" svg:width="3.221cm" svg:height="3.565cm" draw:transform="skewX (0.0017453292519943) rotate (-2.87979326579064) translate (20.685cm 9.641cm)">
            <text:p/>
            <draw:enhanced-geometry svg:viewBox="0 0 21600 21600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7" draw:text-style-name="P56" draw:layer="layout" svg:width="6.493cm" svg:height="3.32cm" svg:x="11.892cm" svg:y="5.992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58" draw:text-style-name="P58" draw:layer="layout" svg:width="5.368cm" svg:height="2.965cm" svg:x="11.666cm" svg:y="8.166cm">
          <text:list text:style-name="L7">
            <text:list-header>
              <text:p text:style-name="P57"><text:span text:style-name="T45">206.0.64.0/18</text:span></text:p>
              <text:p text:style-name="P57"><text:span text:style-name="T45">204.188.0.0/15</text:span></text:p>
              <text:p text:style-name="P57"><text:span text:style-name="T45">209.88.232.0/21</text:span></text:p>
              <text:p text:style-name="P57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60" draw:layer="layout" svg:width="7cm" svg:height="2.505cm" svg:x="0.699cm" svg:y="10.033cm">
          <text:list text:style-name="L6">
            <text:list-header>
              <text:p text:style-name="P59"><text:span text:style-name="T46">Internet Backb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62" draw:layer="layout" svg:width="7cm" svg:height="1.383cm" svg:x="11.665cm" svg:y="6.766cm">
          <text:list text:style-name="L6">
            <text:list-header>
              <text:p text:style-name="P61"><text:span text:style-name="T46">ISP X </text:span><text:span text:style-name="T47">owns: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1" draw:text-style-name="P63" draw:layer="layout" svg:width="3.604cm" svg:height="3.208cm" draw:transform="rotate (-1.5707963267949) translate (25.951cm 4.7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2" draw:text-style-name="P63" draw:layer="layout" svg:width="2.792cm" svg:height="3.473cm" draw:transform="rotate (-1.5707963267949) translate (26.685cm 4.354cm)">
            <text:p/>
            <draw:enhanced-geometry svg:viewBox="0 0 21600 21600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3" draw:text-style-name="P63" draw:layer="layout" svg:width="2.786cm" svg:height="3.425cm" draw:transform="rotate (-1.5707963267949) translate (27.176cm 5.991cm)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4" draw:text-style-name="P63" draw:layer="layout" svg:width="3.7cm" svg:height="1.131cm" svg:x="21.753cm" svg:y="7.727cm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5" draw:text-style-name="P63" draw:layer="layout" svg:width="1.737cm" svg:height="3.435cm" draw:transform="skewX (-0.00261799387799135) rotate (1.0471975511966) translate (19.85cm 7.507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6" draw:text-style-name="P63" draw:layer="layout" svg:width="2.373cm" svg:height="3.46cm" draw:transform="skewX (0.000523598775598301) rotate (1.51843644923507) translate (19.715cm 7.293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63" draw:layer="layout" svg:width="1.463cm" svg:height="3.43cm" draw:transform="rotate (1.83259571459405) translate (22.104cm 6.285cm)">
            <text:p/>
            <draw:enhanced-geometry svg:viewBox="0 0 21600 21600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8" draw:text-style-name="P63" draw:layer="layout" svg:width="2.949cm" svg:height="3.209cm" draw:transform="rotate (-1.5707963267949) translate (24.461cm 5.171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9" draw:text-style-name="P65" draw:layer="layout" svg:width="5.6cm" svg:height="1.965cm" svg:x="20.765cm" svg:y="5.599cm">
          <text:list text:style-name="L6">
            <text:list-header>
              <text:p text:style-name="P64"><text:span text:style-name="T48">Company X :</text:span></text:p>
            </text:list-header>
          </text:list>
          <text:list text:style-name="L7">
            <text:list-header>
              <text:p text:style-name="P64"><text:span text:style-name="T45"><text:s text:c="2"/></text:span><text:span text:style-name="T45">206.0.68.0/2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0" draw:text-style-name="P63" draw:layer="layout" svg:width="3.608cm" svg:height="3.208cm" draw:transform="rotate (-1.5707963267949) translate (26.185cm 10.34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1" draw:text-style-name="P63" draw:layer="layout" svg:width="2.795cm" svg:height="3.472cm" draw:transform="rotate (-1.5707963267949) translate (26.919cm 9.884cm)">
            <text:p/>
            <draw:enhanced-geometry svg:viewBox="0 0 21600 21600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2" draw:text-style-name="P63" draw:layer="layout" svg:width="2.787cm" svg:height="3.424cm" draw:transform="rotate (-1.5707963267949) translate (27.41cm 11.524cm)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3" draw:text-style-name="P63" draw:layer="layout" svg:width="3.704cm" svg:height="1.132cm" svg:x="21.987cm" svg:y="13.39cm">
            <text:p/>
            <draw:enhanced-geometry svg:viewBox="0 0 21600 21600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4" draw:text-style-name="P63" draw:layer="layout" svg:width="1.738cm" svg:height="3.448cm" draw:transform="skewX (0.000349065850398888) rotate (1.0471975511966) translate (20.085cm 13.122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5" draw:text-style-name="P63" draw:layer="layout" svg:width="2.376cm" svg:height="3.475cm" draw:transform="skewX (0.00209439510239319) rotate (1.51843644923507) translate (19.948cm 12.903cm)">
            <text:p/>
            <draw:enhanced-geometry svg:viewBox="0 0 21600 21600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6" draw:text-style-name="P63" draw:layer="layout" svg:width="1.466cm" svg:height="3.422cm" draw:transform="skewX (-0.00209439510239323) rotate (1.83259571459405) translate (22.337cm 11.93cm)">
            <text:p/>
            <draw:enhanced-geometry svg:viewBox="0 0 21600 21600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7" draw:text-style-name="P63" draw:layer="layout" svg:width="2.953cm" svg:height="3.208cm" draw:transform="rotate (-1.5707963267949) translate (24.695cm 10.768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78" draw:text-style-name="P62" draw:layer="layout" svg:width="5.6cm" svg:height="2.136cm" svg:x="21.233cm" svg:y="11.433cm">
          <text:list text:style-name="L6">
            <text:list-header>
              <text:p text:style-name="P61"><text:span text:style-name="T49">ISP y :</text:span></text:p>
            </text:list-header>
          </text:list>
          <text:list text:style-name="L7">
            <text:list-header>
              <text:p text:style-name="P64"><text:span text:style-name="T45"><text:s/></text:span><text:span text:style-name="T45">209.88.237.0/24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9" draw:text-style-name="P66" draw:layer="layout" svg:width="5.638cm" svg:height="1.98cm" svg:x="11.662cm" svg:y="17.55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0" draw:text-style-name="P66" draw:layer="layout" svg:width="4.369cm" svg:height="2.144cm" svg:x="10.979cm" svg:y="17.846cm">
            <text:p/>
            <draw:enhanced-geometry svg:viewBox="0 0 21600 21600" draw:mirror-horizontal="true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1" draw:text-style-name="P66" draw:layer="layout" svg:width="4.353cm" svg:height="2.113cm" svg:x="13.54cm" svg:y="18.115cm">
            <text:p/>
            <draw:enhanced-geometry svg:viewBox="0 0 21600 21600" draw:mirror-horizontal="true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2" draw:text-style-name="P66" draw:layer="layout" svg:width="2.281cm" svg:height="1.772cm" draw:transform="rotate (1.5707963267949) translate (16.421cm 19.162cm)">
            <text:p/>
            <draw:enhanced-geometry svg:viewBox="0 0 21600 21600" draw:mirror-horizontal="true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3" draw:text-style-name="P66" draw:layer="layout" svg:width="2.72cm" svg:height="2.124cm" draw:transform="rotate (2.61799387799149) translate (16.935cm 18.498cm)">
            <text:p/>
            <draw:enhanced-geometry svg:viewBox="0 0 21600 21600" draw:mirror-horizontal="true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4" draw:text-style-name="P66" draw:layer="layout" svg:width="3.715cm" svg:height="2.121cm" draw:transform="rotate (3.07177948351002) translate (15.819cm 17.906cm)">
            <text:p/>
            <draw:enhanced-geometry svg:viewBox="0 0 21600 21600" draw:mirror-horizontal="true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5" draw:text-style-name="P66" draw:layer="layout" svg:width="2.287cm" svg:height="2.113cm" draw:transform="rotate (-2.87979326579064) translate (13.599cm 18.7cm)">
            <text:p/>
            <draw:enhanced-geometry svg:viewBox="0 0 21600 21600" draw:mirror-horizontal="true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6" draw:text-style-name="P66" draw:layer="layout" svg:width="4.613cm" svg:height="1.979cm" svg:x="12.366cm" svg:y="16.57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87" draw:text-style-name="P65" draw:layer="layout" svg:width="6.533cm" svg:height="1.965cm" svg:x="11.666cm" svg:y="17.266cm">
          <text:list text:style-name="L6">
            <text:list-header>
              <text:p text:style-name="P64"><text:span text:style-name="T48">Organization z1 :</text:span></text:p>
            </text:list-header>
          </text:list>
          <text:list text:style-name="L7">
            <text:list-header>
              <text:p text:style-name="P64"><text:span text:style-name="T45"><text:s/></text:span><text:span text:style-name="T45">209.88.237.192/2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8" draw:text-style-name="P66" draw:layer="layout" svg:width="5.637cm" svg:height="1.979cm" svg:x="19.53cm" svg:y="17.72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9" draw:text-style-name="P66" draw:layer="layout" svg:width="4.368cm" svg:height="2.141cm" svg:x="18.977cm" svg:y="18.013cm">
            <text:p/>
            <draw:enhanced-geometry svg:viewBox="0 0 21600 21600" draw:mirror-horizontal="true" draw:mirror-vertical="true" draw:text-areas="6509 0 21599 15596" draw:type="mso-spt100" draw:modifiers="-113.709320068359 26.8056793212891 868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0" draw:text-style-name="P66" draw:layer="layout" svg:width="4.354cm" svg:height="2.11cm" svg:x="21.539cm" svg:y="18.417cm">
            <text:p/>
            <draw:enhanced-geometry svg:viewBox="0 0 21600 21600" draw:mirror-horizontal="true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1" draw:text-style-name="P66" draw:layer="layout" svg:width="2.28cm" svg:height="1.773cm" draw:transform="rotate (1.5707963267949) translate (24.289cm 19.459cm)">
            <text:p/>
            <draw:enhanced-geometry svg:viewBox="0 0 21600 21600" draw:mirror-horizontal="true" draw:mirror-vertical="true" draw:text-areas="0 0 21599 16250" draw:type="mso-spt100" draw:modifiers="150.566101074219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2" draw:text-style-name="P66" draw:layer="layout" svg:width="2.719cm" svg:height="2.12cm" draw:transform="rotate (2.61799387799149) translate (24.804cm 18.73cm)">
            <text:p/>
            <draw:enhanced-geometry svg:viewBox="0 0 21600 21600" draw:mirror-horizontal="true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3" draw:text-style-name="P66" draw:layer="layout" svg:width="3.713cm" svg:height="2.119cm" draw:transform="rotate (3.07177948351002) translate (23.751cm 18.138cm)">
            <text:p/>
            <draw:enhanced-geometry svg:viewBox="0 0 21600 21600" draw:mirror-horizontal="true" draw:mirror-vertical="true" draw:text-areas="0 0 21599 19728" draw:type="mso-spt100" draw:modifiers="124.407958984375 0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4" draw:text-style-name="P66" draw:layer="layout" svg:width="2.286cm" svg:height="2.11cm" draw:transform="skewX (-0.000523598775598272) rotate (-2.87979326579064) translate (21.466cm 18.994cm)">
            <text:p/>
            <draw:enhanced-geometry svg:viewBox="0 0 21600 21600" draw:mirror-horizontal="true" draw:mirror-vertical="true" draw:text-areas="0 0 19405 16250" draw:type="mso-spt100" draw:modifiers="150.566101074219 -37.8165893554687 2160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5" draw:text-style-name="P66" draw:layer="layout" svg:width="4.613cm" svg:height="1.977cm" svg:x="20.3cm" svg:y="16.80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96" draw:text-style-name="P65" draw:layer="layout" svg:width="6.533cm" svg:height="1.965cm" svg:x="19.6cm" svg:y="17.499cm">
          <text:list text:style-name="L6">
            <text:list-header>
              <text:p text:style-name="P64"><text:span text:style-name="T48">Organization z2 :</text:span></text:p>
            </text:list-header>
          </text:list>
          <text:list text:style-name="L7">
            <text:list-header>
              <text:p text:style-name="P64"><text:span text:style-name="T45"><text:s/></text:span><text:span text:style-name="T45">209.88.237.0/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67" xml:id="id1" draw:id="id1" draw:layer="layout" svg:width="9.772cm" svg:height="2.965cm" svg:x="0.699cm" svg:y="16.099cm">
          <text:list text:style-name="L6">
            <text:list-header>
              <text:p text:style-name="P57"><text:span text:style-name="T50">Backbone sends everything which matches the prefixes</text:span><text:span text:style-name="T45"> 206.0.64.0/18, 204.188.0.0/15, 209.88.232.0/21 </text:span><text:span text:style-name="T50">to ISP X.</text:span></text:p>
            </text:list-header>
          </text:list>
          <draw:enhanced-geometry svg:viewBox="0 0 21600 21600" draw:type="line-callout-1" draw:modifiers="-1178.02107848153 -10428.5906945381 -466.346055458917 2014.67889908257 -3600 -4116 -3030 -20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8" draw:text-style-name="P67" xml:id="id3" draw:id="id3" draw:layer="layout" svg:width="9.772cm" svg:height="2.965cm" svg:x="1.399cm" svg:y="10.734cm">
          <text:list text:style-name="L6">
            <text:list-header>
              <text:p text:style-name="P57"><text:span text:style-name="T50">ISP X sends everything which matches the prefix: </text:span><text:span text:style-name="T45">206.0.68.0/22 <text:s/></text:span><text:span text:style-name="T50">to Company X,</text:span></text:p>
            </text:list-header>
          </text:list>
          <text:list text:style-name="L7">
            <text:list-header>
              <text:p text:style-name="P57"><text:span text:style-name="T45">209.88.237.0/24 </text:span><text:span text:style-name="T50">to ISP y</text:span></text:p>
            </text:list-header>
          </text:list>
          <draw:enhanced-geometry svg:viewBox="0 0 21600 21600" draw:type="line-callout-1" draw:modifiers="22738.2380026604 487.929871881322 20059.5108973703 2008.68767207097 14970 -5601 15539 -35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9" draw:text-style-name="P67" xml:id="id2" draw:id="id2" draw:layer="layout" svg:width="9.771cm" svg:height="2.289cm" svg:x="3.937cm" svg:y="3.111cm">
          <text:list text:style-name="L6">
            <text:list-header>
              <text:p text:style-name="P57"><text:span text:style-name="T50">Backbone routers do not know anything about Company X, ISP Y, or Organizations z1, z2.</text:span></text:p>
            </text:list-header>
          </text:list>
          <draw:enhanced-geometry svg:viewBox="0 0 21600 21600" draw:type="line-callout-1" draw:modifiers="-4515.84117887843 44030.0436681223 -466.393778141629 2593.02694136292 -9725 5797 -9156 7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0" draw:text-style-name="P67" xml:id="id4" draw:id="id4" draw:layer="layout" svg:width="9.772cm" svg:height="1.613cm" svg:x="0.465cm" svg:y="7.234cm">
          <text:list text:style-name="L6">
            <text:list-header>
              <text:p text:style-name="P57"><text:span text:style-name="T50">ISP X does not know about Organizations z1, z2.</text:span></text:p>
            </text:list-header>
          </text:list>
          <draw:enhanced-geometry svg:viewBox="0 0 21600 21600" draw:type="line-callout-1" draw:modifiers="23262.0485009721 16501.1152416357 20059.5108973703 3593.92917369309 12906 6923 13476 89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1" draw:text-style-name="P67" xml:id="id5" draw:id="id5" draw:layer="layout" svg:width="11.9cm" svg:height="2.965cm" svg:x="10.966cm" svg:y="6.986cm">
          <text:list text:style-name="L6">
            <text:list-header>
              <text:p text:style-name="P57"><text:span text:style-name="T50">ISP y sends everything which matches the prefix: </text:span><text:span text:style-name="T50"><text:line-break/></text:span><text:span text:style-name="T45">209.88.237.192/26 </text:span><text:span text:style-name="T50">to Organizations z1</text:span><text:span text:style-name="T50"><text:line-break/></text:span><text:span text:style-name="T50"> </text:span><text:span text:style-name="T45">209.88.237.0/26 </text:span><text:span text:style-name="T50">to Organizations z2</text:span></text:p>
            </text:list-header>
          </text:list>
          <draw:enhanced-geometry svg:viewBox="0 0 21600 21600" draw:type="line-callout-1" draw:modifiers="23514.797075876 21206.7430883345 19975.5986891858 1645.27378403181 9750 -7149 10218 -51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175cm" svg:height="11.277cm" svg:x="3.397cm" svg:y="2.206cm" draw:page-number="22" presentation:class="page"/>
          <draw:frame presentation:style-name="pr14" draw:text-style-name="P68" draw:layer="layout" svg:width="15.43cm" svg:height="13.235cm" svg:x="2.764cm" svg:y="14.215cm">
            <draw:text-box>
              <text:p/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3">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</text:span></text:p>
          </draw:text-box>
        </draw:frame>
        <draw:frame draw:style-name="gr102" draw:text-style-name="P20" draw:layer="layout" svg:width="23cm" svg:height="11.419cm" svg:x="2.3cm" svg:y="4.28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presentation:style-name="pr15" draw:text-style-name="P70" draw:layer="layout" svg:width="25.009cm" svg:height="1.268cm" svg:x="1.649cm" svg:y="16.682cm">
          <draw:text-box>
            <text:p text:style-name="P69"><text:span text:style-name="T27">IP is a Network Layer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in TCP/IP Architecture </text:span></text:p>
          </draw:text-box>
        </draw:frame>
        <draw:frame presentation:style-name="pr16" draw:text-style-name="P71" draw:layer="layout" svg:width="25.009cm" svg:height="2.059cm" svg:x="1.649cm" svg:y="16.682cm">
          <draw:text-box>
            <text:p text:style-name="P69"><text:span text:style-name="T23">IP is the highest layer protocol which is implemented at both routers and hosts </text:span></text:p>
          </draw:text-box>
        </draw:frame>
        <draw:frame draw:style-name="gr103" draw:text-style-name="P20" draw:layer="layout" svg:width="28.063cm" svg:height="11.244cm" svg:x="-0.063cm" svg:y="3.8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in TCP/IP Architecture </text:span></text:p>
          </draw:text-box>
        </draw:frame>
        <draw:frame presentation:style-name="pr17" draw:text-style-name="P71" draw:layer="layout" svg:width="25.009cm" svg:height="3.264cm" svg:x="0.991cm" svg:y="14.248cm">
          <draw:text-box>
            <text:p text:style-name="P32"><text:span text:style-name="T23">- IP multicast also supports a many-to-many service. </text:span></text:p>
            <text:p text:style-name="P32"><text:span text:style-name="T27">- IP multicast requires support of other protocols (IGMP, multicast routing)</text:span></text:p>
          </draw:text-box>
        </draw:frame>
        <draw:custom-shape draw:style-name="gr104" draw:text-style-name="P72" draw:layer="layout" svg:width="0.022cm" svg:height="0.004cm" svg:x="22.562cm" svg:y="6.22cm">
          <text:p/>
          <draw:enhanced-geometry svg:viewBox="0 0 7 0" draw:type="non-primitive" draw:enhanced-path="M 0 0 L 0 0 0 0 7 0 7 0 7 0 0 0 Z N"/>
        </draw:custom-shape>
        <draw:custom-shape draw:style-name="gr105" draw:text-style-name="P63" draw:layer="layout" svg:width="0.847cm" svg:height="0.847cm" svg:x="3.005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6cm" svg:x="6.603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6.603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7cm" svg:x="6.603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6cm" svg:x="6.603cm" svg:y="7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7cm" svg:x="6.603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0" draw:layer="layout" svg:x1="3.852cm" svg:y1="7.246cm" svg:x2="6.18cm" svg:y2="6.391cm">
          <text:p/>
        </draw:line>
        <draw:custom-shape draw:style-name="gr105" draw:text-style-name="P63" draw:layer="layout" svg:width="0.847cm" svg:height="0.847cm" svg:x="11.26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6cm" svg:x="14.85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14.858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14.858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6cm" svg:x="14.858cm" svg:y="7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14.858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20" draw:layer="layout" svg:x1="12.107cm" svg:y1="7.246cm" svg:x2="14.647cm" svg:y2="6.391cm">
          <text:p/>
        </draw:line>
        <draw:custom-shape draw:style-name="gr105" draw:text-style-name="P63" draw:layer="layout" svg:width="0.847cm" svg:height="0.847cm" svg:x="20.15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6cm" svg:x="23.74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23.748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3" draw:layer="layout" svg:width="0.847cm" svg:height="0.847cm" svg:x="23.748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6cm" svg:x="23.748cm" svg:y="7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3" draw:layer="layout" svg:width="0.847cm" svg:height="0.847cm" svg:x="23.748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20" draw:layer="layout" svg:x1="20.997cm" svg:y1="7.246cm" svg:x2="23.537cm" svg:y2="6.391cm">
          <text:p/>
        </draw:line>
        <draw:custom-shape draw:style-name="gr110" draw:text-style-name="P75" draw:layer="layout" svg:width="3.387cm" svg:height="1.108cm" svg:x="3.005cm" svg:y="8.089cm">
          <text:list text:style-name="L9">
            <text:list-header>
              <text:p text:style-name="P74"><text:span text:style-name="T51">unica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1" draw:text-style-name="P20" draw:layer="layout" svg:x1="12.173cm" svg:y1="7.215cm" svg:x2="14.647cm" svg:y2="5.544cm">
          <text:p/>
        </draw:line>
        <draw:line draw:style-name="gr112" draw:text-style-name="P20" draw:layer="layout" svg:x1="12.107cm" svg:y1="7.243cm" svg:x2="14.739cm" svg:y2="7.247cm">
          <text:p/>
        </draw:line>
        <draw:line draw:style-name="gr113" draw:text-style-name="P20" draw:layer="layout" svg:x1="12.107cm" svg:y1="7.243cm" svg:x2="14.647cm" svg:y2="8.301cm">
          <text:p/>
        </draw:line>
        <draw:line draw:style-name="gr114" draw:text-style-name="P20" draw:layer="layout" svg:x1="12.107cm" svg:y1="7.243cm" svg:x2="14.647cm" svg:y2="9.148cm">
          <text:p/>
        </draw:line>
        <draw:line draw:style-name="gr115" draw:text-style-name="P20" draw:layer="layout" svg:x1="20.997cm" svg:y1="7.243cm" svg:x2="23.537cm" svg:y2="8.301cm">
          <text:p/>
        </draw:line>
        <draw:line draw:style-name="gr116" draw:text-style-name="P20" draw:layer="layout" svg:x1="20.997cm" svg:y1="7.243cm" svg:x2="23.537cm" svg:y2="9.148cm">
          <text:p/>
        </draw:line>
        <draw:custom-shape draw:style-name="gr117" draw:text-style-name="P75" draw:layer="layout" svg:width="4.234cm" svg:height="1.108cm" svg:x="9.143cm" svg:y="8.513cm">
          <text:list text:style-name="L9">
            <text:list-header>
              <text:p text:style-name="P74"><text:span text:style-name="T51">broadc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75" draw:layer="layout" svg:width="4.233cm" svg:height="1.108cm" svg:x="18.245cm" svg:y="8.724cm">
          <text:list text:style-name="L9">
            <text:list-header>
              <text:p text:style-name="P74"><text:span text:style-name="T51">multic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Packet Format</text:span></text:p>
          </draw:text-box>
        </draw:frame>
        <draw:frame presentation:style-name="pr18" draw:text-style-name="P71" draw:layer="layout" svg:width="25.009cm" svg:height="2.235cm" svg:x="0.991cm" svg:y="17.648cm">
          <draw:text-box>
            <text:p text:style-name="P32"><text:span text:style-name="T23">20 bytes </text:span><text:span text:style-name="T52">≤</text:span><text:span text:style-name="T23"> Header Size </text:span><text:span text:style-name="T52">&lt;</text:span><text:span text:style-name="T23"> 2</text:span><text:span text:style-name="T39">4</text:span><text:span text:style-name="T23"> x 4 bytes = 60 bytes</text:span></text:p>
            <text:p text:style-name="P22"><text:span text:style-name="T23">20 bytes </text:span><text:span text:style-name="T52">≤</text:span><text:span text:style-name="T23"> Total Length </text:span><text:span text:style-name="T52">&lt;</text:span><text:span text:style-name="T23"> 2</text:span><text:span text:style-name="T39">16 </text:span><text:span text:style-name="T23">bytes = <text:s/>65536 bytes</text:span></text:p>
          </draw:text-box>
        </draw:frame>
        <draw:frame draw:style-name="gr119" draw:text-style-name="P20" draw:layer="layout" svg:width="24.4cm" svg:height="13.324cm" svg:x="1cm" svg:y="3.176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header (e.g. no options)</text:span></text:p>
          </draw:text-box>
        </draw:frame>
        <draw:frame draw:style-name="gr120" draw:text-style-name="P76" draw:layer="layout" svg:width="27.255cm" svg:height="3.917cm" svg:x="0.445cm" svg:y="16.083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line draw:style-name="gr121" draw:text-style-name="P20" draw:layer="layout" svg:x1="4.37cm" svg:y1="12.177cm" svg:x2="5.35cm" svg:y2="16.166cm">
          <text:p/>
        </draw:line>
        <draw:line draw:style-name="gr121" draw:text-style-name="P20" draw:layer="layout" svg:x1="25.463cm" svg:y1="12.177cm" svg:x2="9.521cm" svg:y2="16.166cm">
          <text:p/>
        </draw:line>
        <draw:frame draw:style-name="gr122" draw:text-style-name="P76" draw:layer="layout" svg:width="27.256cm" svg:height="9.475cm" svg:x="0.2cm" svg:y="3.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line draw:style-name="gr123" draw:text-style-name="P77" draw:layer="layout" svg:x1="9.5cm" svg:y1="15cm" svg:x2="23cm" svg:y2="15cm">
          <text:p/>
        </draw:line>
        <draw:frame draw:style-name="gr124" draw:text-style-name="P78" draw:layer="layout" svg:width="3.554cm" svg:height="0.963cm" svg:x="14.143cm" svg:y="13.653cm">
          <draw:text-box>
            <text:p>IP Payload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9"><text:span text:style-name="T12">Fields of IP Header</text:span></text:p>
          </draw:text-box>
        </draw:frame>
        <draw:frame presentation:style-name="pr19" draw:text-style-name="P71" draw:layer="layout" svg:width="25.009cm" svg:height="14.771cm" svg:x="1.591cm" svg:y="4.447cm">
          <draw:text-box>
            <text:p text:style-name="P69"><text:span text:style-name="T53">Version (4 bits):</text:span><text:span text:style-name="T23"> current version is 4, next version will be 6.</text:span></text:p>
            <text:p text:style-name="P69"><text:span text:style-name="T53">Header length (4 bits):</text:span><text:span text:style-name="T27"> length of IP header, in multiples of 4 bytes</text:span></text:p>
            <text:p text:style-name="P69"><text:span text:style-name="T53">DS/ECN field (1 byte)</text:span></text:p>
            <text:p text:style-name="P23"><text:span text:style-name="T27">This field was previously called as Type-of-Service (ToS) field. The role of this field has been re-defined, but is “backwards compatible” to TOS interpretation</text:span></text:p>
            <text:p text:style-name="P23"><text:span text:style-name="T53">Differentiated Service (DS) (6 bits):</text:span></text:p>
            <text:p text:style-name="P23"><text:span text:style-name="T54"><text:s/></text:span><text:span text:style-name="T27">Used to specify service level (currently not supported in the Internet)</text:span></text:p>
            <text:p text:style-name="P23"><text:span text:style-name="T53">Explicit Congestion Notification (ECN) (2 bits):</text:span></text:p>
            <text:p text:style-name="P23"><text:span text:style-name="T27">New feedback mechanism used by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9"><text:span text:style-name="T12">Fields of IP Header</text:span></text:p>
          </draw:text-box>
        </draw:frame>
        <draw:frame presentation:style-name="pr20" draw:text-style-name="P82" draw:layer="layout" svg:width="25.009cm" svg:height="9.655cm" svg:x="1.591cm" svg:y="4.447cm">
          <draw:text-box>
            <text:p text:style-name="P69"><text:span text:style-name="T55">Identification (16 bits):</text:span><text:span text:style-name="T56"> Unique identification of a datagram from a host. Incremented whenever a datagram is transmitted</text:span></text:p>
            <text:p text:style-name="P80"><text:span text:style-name="T56"/></text:p>
            <text:p text:style-name="P69"><text:span text:style-name="T55">Flags (3 <text:s/>bits): </text:span></text:p>
            <text:p text:style-name="P23"><text:span text:style-name="T56"><text:tab/></text:span><text:span text:style-name="T56">First bit always set to 0</text:span></text:p>
            <text:p text:style-name="P81"><text:span text:style-name="T56">DF bit (Do not fragment)</text:span></text:p>
            <text:p text:style-name="P81"><text:span text:style-name="T56">MF bit (More fragmen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9"><text:span text:style-name="T12">Fields of IP Header</text:span></text:p>
          </draw:text-box>
        </draw:frame>
        <draw:frame presentation:style-name="pr21" draw:text-style-name="P82" draw:layer="layout" svg:width="25.009cm" svg:height="11.937cm" svg:x="1.591cm" svg:y="4.447cm">
          <draw:text-box>
            <text:p text:style-name="P69"><text:span text:style-name="T55">Time To Live (TTL) (1 byte):</text:span><text:span text:style-name="T56"> </text:span></text:p>
            <text:p text:style-name="P69"><text:span text:style-name="T56"/></text:p>
            <text:p text:style-name="P83"><text:span text:style-name="T27">Specifies longest paths before datagram is dropped</text:span></text:p>
            <text:p text:style-name="P30"><text:span text:style-name="T27">Role of TTL field: Ensure that packet is eventually dropped when a routing loop occurs</text:span></text:p>
            <text:p text:style-name="P84"><text:span text:style-name="T27">Used as follows:</text:span></text:p>
            <text:p text:style-name="P30"><text:span text:style-name="T27">Sender sets the value (e.g., 64)</text:span></text:p>
            <text:p text:style-name="P30"><text:span text:style-name="T27">Each router decrements the value by 1</text:span></text:p>
            <text:p text:style-name="P85"><text:span text:style-name="T27">When the value reaches 0, the datagram is dropp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9"><text:span text:style-name="T12">Fields of IP Header</text:span></text:p>
          </draw:text-box>
        </draw:frame>
        <draw:frame presentation:style-name="pr22" draw:text-style-name="P82" draw:layer="layout" svg:width="25.009cm" svg:height="3.588cm" svg:x="1.091cm" svg:y="16.324cm">
          <draw:text-box>
            <text:p text:style-name="P69"><text:span text:style-name="T55">Protocol (1 byte):</text:span><text:span text:style-name="T56"> </text:span></text:p>
            <text:p text:style-name="P23"><text:span text:style-name="T27">Specifies the higher-layer protocol.</text:span></text:p>
            <text:p text:style-name="P23"><text:span text:style-name="T27">Used for demultiplexing to higher layers.</text:span></text:p>
          </draw:text-box>
        </draw:frame>
        <draw:frame draw:style-name="gr125" draw:text-style-name="P20" draw:layer="layout" svg:width="20.458cm" svg:height="11.073cm" svg:x="3.3cm" svg:y="4.227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Fields of IP Header</text:span></text:p>
          </draw:text-box>
        </draw:frame>
        <draw:frame presentation:style-name="pr23" draw:text-style-name="P82" draw:layer="layout" svg:width="26.3cm" svg:height="14.849cm" svg:x="0.8cm" svg:y="4.4cm">
          <draw:text-box>
            <text:p text:style-name="P69"><text:span text:style-name="T55">Options:</text:span><text:span text:style-name="T56"> </text:span></text:p>
            <text:p text:style-name="P23"><text:span text:style-name="T27">Security restrictions</text:span></text:p>
            <text:p text:style-name="P23"><text:span text:style-name="T27">Record Route: each router that processes the packet adds its IP address to the header. </text:span></text:p>
            <text:p text:style-name="P23"><text:span text:style-name="T27">Timestamp: each router that processes the packet adds its IP address and time to the header. </text:span></text:p>
            <text:p text:style-name="P23"><text:span text:style-name="T27">(loose) Source Routing: specifies a list of routers that must be traversed.</text:span></text:p>
            <text:p text:style-name="P23"><text:span text:style-name="T27">(strict) Source Routing: specifies a list of the only routers that can <text:s/>be traversed.</text:span></text:p>
            <text:p text:style-name="P69"><text:span text:style-name="T53">Padding:</text:span><text:span text:style-name="T27"> Padding bytes are added to ensure that header ends on a 4-byte bound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IP Header (IPv4 example)</text:span></text:p>
          </draw:text-box>
        </draw:frame>
        <draw:frame draw:style-name="gr120" draw:text-style-name="P76" draw:layer="layout" svg:width="26.759cm" svg:height="3.679cm" svg:x="0.741cm" svg:y="15.821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line draw:style-name="gr121" draw:text-style-name="P20" draw:layer="layout" svg:x1="4.594cm" svg:y1="12.151cm" svg:x2="5.556cm" svg:y2="15.899cm">
          <text:p/>
        </draw:line>
        <draw:line draw:style-name="gr121" draw:text-style-name="P20" draw:layer="layout" svg:x1="25.303cm" svg:y1="12.151cm" svg:x2="9.651cm" svg:y2="15.899cm">
          <text:p/>
        </draw:line>
        <draw:frame draw:style-name="gr122" draw:text-style-name="P76" draw:layer="layout" svg:width="26.76cm" svg:height="8.901cm" svg:x="0.5cm" svg:y="4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6" draw:layer="layout" svg:width="25.199cm" svg:height="16.256cm" svg:x="1.4cm" svg:y="0.837cm" presentation:class="subtitle">
          <draw:text-box>
            <text:p><text:span text:style-name="T1">Fowar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Delivery of an IP Packet</text:span></text:p>
          </draw:text-box>
        </draw:frame>
        <draw:frame draw:style-name="gr126" draw:text-style-name="P87" draw:layer="layout" svg:width="25.037cm" svg:height="3.76cm" svg:x="1.263cm" svg:y="16.4cm">
          <draw:text-box>
            <text:p text:style-name="P9"><text:span text:style-name="T57">R1 ... R4 are routers</text:span></text:p>
            <text:p text:style-name="P9"><text:span text:style-name="T57">H1, H2 are hosts</text:span></text:p>
            <text:p text:style-name="P9"><text:span text:style-name="T57">How to find a route from H1 to H2?</text:span></text:p>
          </draw:text-box>
        </draw:frame>
        <draw:frame draw:style-name="gr127" draw:text-style-name="P88" draw:layer="layout" svg:width="27.23cm" svg:height="12.297cm" svg:x="0.67cm" svg:y="4.3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Routing</text:span></text:p>
          </draw:text-box>
        </draw:frame>
        <draw:frame draw:style-name="gr128" draw:text-style-name="P91" draw:layer="layout" svg:width="27.587cm" svg:height="9.062cm" svg:x="0.36cm" svg:y="11.765cm">
          <draw:text-box>
            <text:p text:style-name="P89"><text:span text:style-name="T58">Each router and each host keeps a routing table which tells the router how to process an outgoing <text:s/>packet</text:span></text:p>
            <text:p text:style-name="P89"><text:span text:style-name="T58">Main columns:</text:span></text:p>
            <text:p text:style-name="P90"><text:span text:style-name="T59">Destination address:</text:span><text:span text:style-name="T58"> where is the IP datagram going to?</text:span></text:p>
            <text:p text:style-name="P90"><text:span text:style-name="T59">Next hop:</text:span><text:span text:style-name="T58"> how to send the IP datagram?</text:span></text:p>
            <text:p text:style-name="P90"><text:span text:style-name="T59">Interface:</text:span><text:span text:style-name="T58"> what is the output port?</text:span></text:p>
            <text:p text:style-name="P89"><text:span text:style-name="T58">Next hop and interface column can often be summarized as one column</text:span></text:p>
            <text:p text:style-name="P89"><text:span text:style-name="T58">Routing tables are set to help each datagram get closer to the its destination</text:span></text:p>
          </draw:text-box>
        </draw:frame>
        <draw:frame draw:style-name="standard" draw:layer="layout" svg:width="10.371cm" svg:height="6.617cm" svg:x="15.694cm" svg:y="3.884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7">
              <table:table-cell>
                <text:list text:style-name="L3">
                  <text:list-header>
                    <text:p text:style-name="P92"><text:span text:style-name="T60">Destination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93"><text:span text:style-name="T60">Next</text:span><text:span text:style-name="T60"><text:line-break/></text:span><text:span text:style-name="T60">Hop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2"><text:span text:style-name="T60">interface</text:span></text:p>
                  </text:list-header>
                </text:list>
              </table:table-cell>
            </table:table-row>
            <table:table-row table:style-name="ro6" table:default-cell-style-name="ce9">
              <table:table-cell>
                <text:list text:continue-numbering="true" text:style-name="L3">
                  <text:list-header>
                    <text:p text:style-name="P94"><text:span text:style-name="T61">10.1.0.0/24</text:span><text:span text:style-name="T61"><text:line-break/></text:span><text:span text:style-name="T61">10.1.2.0/24</text:span><text:span text:style-name="T61"><text:line-break/></text:span><text:span text:style-name="T61">10.2.1.0/24</text:span><text:span text:style-name="T61"><text:line-break/></text:span><text:span text:style-name="T61">10.3.1.0/24</text:span><text:span text:style-name="T61"><text:line-break/></text:span><text:span text:style-name="T61">20.1.0.0/16</text:span><text:span text:style-name="T61"><text:line-break/></text:span><text:span text:style-name="T61">20.2.1.0/28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4"><text:span text:style-name="T62">direct</text:span><text:span text:style-name="T62"><text:line-break/></text:span><text:span text:style-name="T62">direct</text:span><text:span text:style-name="T62"><text:line-break/></text:span><text:span text:style-name="T62">R4</text:span><text:span text:style-name="T62"><text:line-break/></text:span><text:span text:style-name="T62">direct </text:span><text:span text:style-name="T62"><text:line-break/></text:span><text:span text:style-name="T62">R4</text:span><text:span text:style-name="T62"><text:line-break/></text:span><text:span text:style-name="T62">R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4"><text:span text:style-name="T62">eth0</text:span></text:p>
                    <text:p text:style-name="P94"><text:span text:style-name="T62">eth2</text:span></text:p>
                    <text:p text:style-name="P94"><text:span text:style-name="T62">serial0</text:span><text:span text:style-name="T62"><text:line-break/></text:span><text:span text:style-name="T62">eth1</text:span><text:span text:style-name="T62"><text:line-break/></text:span><text:span text:style-name="T62">serial0</text:span><text:span text:style-name="T62"><text:line-break/></text:span><text:span text:style-name="T62">serial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line draw:style-name="gr129" draw:text-style-name="P20" draw:layer="layout" svg:x1="13.578cm" svg:y1="7.906cm" svg:x2="15.059cm" svg:y2="7.906cm">
          <text:p/>
        </draw:line>
        <draw:custom-shape draw:style-name="gr130" draw:text-style-name="P96" draw:layer="layout" svg:width="11.854cm" svg:height="4.004cm" svg:x="1.724cm" svg:y="6.636cm">
          <text:p text:style-name="P95">Routing table of a host or router</text:p>
          <text:p text:style-name="P95"><text:span text:style-name="T63">IP datagrams can be directly delivered (“direct”) or is sent to a router (“R4”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Delivery with Routing Tables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frame draw:style-name="gr132" draw:text-style-name="P20" draw:layer="layout" svg:width="25.412cm" svg:height="15.155cm" svg:x="1.125cm" svg:y="4.4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custom-shape draw:style-name="gr133" draw:text-style-name="P73" draw:layer="layout" svg:width="2.613cm" svg:height="1.426cm" svg:x="0.887cm" svg:y="12.479cm">
          <text:list text:style-name="L3">
            <text:list-header>
              <text:p text:style-name="P98"><text:span text:style-name="T64">to:</text:span><text:span text:style-name="T64"><text:line-break/></text:span><text:span text:style-name="T64">20.2.1.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4" draw:text-style-name="P20" draw:layer="layout" svg:x1="0.413cm" svg:y1="18.54cm" svg:x2="2.076cm" svg:y2="18.54cm">
          <text:p/>
        </draw:line>
        <draw:line draw:style-name="gr135" draw:text-style-name="P20" draw:layer="layout" svg:x1="7.26cm" svg:y1="18.659cm" svg:x2="8.923cm" svg:y2="18.659cm">
          <text:p/>
        </draw:line>
        <draw:line draw:style-name="gr136" draw:text-style-name="P20" draw:layer="layout" svg:x1="14.069cm" svg:y1="18.619cm" svg:x2="15.732cm" svg:y2="18.619cm">
          <text:p/>
        </draw:line>
        <draw:line draw:style-name="gr137" draw:text-style-name="P20" draw:layer="layout" svg:x1="19cm" svg:y1="7cm" svg:x2="20.663cm" svg:y2="7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Delivery of IP Packets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frame draw:style-name="gr138" draw:text-style-name="P101" draw:layer="layout" svg:width="24.536cm" svg:height="14cm" svg:x="1.5cm" svg:y="5.2cm">
          <draw:text-box>
            <text:p text:style-name="P9"><text:span text:style-name="T65">There are two distinct processes to delivering IP datagrams:</text:span></text:p>
            <text:p text:style-name="P99"><text:span text:style-name="T66"><text:tab/></text:span><text:span text:style-name="T66">1. </text:span><text:span text:style-name="T66"><text:tab/></text:span><text:span text:style-name="T66">Forwarding: </text:span><text:span text:style-name="T58">How to pass a packet from an input </text:span><text:span text:style-name="T58"><text:tab/></text:span><text:span text:style-name="T58"><text:tab/></text:span><text:span text:style-name="T58">interface to the output interface?</text:span><text:span text:style-name="T66"> </text:span></text:p>
            <text:p text:style-name="P99"><text:span text:style-name="T66"><text:tab/></text:span><text:span text:style-name="T66">2.</text:span><text:span text:style-name="T66"><text:tab/></text:span><text:span text:style-name="T66">Routing:</text:span><text:span text:style-name="T67"> </text:span><text:span text:style-name="T58">How to find and setup the routing tables?</text:span></text:p>
            <text:p text:style-name="P100"><text:span text:style-name="T67"/></text:p>
            <text:p text:style-name="P100"><text:span text:style-name="T66"/></text:p>
            <text:p text:style-name="P9"><text:span text:style-name="T65">Forwarding must be done as fast as possible:</text:span></text:p>
            <text:p text:style-name="P9"><text:span text:style-name="T65">- on routers, is often done with support of hardware</text:span></text:p>
            <text:p text:style-name="P9"><text:span text:style-name="T65">- on PCs, is done in the kernel of the operating system</text:span></text:p>
            <text:p text:style-name="P9"><text:span text:style-name="T65"/></text:p>
            <text:p text:style-name="P9"><text:span text:style-name="T65">Routing is less time-critical</text:span></text:p>
            <text:p text:style-name="P9"><text:span text:style-name="T65">- on a PC, routing is done as a background pro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Processing of an IP Packet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frame draw:style-name="gr138" draw:text-style-name="P102" draw:layer="layout" svg:width="24.536cm" svg:height="14cm" svg:x="1.5cm" svg:y="5.2cm">
          <draw:text-box>
            <text:p><text:span text:style-name="T68">Processing of IP datagrams is very similar on an IP router and a host</text:span></text:p>
            <text:p><text:span text:style-name="T68"/></text:p>
            <text:p><text:span text:style-name="T68">Main difference: </text:span><text:span text:style-name="T68"><text:line-break/></text:span><text:span text:style-name="T68">“IP forwarding” is enabled on router and disabled on host</text:span></text:p>
            <text:p><text:span text:style-name="T68"/></text:p>
            <text:p><text:span text:style-name="T69">IP forwarding enabled</text:span><text:span text:style-name="T70"> </text:span><text:span text:style-name="T70"><text:line-break/></text:span><text:span text:style-name="T71"></text:span><text:span text:style-name="T68"> if a datagram is received, but it is not for the local system, the datagram will be sent to a different system</text:span></text:p>
            <text:p><text:span text:style-name="T69"/></text:p>
            <text:p><text:span text:style-name="T69">IP forwarding disabled</text:span><text:span text:style-name="T68"> </text:span><text:span text:style-name="T68"><text:line-break/></text:span><text:span text:style-name="T71"></text:span><text:span text:style-name="T68"> if a datagram is received, but it is not for the local system, the datagram will be dropp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Processing of an IP Packet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frame draw:style-name="gr139" draw:text-style-name="P104" draw:layer="layout" svg:width="24.536cm" svg:height="14cm" svg:x="1.5cm" svg:y="5.2cm">
          <draw:text-box>
            <text:list text:style-name="L10">
              <text:list-item>
                <text:p text:style-name="P103"><text:span text:style-name="T72">IP header validation</text:span></text:p>
              </text:list-item>
              <text:list-item>
                <text:p text:style-name="P103"><text:span text:style-name="T13">Process options in IP header</text:span></text:p>
              </text:list-item>
              <text:list-item>
                <text:p text:style-name="P103"><text:span text:style-name="T13">Parsing the destination IP address </text:span></text:p>
              </text:list-item>
              <text:list-item>
                <text:p text:style-name="P103"><text:span text:style-name="T13">Routing table lookup</text:span></text:p>
              </text:list-item>
              <text:list-item>
                <text:p text:style-name="P103"><text:span text:style-name="T13">Decrement TTL </text:span></text:p>
              </text:list-item>
              <text:list-item>
                <text:p text:style-name="P103"><text:span text:style-name="T13">Perform fragmentation (if necessary)</text:span></text:p>
              </text:list-item>
              <text:list-item>
                <text:p text:style-name="P103"><text:span text:style-name="T13">Calculate checksum</text:span></text:p>
              </text:list-item>
              <text:list-item>
                <text:p text:style-name="P103"><text:span text:style-name="T13">Transmit to next hop</text:span></text:p>
              </text:list-item>
              <text:list-item>
                <text:p text:style-name="P103"><text:span text:style-name="T13">Send ICMP packet (if necess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Types of routing table entries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frame draw:style-name="gr140" draw:text-style-name="P105" draw:layer="layout" svg:width="24.536cm" svg:height="16.452cm" svg:x="1.5cm" svg:y="4.1cm">
          <draw:text-box>
            <text:p><text:span text:style-name="T73">Network route</text:span></text:p>
            <text:p><text:span text:style-name="T74">Destination addresses is a network address (e.g., 10.0.2.0/24)</text:span></text:p>
            <text:p><text:span text:style-name="T74">Most entries are network routes</text:span></text:p>
            <text:p><text:span text:style-name="T74"/></text:p>
            <text:p><text:span text:style-name="T75">Host route</text:span></text:p>
            <text:p><text:span text:style-name="T74">Destination address is an interface address (e.g., 10.0.1.2/32)</text:span></text:p>
            <text:p><text:span text:style-name="T74">Used to specify a separate route for certain hosts</text:span></text:p>
            <text:p><text:span text:style-name="T74"/></text:p>
            <text:p><text:span text:style-name="T75">Default route </text:span></text:p>
            <text:p><text:span text:style-name="T74">Used when no network or host route matches </text:span></text:p>
            <text:p><text:span text:style-name="T74">The router that is listed as the next hop of the default route is the default gateway (for Cisco: “gateway of last resort) </text:span></text:p>
            <text:p><text:span text:style-name="T74"/></text:p>
            <text:p><text:span text:style-name="T75">Loopback address</text:span></text:p>
            <text:p><text:span text:style-name="T74">Routing table for the loopback address (127.0.0.1)</text:span></text:p>
            <text:p><text:span text:style-name="T74">The next hop lists the loopback (lo0) interface as outgoing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Types of routing table entries</text:span></text:p>
          </draw:text-box>
        </draw:frame>
        <draw:custom-shape draw:style-name="gr131" draw:text-style-name="P97" draw:layer="layout" svg:width="28.5cm" svg:height="0.001cm" svg:x="-0.3cm" svg:y="4.474cm">
          <text:p/>
          <draw:enhanced-geometry svg:viewBox="0 0 21600 21600" draw:type="rectangle" draw:enhanced-path="M 0 0 L 21600 0 21600 21600 0 21600 0 0 Z N"/>
        </draw:custom-shape>
        <draw:line draw:style-name="gr141" draw:text-style-name="P106" draw:layer="layout" svg:x1="19.114cm" svg:y1="4.868cm" svg:x2="19.119cm" svg:y2="5.927cm">
          <text:p/>
        </draw:line>
        <draw:custom-shape draw:style-name="gr142" draw:text-style-name="P108" draw:layer="layout" svg:width="4.789cm" svg:height="0.662cm" svg:x="16.592cm" svg:y="3.598cm">
          <text:list text:style-name="L9">
            <text:list-header>
              <text:p text:style-name="P107"><text:span text:style-name="T76">128.143.71.2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110" draw:layer="layout" svg:width="10.325cm" svg:height="2.328cm" svg:x="16.475cm" svg:y="13.682cm">
          <text:list text:style-name="L9">
            <text:list-header>
              <text:p text:style-name="P109"><text:span text:style-name="T76">The longest prefix match for 128.143.71.21 is for 24 bits with entry 128.143.71.0/24</text:span></text:p>
            </text:list-header>
          </text:list>
          <text:p text:style-name="P109"><text:span text:style-name="T76">Datagram will be sent to R4</text:span></text:p>
          <text:list text:continue-numbering="true" text:style-name="L9">
            <text:list-header>
              <text:p text:style-name="P109"><text:span text:style-name="T77"/></text:p>
              <text:p text:style-name="P109"><text:span text:style-name="T7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4" draw:text-style-name="P20" draw:layer="layout" svg:x1="19.014cm" svg:y1="12.7cm" svg:x2="19.019cm" svg:y2="13.758cm">
          <text:p/>
        </draw:line>
        <draw:frame draw:style-name="gr145" draw:text-style-name="P20" draw:layer="layout" svg:width="17.78cm" svg:height="6.381cm" svg:x="12cm" svg:y="6.119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custom-shape draw:style-name="gr146" draw:text-style-name="P111" draw:layer="layout" svg:width="8.679cm" svg:height="0.846cm" svg:x="16.499cm" svg:y="10.172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112" draw:layer="layout" svg:width="13.97cm" svg:height="13.547cm" svg:x="4.03cm" svg:y="6.5cm" presentation:class="outline" presentation:user-transformed="true">
          <draw:text-box>
            <text:p/>
          </draw:text-box>
        </draw:frame>
        <draw:frame draw:style-name="gr147" draw:text-style-name="P114" draw:layer="layout" svg:width="14.091cm" svg:height="4.367cm" svg:x="1.509cm" svg:y="4.2cm">
          <draw:text-box>
            <text:p text:style-name="P113"><text:span text:style-name="T78">Longest Prefix Match: Search for the routing table entry that has the longest match with the prefix of the destination IP address</text:span></text:p>
          </draw:text-box>
        </draw:frame>
        <draw:frame draw:style-name="gr148" draw:text-style-name="P45" draw:layer="layout" svg:width="14.705cm" svg:height="4.367cm" svg:x="1.295cm" svg:y="10.149cm">
          <draw:text-box>
            <text:p text:style-name="P115"><text:span text:style-name="T56">1. Search for a match on all 32 bits</text:span></text:p>
            <text:p text:style-name="P115"><text:span text:style-name="T56">2. Search for a match for 31 bits</text:span></text:p>
            <text:p text:style-name="P115"><text:span text:style-name="T56"><text:s text:c="4"/>…</text:span><text:span text:style-name="T56">..</text:span></text:p>
            <text:p text:style-name="P115"><text:span text:style-name="T56">32. Search for a mach on 0 bits</text:span></text:p>
          </draw:text-box>
        </draw:frame>
        <draw:frame draw:style-name="gr149" draw:text-style-name="P45" draw:layer="layout" svg:width="17.16cm" svg:height="4.367cm" svg:x="1.3cm" svg:y="15.3cm">
          <draw:text-box>
            <text:p text:style-name="P116"><text:span text:style-name="T56">Host route, loopback entry <text:s/></text:span><text:span text:style-name="T56"><text:line-break/></text:span><text:span text:style-name="T56">→ 32-bit prefix match</text:span></text:p>
            <text:p text:style-name="P116"><text:span text:style-name="T56">Default route is represented as 0.0.0.0/0 </text:span><text:span text:style-name="T56"><text:line-break/></text:span><text:span text:style-name="T56">→</text:span><text:span text:style-name="T79"> </text:span><text:span text:style-name="T56">0-bit prefix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3cm" svg:y="0.737cm" presentation:class="title" presentation:user-transformed="true">
          <draw:text-box>
            <text:p text:style-name="P7"><text:span text:style-name="T12">Route Aggragation</text:span></text:p>
          </draw:text-box>
        </draw:frame>
        <draw:custom-shape draw:style-name="gr131" draw:text-style-name="P97" draw:layer="layout" svg:width="28.5cm" svg:height="0.001cm" svg:x="-0.3cm" svg:y="5.07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101cm" svg:height="5.846cm" svg:x="16.113cm" svg:y="5.478cm">
          <table:table>
            <table:table-column table:style-name="co6"/>
            <table:table-column table:style-name="co7"/>
            <table:table-row table:style-name="ro7" table:default-cell-style-name="ce10">
              <table:table-cell>
                <text:list text:style-name="L6">
                  <text:list-header>
                    <text:p text:style-name="P117"><text:span text:style-name="T80">Destina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7"><text:span text:style-name="T80">Next Hop</text:span></text:p>
                  </text:list-header>
                </text:list>
              </table:table-cell>
            </table:table-row>
            <table:table-row table:style-name="ro8" table:default-cell-style-name="ce11">
              <table:table-cell>
                <text:list text:continue-numbering="true" text:style-name="L6">
                  <text:list-header>
                    <text:p text:style-name="P118"><text:span text:style-name="T43">10.1.0.0/24</text:span><text:span text:style-name="T43"><text:line-break/></text:span><text:span text:style-name="T43">10.1.2.0/24</text:span><text:span text:style-name="T43"><text:line-break/></text:span><text:span text:style-name="T43">10.2.1.0/24</text:span><text:span text:style-name="T43"><text:line-break/></text:span><text:span text:style-name="T43">10.3.1.0/24</text:span><text:span text:style-name="T43"><text:line-break/></text:span><text:span text:style-name="T43">16.0.0.0/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8"><text:span text:style-name="T81">R3</text:span><text:span text:style-name="T81"><text:line-break/></text:span><text:span text:style-name="T81">direct</text:span><text:span text:style-name="T81"><text:line-break/></text:span><text:span text:style-name="T81">direct</text:span><text:span text:style-name="T81"><text:line-break/></text:span><text:span text:style-name="T81">R3</text:span><text:span text:style-name="T81"><text:line-break/></text:span><text:span text:style-name="T81">R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947cm" svg:height="6.693cm" svg:x="1.143cm" svg:y="5.276cm">
          <table:table>
            <table:table-column table:style-name="co8"/>
            <table:table-column table:style-name="co9"/>
            <table:table-row table:style-name="ro7" table:default-cell-style-name="ce12">
              <table:table-cell>
                <text:list text:style-name="L6">
                  <text:list-header>
                    <text:p text:style-name="P119"><text:span text:style-name="T80">Destina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9"><text:span text:style-name="T80">Next Hop</text:span></text:p>
                  </text:list-header>
                </text:list>
              </table:table-cell>
            </table:table-row>
            <table:table-row table:style-name="ro9" table:default-cell-style-name="ce13">
              <table:table-cell>
                <text:list text:continue-numbering="true" text:style-name="L6">
                  <text:list-header>
                    <text:p text:style-name="P120"><text:span text:style-name="T42">10.1.0.0/24</text:span><text:span text:style-name="T42"><text:line-break/></text:span><text:span text:style-name="T42">10.1.2.0/24</text:span><text:span text:style-name="T42"><text:line-break/></text:span><text:span text:style-name="T42">10.2.1.0/24</text:span><text:span text:style-name="T42"><text:line-break/></text:span><text:span text:style-name="T42">10.3.1.0/24</text:span><text:span text:style-name="T42"><text:line-break/></text:span><text:span text:style-name="T42">20.2.0.0/16</text:span><text:span text:style-name="T42"><text:line-break/></text:span><text:span text:style-name="T42">30.1.1.0/28 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20"><text:span text:style-name="T82">R3</text:span><text:span text:style-name="T82"><text:line-break/></text:span><text:span text:style-name="T82">direct</text:span><text:span text:style-name="T82"><text:line-break/></text:span><text:span text:style-name="T82">direct</text:span><text:span text:style-name="T82"><text:line-break/></text:span><text:span text:style-name="T82">R3</text:span><text:span text:style-name="T82"><text:line-break/></text:span><text:span text:style-name="T82">R2</text:span><text:span text:style-name="T82"><text:line-break/></text:span><text:span text:style-name="T82">R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line draw:style-name="gr150" draw:text-style-name="P121" draw:layer="layout" svg:x1="9.4cm" svg:y1="10.1cm" svg:x2="16.9cm" svg:y2="10.1cm">
          <text:p/>
        </draw:line>
        <draw:line draw:style-name="gr150" draw:text-style-name="P121" draw:layer="layout" svg:x1="9.4cm" svg:y1="10.9cm" svg:x2="16.9cm" svg:y2="10.4cm">
          <text:p/>
        </draw:line>
        <draw:frame draw:style-name="gr28" draw:text-style-name="P122" draw:layer="layout" svg:width="24cm" svg:height="5.396cm" svg:x="1cm" svg:y="13.124cm">
          <draw:text-box>
            <text:p text:style-name="P115"><text:span text:style-name="T27">Longest prefix match algorithm permits to aggregate prefixes with identical next hop address to a single entry</text:span></text:p>
            <text:p text:style-name="P115"><text:span text:style-name="T27"/></text:p>
            <text:p text:style-name="P115"><text:span text:style-name="T27">This contributes significantly to reducing the size of routing tables of Internet rou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3cm" svg:y="0.737cm" presentation:class="title" presentation:user-transformed="true">
          <draw:text-box>
            <text:p text:style-name="P7"><text:span text:style-name="T12">Updating Routing Tables</text:span></text:p>
          </draw:text-box>
        </draw:frame>
        <draw:custom-shape draw:style-name="gr131" draw:text-style-name="P97" draw:layer="layout" svg:width="28.5cm" svg:height="0.001cm" svg:x="-0.3cm" svg:y="5.07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12cm" svg:height="3.2cm" svg:x="16.686cm" svg:y="4.12cm">
          <table:table>
            <table:table-column table:style-name="co10"/>
            <table:table-column table:style-name="co11"/>
            <table:table-row table:style-name="ro10" table:default-cell-style-name="ce14">
              <table:table-cell>
                <text:list text:style-name="L6">
                  <text:list-header>
                    <text:p text:style-name="P117"><text:span text:style-name="T83">Destina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7"><text:span text:style-name="T83">Next Hop/</text:span><text:span text:style-name="T83"><text:line-break/></text:span><text:span text:style-name="T83">interface</text:span></text:p>
                  </text:list-header>
                </text:list>
              </table:table-cell>
            </table:table-row>
            <table:table-row table:style-name="ro11" table:default-cell-style-name="ce15">
              <table:table-cell>
                <text:list text:continue-numbering="true" text:style-name="L6">
                  <text:list-header>
                    <text:p text:style-name="P118"><text:span text:style-name="T84">10.0.2.0/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8"><text:span text:style-name="T84">eth2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312cm" svg:height="3.104cm" svg:x="16.818cm" svg:y="9.156cm">
          <table:table>
            <table:table-column table:style-name="co10"/>
            <table:table-column table:style-name="co11"/>
            <table:table-row table:style-name="ro12" table:default-cell-style-name="ce14">
              <table:table-cell>
                <text:list text:style-name="L6">
                  <text:list-header>
                    <text:p text:style-name="P117"><text:span text:style-name="T83">Destina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7"><text:span text:style-name="T83">Next Hop/</text:span><text:span text:style-name="T83"><text:line-break/></text:span><text:span text:style-name="T83">interface</text:span></text:p>
                  </text:list-header>
                </text:list>
              </table:table-cell>
            </table:table-row>
            <table:table-row table:style-name="ro11" table:default-cell-style-name="ce15">
              <table:table-cell>
                <text:list text:continue-numbering="true" text:style-name="L6">
                  <text:list-header>
                    <text:p text:style-name="P118"><text:span text:style-name="T84">0.0.0.0/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8"><text:span text:style-name="T84">eth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1" draw:text-style-name="P123" draw:layer="layout" svg:width="15.5cm" svg:height="16.811cm" svg:x="1cm" svg:y="3.874cm">
          <draw:text-box>
            <text:p text:style-name="P115"><text:span text:style-name="T23">Adding a route:</text:span></text:p>
            <text:p text:style-name="P115"><text:span text:style-name="T23">Route all traffic to 10.0.2/24 through </text:span><text:span text:style-name="T85">eth2</text:span></text:p>
            <text:p text:style-name="P115"><text:span text:style-name="T23"/></text:p>
            <text:p text:style-name="P115"><text:span text:style-name="T23">Adding a default gateway:</text:span></text:p>
            <text:p text:style-name="P115"><text:span text:style-name="T23">Route all traffic that does not match any entry through </text:span><text:span text:style-name="T85">eth0</text:span></text:p>
            <text:p text:style-name="P115"><text:span text:style-name="T23"/></text:p>
            <text:p text:style-name="P115"><text:span text:style-name="T23">Adding and Updating Routes: </text:span></text:p>
            <text:p text:style-name="P115"><text:span text:style-name="T23">- Manual: static configuration of network routes or host routes</text:span></text:p>
            <text:p text:style-name="P115"><text:span text:style-name="T23">- Automatic: dynamic configuration with routing protocols</text:span></text:p>
            <text:p text:style-name="P115"><text:span text:style-name="T23"/></text:p>
            <text:p text:style-name="P115"><text:span text:style-name="T23">ICMP messages help management of routing t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3cm" svg:y="8.437cm" presentation:class="title" presentation:user-transformed="true">
          <draw:text-box>
            <text:p text:style-name="P7"><text:span text:style-name="T12">NAT (Network Address Translation)</text:span></text:p>
          </draw:text-box>
        </draw:frame>
        <draw:custom-shape draw:style-name="gr131" draw:text-style-name="P97" draw:layer="layout" svg:width="28.5cm" svg:height="0.001cm" svg:x="-0.3cm" svg:y="5.0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8.5cm" svg:height="3.506cm" svg:x="-0.5cm" svg:y="0.837cm" presentation:class="title" presentation:user-transformed="true">
          <draw:text-box>
            <text:p text:style-name="P7"><text:span text:style-name="T12">Private Networks</text:span></text:p>
          </draw:text-box>
        </draw:frame>
        <draw:frame draw:style-name="gr152" draw:text-style-name="P20" draw:layer="layout" svg:width="27.458cm" svg:height="10.932cm" svg:x="0.242cm" svg:y="3.2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style-name="gr153" draw:text-style-name="P124" draw:layer="layout" svg:width="25.037cm" svg:height="6cm" svg:x="0.963cm" svg:y="14.3cm">
          <draw:text-box>
            <text:p text:style-name="P9"><text:span text:style-name="T86">Private IP </text:span><text:span text:style-name="T37">network is an IP network that is not directly connected to the Internet</text:span></text:p>
            <text:p text:style-name="P9"><text:span text:style-name="T37"/></text:p>
            <text:p text:style-name="P9"><text:span text:style-name="T37">IP addresses in a private network can be assigned arbitrarily. </text:span></text:p>
            <text:p text:style-name="P9"><text:span text:style-name="T37">Not registered and not guaranteed to be globally un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12">Network Address Translation</text:span></text:p>
          </draw:text-box>
        </draw:frame>
        <draw:frame draw:style-name="gr154" draw:text-style-name="P125" draw:layer="layout" svg:width="25cm" svg:height="10.734cm" svg:x="1.5cm" svg:y="5.5cm">
          <draw:text-box>
            <text:p text:style-name="P115"><text:span text:style-name="T87">NAT is a router function where IP addresses (and possibly port numbers) of IP datagrams are replaced at the boundary of a private network</text:span></text:p>
            <text:p text:style-name="P115"><text:span text:style-name="T87"/></text:p>
            <text:p text:style-name="P115"><text:span text:style-name="T87">NAT is a method that enables hosts on private networks to communicate with hosts on the Internet</text:span></text:p>
            <text:p text:style-name="P115"><text:span text:style-name="T87"/></text:p>
            <text:p text:style-name="P115"><text:span text:style-name="T87">NAT is run on routers that connect private networks to the public Internet, to replace the (IP address, port) pair of an IP packet with another (IP address, port) pair. </text:span></text:p>
            <text:p text:style-name="P115"><text:span text:style-name="T8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12">Network Address Translation</text:span></text:p>
          </draw:text-box>
        </draw:frame>
        <draw:frame draw:style-name="gr155" draw:text-style-name="P125" draw:layer="layout" svg:width="17cm" svg:height="1.204cm" svg:x="4.9cm" svg:y="17.805cm">
          <draw:text-box>
            <text:p text:style-name="P115"><text:span text:style-name="T87">NAT device has address translation table </text:span></text:p>
          </draw:text-box>
        </draw:frame>
        <draw:frame draw:style-name="gr156" draw:text-style-name="P20" draw:layer="layout" svg:width="27.836cm" svg:height="14.044cm" svg:x="0.164cm" svg:y="3.556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12">Main uses of NAT</text:span></text:p>
          </draw:text-box>
        </draw:frame>
        <draw:frame draw:style-name="gr157" draw:text-style-name="P122" draw:layer="layout" svg:width="24cm" svg:height="7.454cm" svg:x="2cm" svg:y="7.169cm">
          <draw:text-box>
            <text:p text:style-name="P115"><text:span text:style-name="T88">Pooling of IP addresses</text:span></text:p>
            <text:p text:style-name="P115"><text:span text:style-name="T88"/></text:p>
            <text:p text:style-name="P115"><text:span text:style-name="T88">Supporting migration between network service providers</text:span></text:p>
            <text:p text:style-name="P115"><text:span text:style-name="T88"/></text:p>
            <text:p text:style-name="P115"><text:span text:style-name="T88">IP masquerading</text:span></text:p>
            <text:p text:style-name="P115"><text:span text:style-name="T88"/></text:p>
            <text:p text:style-name="P115"><text:span text:style-name="T88">Load balancing of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12">Pooling of IP addresses</text:span></text:p>
          </draw:text-box>
        </draw:frame>
        <draw:frame draw:style-name="gr158" draw:text-style-name="P122" draw:layer="layout" svg:width="24.5cm" svg:height="13.897cm" svg:x="1.6cm" svg:y="4.9cm">
          <draw:text-box>
            <text:p text:style-name="P115"><text:span text:style-name="T88">Scenario: Corporate network has many hosts but only a small number of public IP addresses</text:span></text:p>
            <text:p text:style-name="P115"><text:span text:style-name="T88"/></text:p>
            <text:p text:style-name="P115"><text:span text:style-name="T88">NAT solution:</text:span></text:p>
            <text:p text:style-name="P115"><text:span text:style-name="T87">- Corporate network is managed with a private address space</text:span></text:p>
            <text:p text:style-name="P115"><text:span text:style-name="T87"/></text:p>
            <text:p text:style-name="P115"><text:span text:style-name="T87">- NAT device, located at the boundary between the corporate network and the public Internet, manages a pool of public IP addresses </text:span></text:p>
            <text:p text:style-name="P115"><text:span text:style-name="T87"/></text:p>
            <text:p text:style-name="P115"><text:span text:style-name="T87">- When a host from the corporate network sends an IP datagram to a host in the public Internet, the NAT device picks a public IP address from the address pool, and binds this address to the private address of the h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12">Pooling of IP addresses</text:span></text:p>
          </draw:text-box>
        </draw:frame>
        <draw:frame draw:style-name="gr159" draw:text-style-name="P20" draw:layer="layout" svg:width="29.232cm" svg:height="16.25cm" svg:x="-0.732cm" svg:y="3.25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89">Supporting migration between network service providers</text:span></text:p>
          </draw:text-box>
        </draw:frame>
        <draw:frame draw:style-name="gr160" draw:text-style-name="P126" draw:layer="layout" svg:width="24.5cm" svg:height="14.546cm" svg:x="1.6cm" svg:y="4.9cm">
          <draw:text-box>
            <text:p text:style-name="P115"><text:span text:style-name="T90">Scenario: In CIDR, the IP addresses in a corporate network are obtained from the service provider. Changing the service provider requires changing all IP addresses in the network.</text:span></text:p>
            <text:p text:style-name="P115"><text:span text:style-name="T90"><text:s/></text:span></text:p>
            <text:p text:style-name="P115"><text:span text:style-name="T90">NAT solution:</text:span></text:p>
            <text:p text:style-name="P115"><text:span text:style-name="T90">- Assign private addresses to the hosts of the corporate network</text:span></text:p>
            <text:p text:style-name="P115"><text:span text:style-name="T90">- NAT device has static address translation entries which bind the private address of a host to the public address. </text:span></text:p>
            <text:p text:style-name="P115"><text:span text:style-name="T90">- Migration to a new network service provider merely requires an update of the NAT device. The migration is not noticeable to the hosts on the network. </text:span></text:p>
            <text:p text:style-name="P115"><text:span text:style-name="T90"/></text:p>
            <text:p text:style-name="P115"><text:span text:style-name="T90">Note:</text:span></text:p>
            <text:p text:style-name="P115"><text:span text:style-name="T90">- The difference to the use of NAT with IP address pooling is that the mapping of public and private IP addresses is stati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89">Supporting migration between network service providers</text:span></text:p>
          </draw:text-box>
        </draw:frame>
        <draw:frame draw:style-name="gr161" draw:text-style-name="P20" draw:layer="layout" svg:width="28.093cm" svg:height="13.921cm" svg:x="-0.093cm" svg:y="5.579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IP Masquerading</text:span></text:p>
          </draw:text-box>
        </draw:frame>
        <draw:frame draw:style-name="gr162" draw:text-style-name="P122" draw:layer="layout" svg:width="23.64cm" svg:height="11.266cm" svg:x="2.2cm" svg:y="6.6cm">
          <draw:text-box>
            <text:p text:style-name="P115"><text:span text:style-name="T88">Also called: Network address and port translation (NAPT), port address translation (PAT). </text:span></text:p>
            <text:p text:style-name="P115"><text:span text:style-name="T88"/></text:p>
            <text:p text:style-name="P115"><text:span text:style-name="T88">Scenario: Single public IP address is mapped to multiple hosts in a private network. </text:span></text:p>
            <text:p text:style-name="P115"><text:span text:style-name="T88"/></text:p>
            <text:p text:style-name="P115"><text:span text:style-name="T88">NAT solution:</text:span></text:p>
            <text:p text:style-name="P115"><text:span text:style-name="T87">- Assign private addresses to the hosts of the corporate network</text:span></text:p>
            <text:p text:style-name="P115"><text:span text:style-name="T87"/></text:p>
            <text:p text:style-name="P115"><text:span text:style-name="T87">- NAT device modifies the port numbers for outgoing traff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IP Masquerading</text:span></text:p>
          </draw:text-box>
        </draw:frame>
        <draw:frame draw:style-name="gr163" draw:text-style-name="P20" draw:layer="layout" svg:width="28.999cm" svg:height="13.864cm" svg:x="0.001cm" svg:y="4.636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Load balancing of servers </text:span></text:p>
          </draw:text-box>
        </draw:frame>
        <draw:frame draw:style-name="gr158" draw:text-style-name="P122" draw:layer="layout" svg:width="25.079cm" svg:height="13.897cm" svg:x="1.5cm" svg:y="5.1cm">
          <draw:text-box>
            <text:p text:style-name="P115"><text:span text:style-name="T88">Scenario: Balance the load on a set of identical servers, which are accessible from a single IP address</text:span></text:p>
            <text:p text:style-name="P115"><text:span text:style-name="T88"/></text:p>
            <text:p text:style-name="P115"><text:span text:style-name="T88">NAT solution:</text:span></text:p>
            <text:p text:style-name="P115"><text:span text:style-name="T87">- Here, the servers are assigned private addresses</text:span></text:p>
            <text:p text:style-name="P115"><text:span text:style-name="T87"><text:s/></text:span></text:p>
            <text:p text:style-name="P115"><text:span text:style-name="T87">- NAT device acts as a proxy for requests to the server from the public network</text:span></text:p>
            <text:p text:style-name="P115"><text:span text:style-name="T87"/></text:p>
            <text:p text:style-name="P115"><text:span text:style-name="T87">- The NAT device changes the destination IP address of arriving packets to one of the private addresses for a server</text:span></text:p>
            <text:p text:style-name="P115"><text:span text:style-name="T87"/></text:p>
            <text:p text:style-name="P115"><text:span text:style-name="T87">- A sensible strategy for balancing the load of the servers is to assign the addresses of the servers in a round-robin fash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Load balancing of servers </text:span></text:p>
          </draw:text-box>
        </draw:frame>
        <draw:frame draw:style-name="gr164" draw:text-style-name="P20" draw:layer="layout" svg:width="29cm" svg:height="13.67cm" svg:x="0cm" svg:y="4.83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Concerns about NAT</text:span></text:p>
          </draw:text-box>
        </draw:frame>
        <draw:frame draw:style-name="gr165" draw:text-style-name="P122" draw:layer="layout" svg:width="23.5cm" svg:height="12.944cm" svg:x="2cm" svg:y="5.5cm">
          <draw:text-box>
            <text:p text:style-name="P115"><text:span text:style-name="T88">Performance:</text:span></text:p>
            <text:p text:style-name="P115"><text:span text:style-name="T87">- Modifying the IP header by changing the IP address requires that NAT boxes recalculate the IP header checksum</text:span></text:p>
            <text:p text:style-name="P115"><text:span text:style-name="T87"/></text:p>
            <text:p text:style-name="P115"><text:span text:style-name="T87">- Modifying port number requires that NAT boxes recalculate TCP checksum</text:span></text:p>
            <text:p text:style-name="P115"><text:span text:style-name="T88"/></text:p>
            <text:p text:style-name="P115"><text:span text:style-name="T88"/></text:p>
            <text:p text:style-name="P115"><text:span text:style-name="T88">Fragmentation:</text:span></text:p>
            <text:p text:style-name="P115"><text:span text:style-name="T87">- Care must be taken that a datagram that is fragmented before it reaches the NAT device, is not assigned a different IP address or different port numbers for each of the fragment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5cm" svg:height="3.506cm" svg:x="0.2cm" svg:y="0.837cm" presentation:class="title" presentation:user-transformed="true">
          <draw:text-box>
            <text:p text:style-name="P7"><text:span text:style-name="T91">Concerns about NAT</text:span></text:p>
          </draw:text-box>
        </draw:frame>
        <draw:frame draw:style-name="gr166" draw:text-style-name="P122" draw:layer="layout" svg:width="23.5cm" svg:height="9.933cm" svg:x="2cm" svg:y="5.5cm">
          <draw:text-box>
            <text:p text:style-name="P127"><text:span text:style-name="T27">End-to-end connectivity:</text:span></text:p>
            <text:p text:style-name="P127"><text:span text:style-name="T27"/></text:p>
            <text:p text:style-name="P127"><text:span text:style-name="T5">- NAT destroys universal end-to-end reachability of hosts on the Internet. </text:span></text:p>
            <text:p text:style-name="P127"><text:span text:style-name="T5"/></text:p>
            <text:p text:style-name="P127"><text:span text:style-name="T5">- A host in the public Internet often cannot initiate communication to a host in a private network. </text:span></text:p>
            <text:p text:style-name="P127"><text:span text:style-name="T5"/></text:p>
            <text:p text:style-name="P127"><text:span text:style-name="T5">- The problem is worse, when two hosts, that are in different private network, need to communicate with each oth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 style:font-charset="x-symbol"/>
    <style:font-face style:name="Andale Sans UI1" svg:font-family="'Andale Sans UI'" style:font-pitch="variable"/>
    <style:font-face style:name="Andale Sans UI2" svg:font-family="'Andale Sans UI'" style:font-pitch="variable" style:font-charset="x-symbol"/>
    <style:font-face style:name="Andale Sans UI3" svg:font-family="'Andale Sans UI'" style:font-family-generic="roman" style:font-pitch="variable"/>
    <style:font-face style:name="Andale Sans UI4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pitch="variable" style:font-charset="x-symbol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ffcc66" draw:end-color="#ccccff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0080000000888D2AA3BCBD4945F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477 477" svg:d="M239 0l238 477h-477z"/>
    <draw:marker draw:name="Arrowheads_20_10" draw:display-name="Arrowheads 10" svg:viewBox="0 0 237 237" svg:d="M119 0l118 237h-237z"/>
    <draw:marker draw:name="Arrowheads_20_11" draw:display-name="Arrowheads 11" svg:viewBox="0 0 237 237" svg:d="M119 0l118 237h-237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15" draw:display-name="Arrowheads 15" svg:viewBox="0 0 237 237" svg:d="M119 0l118 237h-237z"/>
    <draw:marker draw:name="Arrowheads_20_16" draw:display-name="Arrowheads 16" svg:viewBox="0 0 237 237" svg:d="M119 0l118 237h-237z"/>
    <draw:marker draw:name="Arrowheads_20_17" draw:display-name="Arrowheads 17" svg:viewBox="0 0 318 318" svg:d="M159 0l159 318h-318z"/>
    <draw:marker draw:name="Arrowheads_20_18" draw:display-name="Arrowheads 18" svg:viewBox="0 0 318 318" svg:d="M159 0l159 318h-318z"/>
    <draw:marker draw:name="Arrowheads_20_19" draw:display-name="Arrowheads 19" svg:viewBox="0 0 318 318" svg:d="M159 0l159 318h-318z"/>
    <draw:marker draw:name="Arrowheads_20_2" draw:display-name="Arrowheads 2" svg:viewBox="0 0 477 477" svg:d="M239 0l238 477h-477z"/>
    <draw:marker draw:name="Arrowheads_20_20" draw:display-name="Arrowheads 20" svg:viewBox="0 0 318 318" svg:d="M159 0l159 318h-318z"/>
    <draw:marker draw:name="Arrowheads_20_21" draw:display-name="Arrowheads 21" svg:viewBox="0 0 318 318" svg:d="M159 0l159 318h-318z"/>
    <draw:marker draw:name="Arrowheads_20_22" draw:display-name="Arrowheads 22" svg:viewBox="0 0 477 477" svg:d="M239 0l238 477h-477z"/>
    <draw:marker draw:name="Arrowheads_20_23" draw:display-name="Arrowheads 23" svg:viewBox="0 0 477 477" svg:d="M239 0l238 477h-477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37 237" svg:d="M119 0l118 237h-237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ndale Sans UI4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Andale Sans UI4" style:font-family-asian="'Andale Sans UI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_20_Dot_20_4" svg:stroke-width="0.1cm" draw:marker-start="Arrow_20_short" draw:marker-start-width="0.45cm" draw:marker-end="Arrow_20_short" draw:marker-end-width="0.4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4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4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4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4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32.86</meta:creation-date>
    <meta:editing-duration>P12DT9H32M16S</meta:editing-duration>
    <meta:editing-cycles>489</meta:editing-cycles>
    <meta:generator>LibreOffice/7.3.7.2$Linux_X86_64 LibreOffice_project/30$Build-2</meta:generator>
    <dc:date>2023-11-11T09:37:41.133889120</dc:date>
    <meta:document-statistic meta:object-count="442"/>
  </office:meta>
</office:document-meta>
</file>